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6236in" fo:break-before="auto" style:use-optimal-row-height="true"/>
    </style:style>
    <style:style style:name="ro4" style:family="table-row">
      <style:table-row-properties style:row-height="0.2075in" fo:break-before="auto" style:use-optimal-row-height="true"/>
    </style:style>
    <style:style style:name="ro5" style:family="table-row">
      <style:table-row-properties style:row-height="0.7728in" fo:break-before="auto" style:use-optimal-row-height="true"/>
    </style:style>
    <style:style style:name="ro6" style:family="table-row">
      <style:table-row-properties style:row-height="0.9228in" fo:break-before="auto" style:use-optimal-row-height="true"/>
    </style:style>
    <style:style style:name="ro7" style:family="table-row">
      <style:table-row-properties style:row-height="1.07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false)" xlink:type="simple">Adm.</text:a>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0-07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0-11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0-11-0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20-11-01</text:p>
          </table:table-cell>
        </table:table-row>
        <table:table-row table:style-name="ro2">
          <table:table-cell office:value-type="string" calcext:value-type="string">
            <text:p><text:a xlink:href="javascript:sym(5301)" xlink:type="simple">Ānshān</text:a> [Ansh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鞍山市</text:p>
          </table:table-cell>
          <table:table-cell office:value-type="string" calcext:value-type="string">
            <text:p>LN</text:p>
          </table:table-cell>
          <table:table-cell office:value-type="float" office:value="1233947" calcext:value-type="float">
            <text:p>1233947</text:p>
          </table:table-cell>
          <table:table-cell office:value-type="float" office:value="1389660" calcext:value-type="float">
            <text:p>1389660</text:p>
          </table:table-cell>
          <table:table-cell office:value-type="float" office:value="1504996" calcext:value-type="float">
            <text:p>1504996</text:p>
          </table:table-cell>
          <table:table-cell office:value-type="float" office:value="1480332" calcext:value-type="float">
            <text:p>1480332</text:p>
          </table:table-cell>
        </table:table-row>
        <table:table-row table:style-name="ro2">
          <table:table-cell office:value-type="string" calcext:value-type="string">
            <text:p><text:a xlink:href="javascript:sym(5303)" xlink:type="simple">Ānyáng</text:a> [An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安阳市</text:p>
          </table:table-cell>
          <table:table-cell office:value-type="string" calcext:value-type="string">
            <text:p>HEN</text:p>
          </table:table-cell>
          <table:table-cell office:value-type="float" office:value="410367" calcext:value-type="float">
            <text:p>410367</text:p>
          </table:table-cell>
          <table:table-cell office:value-type="float" office:value="768992" calcext:value-type="float">
            <text:p>768992</text:p>
          </table:table-cell>
          <table:table-cell office:value-type="float" office:value="908129" calcext:value-type="float">
            <text:p>908129</text:p>
          </table:table-cell>
          <table:table-cell office:value-type="float" office:value="1187772" calcext:value-type="float">
            <text:p>1187772</text:p>
          </table:table-cell>
        </table:table-row>
        <table:table-row table:style-name="ro3">
          <table:table-cell office:value-type="string" calcext:value-type="string">
            <text:p><text:a xlink:href="javascript:sym(5306)" xlink:type="simple">Băodìng</text:a> (incl. Qīngyuàn, Mănchéng) [Baod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保定市</text:p>
          </table:table-cell>
          <table:table-cell office:value-type="string" calcext:value-type="string">
            <text:p>HEB</text:p>
          </table:table-cell>
          <table:table-cell office:value-type="float" office:value="538344" calcext:value-type="float">
            <text:p>538344</text:p>
          </table:table-cell>
          <table:table-cell office:value-type="float" office:value="1032079" calcext:value-type="float">
            <text:p>1032079</text:p>
          </table:table-cell>
          <table:table-cell office:value-type="float" office:value="1397350" calcext:value-type="float">
            <text:p>1397350</text:p>
          </table:table-cell>
          <table:table-cell office:value-type="float" office:value="1940384" calcext:value-type="float">
            <text:p>1940384</text:p>
          </table:table-cell>
        </table:table-row>
        <table:table-row table:style-name="ro4">
          <table:table-cell office:value-type="string" calcext:value-type="string">
            <text:p><text:a xlink:href="javascript:sym(5307)" xlink:type="simple">Băojī</text:a> [Baoj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宝鸡市</text:p>
          </table:table-cell>
          <table:table-cell office:value-type="string" calcext:value-type="string">
            <text:p>SN</text:p>
          </table:table-cell>
          <table:table-cell office:value-type="float" office:value="401237" calcext:value-type="float">
            <text:p>401237</text:p>
          </table:table-cell>
          <table:table-cell office:value-type="float" office:value="645414" calcext:value-type="float">
            <text:p>645414</text:p>
          </table:table-cell>
          <table:table-cell office:value-type="float" office:value="871940" calcext:value-type="float">
            <text:p>871940</text:p>
          </table:table-cell>
          <table:table-cell office:value-type="float" office:value="1107702" calcext:value-type="float">
            <text:p>1107702</text:p>
          </table:table-cell>
        </table:table-row>
        <table:table-row table:style-name="ro1">
          <table:table-cell office:value-type="string" calcext:value-type="string">
            <text:p><text:a xlink:href="javascript:sym(5308)" xlink:type="simple">Bāotóu</text:a> (Buɣutu) [Baot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包头市</text:p>
          </table:table-cell>
          <table:table-cell office:value-type="string" calcext:value-type="string">
            <text:p>NM</text:p>
          </table:table-cell>
          <table:table-cell office:value-type="float" office:value="1044088" calcext:value-type="float">
            <text:p>1044088</text:p>
          </table:table-cell>
          <table:table-cell office:value-type="float" office:value="1394761" calcext:value-type="float">
            <text:p>1394761</text:p>
          </table:table-cell>
          <table:table-cell office:value-type="float" office:value="1874323" calcext:value-type="float">
            <text:p>1874323</text:p>
          </table:table-cell>
          <table:table-cell office:value-type="float" office:value="2104114" calcext:value-type="float">
            <text:p>2104114</text:p>
          </table:table-cell>
        </table:table-row>
        <table:table-row table:style-name="ro2">
          <table:table-cell office:value-type="string" calcext:value-type="string">
            <text:p><text:a xlink:href="javascript:sym(5311)" xlink:type="simple">Bĕijīng</text:a> [Beij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北京市</text:p>
          </table:table-cell>
          <table:table-cell office:value-type="string" calcext:value-type="string">
            <text:p>BJ</text:p>
          </table:table-cell>
          <table:table-cell office:value-type="float" office:value="6547001" calcext:value-type="float">
            <text:p>6547001</text:p>
          </table:table-cell>
          <table:table-cell office:value-type="float" office:value="10429722" calcext:value-type="float">
            <text:p>10429722</text:p>
          </table:table-cell>
          <table:table-cell office:value-type="float" office:value="16704306" calcext:value-type="float">
            <text:p>16704306</text:p>
          </table:table-cell>
          <table:table-cell office:value-type="float" office:value="18960744" calcext:value-type="float">
            <text:p>18960744</text:p>
          </table:table-cell>
        </table:table-row>
        <table:table-row table:style-name="ro2">
          <table:table-cell office:value-type="string" calcext:value-type="string">
            <text:p><text:a xlink:href="javascript:sym(5313)" xlink:type="simple">Bèngbù</text:a> [Bengb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蚌埠市</text:p>
          </table:table-cell>
          <table:table-cell office:value-type="string" calcext:value-type="string">
            <text:p>AH</text:p>
          </table:table-cell>
          <table:table-cell office:value-type="float" office:value="447084" calcext:value-type="float">
            <text:p>447084</text:p>
          </table:table-cell>
          <table:table-cell office:value-type="float" office:value="696811" calcext:value-type="float">
            <text:p>696811</text:p>
          </table:table-cell>
          <table:table-cell office:value-type="float" office:value="793866" calcext:value-type="float">
            <text:p>793866</text:p>
          </table:table-cell>
          <table:table-cell office:value-type="float" office:value="1077704" calcext:value-type="float">
            <text:p>1077704</text:p>
          </table:table-cell>
        </table:table-row>
        <table:table-row table:style-name="ro4">
          <table:table-cell office:value-type="string" calcext:value-type="string">
            <text:p><text:a xlink:href="javascript:sym(5314)" xlink:type="simple">Bĕnxī</text:a> [Benx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本溪市</text:p>
          </table:table-cell>
          <table:table-cell office:value-type="string" calcext:value-type="string">
            <text:p>LN</text:p>
          </table:table-cell>
          <table:table-cell office:value-type="float" office:value="759083" calcext:value-type="float">
            <text:p>759083</text:p>
          </table:table-cell>
          <table:table-cell office:value-type="float" office:value="860838" calcext:value-type="float">
            <text:p>860838</text:p>
          </table:table-cell>
          <table:table-cell office:value-type="float" office:value="1000128" calcext:value-type="float">
            <text:p>1000128</text:p>
          </table:table-cell>
          <table:table-cell office:value-type="float" office:value="808221" calcext:value-type="float">
            <text:p>808221</text:p>
          </table:table-cell>
        </table:table-row>
        <table:table-row table:style-name="ro4">
          <table:table-cell office:value-type="string" calcext:value-type="string">
            <text:p><text:a xlink:href="javascript:sym(5317)" xlink:type="simple">Bózhō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亳州市</text:p>
          </table:table-cell>
          <table:table-cell office:value-type="string" calcext:value-type="string">
            <text:p>AH</text:p>
          </table:table-cell>
          <table:table-cell office:value-type="float" office:value="163296" calcext:value-type="float">
            <text:p>163296</text:p>
          </table:table-cell>
          <table:table-cell office:value-type="float" office:value="297269" calcext:value-type="float">
            <text:p>297269</text:p>
          </table:table-cell>
          <table:table-cell office:value-type="float" office:value="474318" calcext:value-type="float">
            <text:p>474318</text:p>
          </table:table-cell>
          <table:table-cell office:value-type="float" office:value="750569" calcext:value-type="float">
            <text:p>750569</text:p>
          </table:table-cell>
        </table:table-row>
        <table:table-row table:style-name="ro4">
          <table:table-cell office:value-type="string" calcext:value-type="string">
            <text:p><text:a xlink:href="javascript:sym(5318)" xlink:type="simple">Cāngzhō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沧州市</text:p>
          </table:table-cell>
          <table:table-cell office:value-type="string" calcext:value-type="string">
            <text:p>HEB</text:p>
          </table:table-cell>
          <table:table-cell office:value-type="float" office:value="203828" calcext:value-type="float">
            <text:p>203828</text:p>
          </table:table-cell>
          <table:table-cell office:value-type="float" office:value="443561" calcext:value-type="float">
            <text:p>443561</text:p>
          </table:table-cell>
          <table:table-cell office:value-type="float" office:value="499411" calcext:value-type="float">
            <text:p>499411</text:p>
          </table:table-cell>
          <table:table-cell office:value-type="float" office:value="759403" calcext:value-type="float">
            <text:p>759403</text:p>
          </table:table-cell>
        </table:table-row>
        <table:table-row table:style-name="ro2">
          <table:table-cell office:value-type="string" calcext:value-type="string">
            <text:p><text:a xlink:href="javascript:sym(5319)" xlink:type="simple">Chángchūn</text:a> [Changchu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长春市</text:p>
          </table:table-cell>
          <table:table-cell office:value-type="string" calcext:value-type="string">
            <text:p>JL</text:p>
          </table:table-cell>
          <table:table-cell office:value-type="float" office:value="1721579" calcext:value-type="float">
            <text:p>1721579</text:p>
          </table:table-cell>
          <table:table-cell office:value-type="float" office:value="2571254" calcext:value-type="float">
            <text:p>2571254</text:p>
          </table:table-cell>
          <table:table-cell office:value-type="float" office:value="3281510" calcext:value-type="float">
            <text:p>3281510</text:p>
          </table:table-cell>
          <table:table-cell office:value-type="float" office:value="4557356" calcext:value-type="float">
            <text:p>4557356</text:p>
          </table:table-cell>
        </table:table-row>
        <table:table-row table:style-name="ro2">
          <table:table-cell office:value-type="string" calcext:value-type="string">
            <text:p><text:a xlink:href="javascript:sym(5320)" xlink:type="simple">Chángdé</text:a> [Changde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常德市</text:p>
          </table:table-cell>
          <table:table-cell office:value-type="string" calcext:value-type="string">
            <text:p>HN</text:p>
          </table:table-cell>
          <table:table-cell office:value-type="float" office:value="275195" calcext:value-type="float">
            <text:p>275195</text:p>
          </table:table-cell>
          <table:table-cell office:value-type="float" office:value="759262" calcext:value-type="float">
            <text:p>759262</text:p>
          </table:table-cell>
          <table:table-cell office:value-type="float" office:value="846308" calcext:value-type="float">
            <text:p>846308</text:p>
          </table:table-cell>
          <table:table-cell office:value-type="float" office:value="1100719" calcext:value-type="float">
            <text:p>1100719</text:p>
          </table:table-cell>
        </table:table-row>
        <table:table-row table:style-name="ro3">
          <table:table-cell office:value-type="string" calcext:value-type="string">
            <text:p><text:a xlink:href="javascript:sym(5322)" xlink:type="simple">Chángshā</text:a> (incl. Wàngchéng) [Changsh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长沙市</text:p>
          </table:table-cell>
          <table:table-cell office:value-type="string" calcext:value-type="string">
            <text:p>HN</text:p>
          </table:table-cell>
          <table:table-cell office:value-type="float" office:value="1151155" calcext:value-type="float">
            <text:p>1151155</text:p>
          </table:table-cell>
          <table:table-cell office:value-type="float" office:value="2233790" calcext:value-type="float">
            <text:p>2233790</text:p>
          </table:table-cell>
          <table:table-cell office:value-type="float" office:value="3193354" calcext:value-type="float">
            <text:p>3193354</text:p>
          </table:table-cell>
          <table:table-cell office:value-type="float" office:value="5630256" calcext:value-type="float">
            <text:p>5630256</text:p>
          </table:table-cell>
        </table:table-row>
        <table:table-row table:style-name="ro4">
          <table:table-cell office:value-type="string" calcext:value-type="string">
            <text:p><text:a xlink:href="javascript:sym(25613)" xlink:type="simple">Chángshā</text:a></text:p>
          </table:table-cell>
          <table:table-cell office:value-type="string" calcext:value-type="string">
            <text:p>Cnty</text:p>
          </table:table-cell>
          <table:table-cell office:value-type="string" calcext:value-type="string">
            <text:p>长沙县</text:p>
          </table:table-cell>
          <table:table-cell office:value-type="string" calcext:value-type="string">
            <text:p>HN</text:p>
          </table:table-cell>
          <table:table-cell office:value-type="float" office:value="18810" calcext:value-type="float">
            <text:p>18810</text:p>
          </table:table-cell>
          <table:table-cell office:value-type="float" office:value="127754" calcext:value-type="float">
            <text:p>127754</text:p>
          </table:table-cell>
          <table:table-cell office:value-type="float" office:value="486428" calcext:value-type="float">
            <text:p>486428</text:p>
          </table:table-cell>
          <table:table-cell office:value-type="float" office:value="1024407" calcext:value-type="float">
            <text:p>1024407</text:p>
          </table:table-cell>
        </table:table-row>
        <table:table-row table:style-name="ro2">
          <table:table-cell office:value-type="string" calcext:value-type="string">
            <text:p><text:a xlink:href="javascript:sym(5323)" xlink:type="simple">Chángshú</text:a> [Changsh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常熟市</text:p>
          </table:table-cell>
          <table:table-cell office:value-type="string" calcext:value-type="string">
            <text:p>JS</text:p>
          </table:table-cell>
          <table:table-cell office:value-type="float" office:value="146490" calcext:value-type="float">
            <text:p>146490</text:p>
          </table:table-cell>
          <table:table-cell office:value-type="float" office:value="565178" calcext:value-type="float">
            <text:p>565178</text:p>
          </table:table-cell>
          <table:table-cell office:value-type="float" office:value="929124" calcext:value-type="float">
            <text:p>929124</text:p>
          </table:table-cell>
          <table:table-cell office:value-type="float" office:value="1230599" calcext:value-type="float">
            <text:p>1230599</text:p>
          </table:table-cell>
        </table:table-row>
        <table:table-row table:style-name="ro5">
          <table:table-cell office:value-type="string" calcext:value-type="string">
            <text:p><text:a xlink:href="javascript:sym(5324)" xlink:type="simple">Chángzhì</text:a> (incl. Lùchéng, Shàngdǎng) [Changzh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长治市</text:p>
          </table:table-cell>
          <table:table-cell office:value-type="string" calcext:value-type="string">
            <text:p>SX</text:p>
          </table:table-cell>
          <table:table-cell office:value-type="float" office:value="404993" calcext:value-type="float">
            <text:p>404993</text:p>
          </table:table-cell>
          <table:table-cell office:value-type="float" office:value="604846" calcext:value-type="float">
            <text:p>604846</text:p>
          </table:table-cell>
          <table:table-cell office:value-type="float" office:value="848227" calcext:value-type="float">
            <text:p>848227</text:p>
          </table:table-cell>
          <table:table-cell office:value-type="float" office:value="1047461" calcext:value-type="float">
            <text:p>1047461</text:p>
          </table:table-cell>
        </table:table-row>
        <table:table-row table:style-name="ro2">
          <table:table-cell office:value-type="string" calcext:value-type="string">
            <text:p><text:a xlink:href="javascript:sym(5325)" xlink:type="simple">Chángzhōu</text:a> (incl. Wŭjì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常州市</text:p>
          </table:table-cell>
          <table:table-cell office:value-type="string" calcext:value-type="string">
            <text:p>JS</text:p>
          </table:table-cell>
          <table:table-cell office:value-type="float" office:value="525085" calcext:value-type="float">
            <text:p>525085</text:p>
          </table:table-cell>
          <table:table-cell office:value-type="float" office:value="1513152" calcext:value-type="float">
            <text:p>1513152</text:p>
          </table:table-cell>
          <table:table-cell office:value-type="float" office:value="2257376" calcext:value-type="float">
            <text:p>2257376</text:p>
          </table:table-cell>
          <table:table-cell office:value-type="float" office:value="3187315" calcext:value-type="float">
            <text:p>3187315</text:p>
          </table:table-cell>
        </table:table-row>
        <table:table-row table:style-name="ro1">
          <table:table-cell office:value-type="string" calcext:value-type="string">
            <text:p><text:a xlink:href="javascript:sym(5328)" xlink:type="simple">Cháozhōu</text:a> (incl. Cháo'ā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潮州市</text:p>
          </table:table-cell>
          <table:table-cell office:value-type="string" calcext:value-type="string">
            <text:p>GD</text:p>
          </table:table-cell>
          <table:table-cell table:style-name="ce3" office:value-type="float" office:value="333390" calcext:value-type="float">
            <text:p>333390</text:p>
          </table:table-cell>
          <table:table-cell office:value-type="float" office:value="708368" calcext:value-type="float">
            <text:p>708368</text:p>
          </table:table-cell>
          <table:table-cell office:value-type="float" office:value="1256268" calcext:value-type="float">
            <text:p>1256268</text:p>
          </table:table-cell>
          <table:table-cell office:value-type="float" office:value="1254007" calcext:value-type="float">
            <text:p>1254007</text:p>
          </table:table-cell>
        </table:table-row>
        <table:table-row table:style-name="ro5">
          <table:table-cell office:value-type="string" calcext:value-type="string">
            <text:p><text:a xlink:href="javascript:sym(5330)" xlink:type="simple">Chéngdū</text:a> (incl. Xīndū, Shuāngliú, Pídōu, Xīnjīn) [Chengt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成都市</text:p>
          </table:table-cell>
          <table:table-cell office:value-type="string" calcext:value-type="string">
            <text:p>SC</text:p>
          </table:table-cell>
          <table:table-cell office:value-type="float" office:value="2020631" calcext:value-type="float">
            <text:p>2020631</text:p>
          </table:table-cell>
          <table:table-cell office:value-type="float" office:value="4746770" calcext:value-type="float">
            <text:p>4746770</text:p>
          </table:table-cell>
          <table:table-cell office:value-type="float" office:value="7823831" calcext:value-type="float">
            <text:p>7823831</text:p>
          </table:table-cell>
          <table:table-cell office:value-type="float" office:value="13568357" calcext:value-type="float">
            <text:p>13568357</text:p>
          </table:table-cell>
        </table:table-row>
        <table:table-row table:style-name="ro4">
          <table:table-cell office:value-type="string" calcext:value-type="string">
            <text:p><text:a xlink:href="javascript:sym(15775)" xlink:type="simple">Chēnzhō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郴州市</text:p>
          </table:table-cell>
          <table:table-cell office:value-type="string" calcext:value-type="string">
            <text:p>HN</text:p>
          </table:table-cell>
          <table:table-cell office:value-type="float" office:value="178063" calcext:value-type="float">
            <text:p>178063</text:p>
          </table:table-cell>
          <table:table-cell office:value-type="float" office:value="346280" calcext:value-type="float">
            <text:p>346280</text:p>
          </table:table-cell>
          <table:table-cell office:value-type="float" office:value="582971" calcext:value-type="float">
            <text:p>582971</text:p>
          </table:table-cell>
          <table:table-cell office:value-type="float" office:value="819883" calcext:value-type="float">
            <text:p>819883</text:p>
          </table:table-cell>
        </table:table-row>
        <table:table-row table:style-name="ro1">
          <table:table-cell office:value-type="string" calcext:value-type="string">
            <text:p><text:a xlink:href="javascript:sym(5332)" xlink:type="simple">Chìfēng</text:a> (Ulaɣanqada) [Ulanhad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赤峰市</text:p>
          </table:table-cell>
          <table:table-cell office:value-type="string" calcext:value-type="string">
            <text:p>NM</text:p>
          </table:table-cell>
          <table:table-cell office:value-type="float" office:value="345035" calcext:value-type="float">
            <text:p>345035</text:p>
          </table:table-cell>
          <table:table-cell office:value-type="float" office:value="692267" calcext:value-type="float">
            <text:p>692267</text:p>
          </table:table-cell>
          <table:table-cell office:value-type="float" office:value="902285" calcext:value-type="float">
            <text:p>902285</text:p>
          </table:table-cell>
          <table:table-cell office:value-type="float" office:value="1093068" calcext:value-type="float">
            <text:p>1093068</text:p>
          </table:table-cell>
        </table:table-row>
        <table:table-row table:style-name="ro3">
          <table:table-cell office:value-type="string" calcext:value-type="string">
            <text:p><text:a xlink:href="javascript:sym(5333)" xlink:type="simple">Chóngqìng</text:a> (incl. Bānán, Jiāngbĕi) [Chungk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重庆市</text:p>
          </table:table-cell>
          <table:table-cell office:value-type="string" calcext:value-type="string">
            <text:p>CQ</text:p>
          </table:table-cell>
          <table:table-cell office:value-type="float" office:value="2518721" calcext:value-type="float">
            <text:p>2518721</text:p>
          </table:table-cell>
          <table:table-cell office:value-type="float" office:value="4912732" calcext:value-type="float">
            <text:p>4912732</text:p>
          </table:table-cell>
          <table:table-cell office:value-type="float" office:value="6263790" calcext:value-type="float">
            <text:p>6263790</text:p>
          </table:table-cell>
          <table:table-cell office:value-type="float" office:value="9580819" calcext:value-type="float">
            <text:p>9580819</text:p>
          </table:table-cell>
        </table:table-row>
        <table:table-row table:style-name="ro4">
          <table:table-cell office:value-type="string" calcext:value-type="string">
            <text:p><text:a xlink:href="javascript:sym(5335)" xlink:type="simple">Cíxī</text:a> [Cix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慈溪市</text:p>
          </table:table-cell>
          <table:table-cell office:value-type="string" calcext:value-type="string">
            <text:p>ZJ</text:p>
          </table:table-cell>
          <table:table-cell office:value-type="float" office:value="207178" calcext:value-type="float">
            <text:p>207178</text:p>
          </table:table-cell>
          <table:table-cell office:value-type="float" office:value="675727" calcext:value-type="float">
            <text:p>675727</text:p>
          </table:table-cell>
          <table:table-cell office:value-type="float" office:value="1059942" calcext:value-type="float">
            <text:p>1059942</text:p>
          </table:table-cell>
          <table:table-cell office:value-type="float" office:value="1457510" calcext:value-type="float">
            <text:p>1457510</text:p>
          </table:table-cell>
        </table:table-row>
        <table:table-row table:style-name="ro2">
          <table:table-cell office:value-type="string" calcext:value-type="string">
            <text:p><text:a xlink:href="javascript:sym(5338)" xlink:type="simple">Dàlián</text:a> [Daire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大连市</text:p>
          </table:table-cell>
          <table:table-cell office:value-type="string" calcext:value-type="string">
            <text:p>LN</text:p>
          </table:table-cell>
          <table:table-cell office:value-type="float" office:value="1884310" calcext:value-type="float">
            <text:p>1884310</text:p>
          </table:table-cell>
          <table:table-cell office:value-type="float" office:value="2872048" calcext:value-type="float">
            <text:p>2872048</text:p>
          </table:table-cell>
          <table:table-cell office:value-type="float" office:value="3902467" calcext:value-type="float">
            <text:p>3902467</text:p>
          </table:table-cell>
          <table:table-cell office:value-type="float" office:value="4913879" calcext:value-type="float">
            <text:p>4913879</text:p>
          </table:table-cell>
        </table:table-row>
        <table:table-row table:style-name="ro2">
          <table:table-cell office:value-type="string" calcext:value-type="string">
            <text:p><text:a xlink:href="javascript:sym(5339)" xlink:type="simple">Dāndōng</text:a> [Dando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丹东市</text:p>
          </table:table-cell>
          <table:table-cell office:value-type="string" calcext:value-type="string">
            <text:p>LN</text:p>
          </table:table-cell>
          <table:table-cell office:value-type="float" office:value="543027" calcext:value-type="float">
            <text:p>543027</text:p>
          </table:table-cell>
          <table:table-cell office:value-type="float" office:value="684190" calcext:value-type="float">
            <text:p>684190</text:p>
          </table:table-cell>
          <table:table-cell office:value-type="float" office:value="775787" calcext:value-type="float">
            <text:p>775787</text:p>
          </table:table-cell>
          <table:table-cell office:value-type="float" office:value="748983" calcext:value-type="float">
            <text:p>748983</text:p>
          </table:table-cell>
        </table:table-row>
        <table:table-row table:style-name="ro4">
          <table:table-cell office:value-type="string" calcext:value-type="string">
            <text:p><text:a xlink:href="javascript:sym(5341)" xlink:type="simple">Dānyá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丹阳市</text:p>
          </table:table-cell>
          <table:table-cell office:value-type="string" calcext:value-type="string">
            <text:p>JS</text:p>
          </table:table-cell>
          <table:table-cell office:value-type="float" office:value="92647" calcext:value-type="float">
            <text:p>92647</text:p>
          </table:table-cell>
          <table:table-cell office:value-type="float" office:value="339123" calcext:value-type="float">
            <text:p>339123</text:p>
          </table:table-cell>
          <table:table-cell office:value-type="float" office:value="500572" calcext:value-type="float">
            <text:p>500572</text:p>
          </table:table-cell>
          <table:table-cell office:value-type="float" office:value="792584" calcext:value-type="float">
            <text:p>792584</text:p>
          </table:table-cell>
        </table:table-row>
        <table:table-row table:style-name="ro2">
          <table:table-cell office:value-type="string" calcext:value-type="string">
            <text:p><text:a xlink:href="javascript:sym(5342)" xlink:type="simple">Dàqìng</text:a> [Daq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大庆市</text:p>
          </table:table-cell>
          <table:table-cell office:value-type="string" calcext:value-type="string">
            <text:p>HL</text:p>
          </table:table-cell>
          <table:table-cell office:value-type="float" office:value="756444" calcext:value-type="float">
            <text:p>756444</text:p>
          </table:table-cell>
          <table:table-cell office:value-type="float" office:value="1094892" calcext:value-type="float">
            <text:p>1094892</text:p>
          </table:table-cell>
          <table:table-cell office:value-type="float" office:value="1433698" calcext:value-type="float">
            <text:p>1433698</text:p>
          </table:table-cell>
          <table:table-cell office:value-type="float" office:value="1604027" calcext:value-type="float">
            <text:p>1604027</text:p>
          </table:table-cell>
        </table:table-row>
        <table:table-row table:style-name="ro2">
          <table:table-cell office:value-type="string" calcext:value-type="string">
            <text:p><text:a xlink:href="javascript:sym(5343)" xlink:type="simple">Dàtóng</text:a> [Dato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大同市</text:p>
          </table:table-cell>
          <table:table-cell office:value-type="string" calcext:value-type="string">
            <text:p>SX</text:p>
          </table:table-cell>
          <table:table-cell office:value-type="float" office:value="928449" calcext:value-type="float">
            <text:p>928449</text:p>
          </table:table-cell>
          <table:table-cell office:value-type="float" office:value="1091408" calcext:value-type="float">
            <text:p>1091408</text:p>
          </table:table-cell>
          <table:table-cell office:value-type="float" office:value="1420467" calcext:value-type="float">
            <text:p>1420467</text:p>
          </table:table-cell>
          <table:table-cell office:value-type="float" office:value="1809505" calcext:value-type="float">
            <text:p>1809505</text:p>
          </table:table-cell>
        </table:table-row>
        <table:table-row table:style-name="ro1">
          <table:table-cell office:value-type="string" calcext:value-type="string">
            <text:p><text:a xlink:href="javascript:sym(5345)" xlink:type="simple">Dázhōu</text:a> (incl. Dáchuān) [Da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达州市</text:p>
          </table:table-cell>
          <table:table-cell office:value-type="string" calcext:value-type="string">
            <text:p>SC</text:p>
          </table:table-cell>
          <table:table-cell office:value-type="float" office:value="181885" calcext:value-type="float">
            <text:p>181885</text:p>
          </table:table-cell>
          <table:table-cell office:value-type="float" office:value="382224" calcext:value-type="float">
            <text:p>382224</text:p>
          </table:table-cell>
          <table:table-cell office:value-type="float" office:value="678690" calcext:value-type="float">
            <text:p>678690</text:p>
          </table:table-cell>
          <table:table-cell office:value-type="float" office:value="1135817" calcext:value-type="float">
            <text:p>1135817</text:p>
          </table:table-cell>
        </table:table-row>
        <table:table-row table:style-name="ro4">
          <table:table-cell office:value-type="string" calcext:value-type="string">
            <text:p><text:a xlink:href="javascript:sym(5347)" xlink:type="simple">Dézhō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德州市</text:p>
          </table:table-cell>
          <table:table-cell office:value-type="string" calcext:value-type="string">
            <text:p>SD</text:p>
          </table:table-cell>
          <table:table-cell office:value-type="float" office:value="186218" calcext:value-type="float">
            <text:p>186218</text:p>
          </table:table-cell>
          <table:table-cell office:value-type="float" office:value="400018" calcext:value-type="float">
            <text:p>400018</text:p>
          </table:table-cell>
          <table:table-cell office:value-type="float" office:value="526232" calcext:value-type="float">
            <text:p>526232</text:p>
          </table:table-cell>
          <table:table-cell office:value-type="float" office:value="843372" calcext:value-type="float">
            <text:p>843372</text:p>
          </table:table-cell>
        </table:table-row>
        <table:table-row table:style-name="ro4">
          <table:table-cell office:value-type="string" calcext:value-type="string">
            <text:p><text:a xlink:href="javascript:sym(5348)" xlink:type="simple">Dōngguā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东莞市</text:p>
          </table:table-cell>
          <table:table-cell office:value-type="string" calcext:value-type="string">
            <text:p>GD</text:p>
          </table:table-cell>
          <table:table-cell office:value-type="float" office:value="552328" calcext:value-type="float">
            <text:p>552328</text:p>
          </table:table-cell>
          <table:table-cell office:value-type="float" office:value="3870036" calcext:value-type="float">
            <text:p>3870036</text:p>
          </table:table-cell>
          <table:table-cell office:value-type="float" office:value="7271322" calcext:value-type="float">
            <text:p>7271322</text:p>
          </table:table-cell>
          <table:table-cell office:value-type="float" office:value="9644871" calcext:value-type="float">
            <text:p>9644871</text:p>
          </table:table-cell>
        </table:table-row>
        <table:table-row table:style-name="ro1">
          <table:table-cell office:value-type="string" calcext:value-type="string">
            <text:p><text:a xlink:href="javascript:sym(5350)" xlink:type="simple">Dōngyíng</text:a> (incl. Kěnlì) [Dongy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东营市</text:p>
          </table:table-cell>
          <table:table-cell office:value-type="string" calcext:value-type="string">
            <text:p>SD</text:p>
          </table:table-cell>
          <table:table-cell office:value-type="float" office:value="303424" calcext:value-type="float">
            <text:p>303424</text:p>
          </table:table-cell>
          <table:table-cell office:value-type="float" office:value="558392" calcext:value-type="float">
            <text:p>558392</text:p>
          </table:table-cell>
          <table:table-cell office:value-type="float" office:value="773543" calcext:value-type="float">
            <text:p>773543</text:p>
          </table:table-cell>
          <table:table-cell office:value-type="float" office:value="961300" calcext:value-type="float">
            <text:p>961300</text:p>
          </table:table-cell>
        </table:table-row>
        <table:table-row table:style-name="ro5">
          <table:table-cell office:value-type="string" calcext:value-type="string">
            <text:p><text:a xlink:href="javascript:sym(5357)" xlink:type="simple">Fóshān</text:a> (incl. Gāomíng, Nánhǎi, Sānshuǐ, Shùndé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佛山市</text:p>
          </table:table-cell>
          <table:table-cell office:value-type="string" calcext:value-type="string">
            <text:p>GD</text:p>
          </table:table-cell>
          <table:table-cell office:value-type="float" office:value="901455" calcext:value-type="float">
            <text:p>901455</text:p>
          </table:table-cell>
          <table:table-cell office:value-type="float" office:value="4006681" calcext:value-type="float">
            <text:p>4006681</text:p>
          </table:table-cell>
          <table:table-cell office:value-type="float" office:value="6771895" calcext:value-type="float">
            <text:p>6771895</text:p>
          </table:table-cell>
          <table:table-cell office:value-type="float" office:value="9042509" calcext:value-type="float">
            <text:p>9042509</text:p>
          </table:table-cell>
        </table:table-row>
        <table:table-row table:style-name="ro2">
          <table:table-cell office:value-type="string" calcext:value-type="string">
            <text:p><text:a xlink:href="javascript:sym(5359)" xlink:type="simple">Fúlíng</text:a> [Fuling]</text:p>
          </table:table-cell>
          <table:table-cell office:value-type="string" calcext:value-type="string">
            <text:p>CDist</text:p>
          </table:table-cell>
          <table:table-cell office:value-type="string" calcext:value-type="string">
            <text:p>涪陵区</text:p>
          </table:table-cell>
          <table:table-cell office:value-type="string" calcext:value-type="string">
            <text:p>CQ</text:p>
          </table:table-cell>
          <table:table-cell office:value-type="float" office:value="164944" calcext:value-type="float">
            <text:p>164944</text:p>
          </table:table-cell>
          <table:table-cell office:value-type="float" office:value="425807" calcext:value-type="float">
            <text:p>425807</text:p>
          </table:table-cell>
          <table:table-cell office:value-type="float" office:value="595224" calcext:value-type="float">
            <text:p>595224</text:p>
          </table:table-cell>
          <table:table-cell office:value-type="float" office:value="801151" calcext:value-type="float">
            <text:p>801151</text:p>
          </table:table-cell>
        </table:table-row>
        <table:table-row table:style-name="ro4">
          <table:table-cell office:value-type="string" calcext:value-type="string">
            <text:p><text:a xlink:href="javascript:sym(12296)" xlink:type="simple">Fúqī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福清市</text:p>
          </table:table-cell>
          <table:table-cell office:value-type="string" calcext:value-type="string">
            <text:p>FJ</text:p>
          </table:table-cell>
          <table:table-cell office:value-type="float" office:value="68981" calcext:value-type="float">
            <text:p>68981</text:p>
          </table:table-cell>
          <table:table-cell office:value-type="float" office:value="376310" calcext:value-type="float">
            <text:p>376310</text:p>
          </table:table-cell>
          <table:table-cell office:value-type="float" office:value="470824" calcext:value-type="float">
            <text:p>470824</text:p>
          </table:table-cell>
          <table:table-cell office:value-type="float" office:value="744774" calcext:value-type="float">
            <text:p>744774</text:p>
          </table:table-cell>
        </table:table-row>
        <table:table-row table:style-name="ro4">
          <table:table-cell office:value-type="string" calcext:value-type="string">
            <text:p><text:a xlink:href="javascript:sym(5360)" xlink:type="simple">Fŭshù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抚顺市</text:p>
          </table:table-cell>
          <table:table-cell office:value-type="string" calcext:value-type="string">
            <text:p>LN</text:p>
          </table:table-cell>
          <table:table-cell office:value-type="float" office:value="1288959" calcext:value-type="float">
            <text:p>1288959</text:p>
          </table:table-cell>
          <table:table-cell office:value-type="float" office:value="1359873" calcext:value-type="float">
            <text:p>1359873</text:p>
          </table:table-cell>
          <table:table-cell office:value-type="float" office:value="1318808" calcext:value-type="float">
            <text:p>1318808</text:p>
          </table:table-cell>
          <table:table-cell office:value-type="float" office:value="1228890" calcext:value-type="float">
            <text:p>1228890</text:p>
          </table:table-cell>
        </table:table-row>
        <table:table-row table:style-name="ro2">
          <table:table-cell office:value-type="string" calcext:value-type="string">
            <text:p><text:a xlink:href="javascript:sym(5363)" xlink:type="simple">Fùyáng</text:a> [Fu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阜阳市</text:p>
          </table:table-cell>
          <table:table-cell office:value-type="string" calcext:value-type="string">
            <text:p>AH</text:p>
          </table:table-cell>
          <table:table-cell office:value-type="float" office:value="142170" calcext:value-type="float">
            <text:p>142170</text:p>
          </table:table-cell>
          <table:table-cell office:value-type="float" office:value="742862" calcext:value-type="float">
            <text:p>742862</text:p>
          </table:table-cell>
          <table:table-cell office:value-type="float" office:value="780522" calcext:value-type="float">
            <text:p>780522</text:p>
          </table:table-cell>
          <table:table-cell office:value-type="float" office:value="1191810" calcext:value-type="float">
            <text:p>1191810</text:p>
          </table:table-cell>
        </table:table-row>
        <table:table-row table:style-name="ro1">
          <table:table-cell office:value-type="string" calcext:value-type="string">
            <text:p><text:a xlink:href="javascript:sym(5365)" xlink:type="simple">Fúzhōu</text:a> (incl. Chánglè) [Fu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福州市</text:p>
          </table:table-cell>
          <table:table-cell office:value-type="string" calcext:value-type="string">
            <text:p>FJ</text:p>
          </table:table-cell>
          <table:table-cell office:value-type="float" office:value="953662" calcext:value-type="float">
            <text:p>953662</text:p>
          </table:table-cell>
          <table:table-cell office:value-type="float" office:value="2311845" calcext:value-type="float">
            <text:p>2311845</text:p>
          </table:table-cell>
          <table:table-cell office:value-type="float" office:value="3102421" calcext:value-type="float">
            <text:p>3102421</text:p>
          </table:table-cell>
          <table:table-cell office:value-type="float" office:value="3723454" calcext:value-type="float">
            <text:p>3723454</text:p>
          </table:table-cell>
        </table:table-row>
        <table:table-row table:style-name="ro3">
          <table:table-cell office:value-type="string" calcext:value-type="string">
            <text:p><text:a xlink:href="javascript:sym(5367)" xlink:type="simple">Gànzhōu</text:a> (incl. Gànxiàn, Nánkāng) [Gan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赣州市</text:p>
          </table:table-cell>
          <table:table-cell office:value-type="string" calcext:value-type="string">
            <text:p>JX</text:p>
          </table:table-cell>
          <table:table-cell office:value-type="float" office:value="237475" calcext:value-type="float">
            <text:p>237475</text:p>
          </table:table-cell>
          <table:table-cell office:value-type="float" office:value="514534" calcext:value-type="float">
            <text:p>514534</text:p>
          </table:table-cell>
          <table:table-cell office:value-type="float" office:value="1035911" calcext:value-type="float">
            <text:p>1035911</text:p>
          </table:table-cell>
          <table:table-cell office:value-type="float" office:value="1778132" calcext:value-type="float">
            <text:p>1778132</text:p>
          </table:table-cell>
        </table:table-row>
        <table:table-row table:style-name="ro6">
          <table:table-cell office:value-type="string" calcext:value-type="string">
            <text:p><text:a xlink:href="javascript:sym(5372)" xlink:type="simple">Guăngzhōu</text:a> (incl. Cónghuà, Huādū, Pānyú, Zēngchéng) [Canto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广州市</text:p>
          </table:table-cell>
          <table:table-cell office:value-type="string" calcext:value-type="string">
            <text:p>GD</text:p>
          </table:table-cell>
          <table:table-cell office:value-type="float" office:value="3509726" calcext:value-type="float">
            <text:p>3509726</text:p>
          </table:table-cell>
          <table:table-cell office:value-type="float" office:value="8090976" calcext:value-type="float">
            <text:p>8090976</text:p>
          </table:table-cell>
          <table:table-cell office:value-type="float" office:value="10641408" calcext:value-type="float">
            <text:p>10641408</text:p>
          </table:table-cell>
          <table:table-cell office:value-type="float" office:value="16096724" calcext:value-type="float">
            <text:p>16096724</text:p>
          </table:table-cell>
        </table:table-row>
        <table:table-row table:style-name="ro4">
          <table:table-cell office:value-type="string" calcext:value-type="string">
            <text:p><text:a xlink:href="javascript:sym(15872)" xlink:type="simple">Guìgă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贵港市</text:p>
          </table:table-cell>
          <table:table-cell office:value-type="string" calcext:value-type="string">
            <text:p>GX</text:p>
          </table:table-cell>
          <table:table-cell office:value-type="float" office:value="71993" calcext:value-type="float">
            <text:p>71993</text:p>
          </table:table-cell>
          <table:table-cell office:value-type="float" office:value="481334" calcext:value-type="float">
            <text:p>481334</text:p>
          </table:table-cell>
          <table:table-cell office:value-type="float" office:value="658887" calcext:value-type="float">
            <text:p>658887</text:p>
          </table:table-cell>
          <table:table-cell office:value-type="float" office:value="921440" calcext:value-type="float">
            <text:p>921440</text:p>
          </table:table-cell>
        </table:table-row>
        <table:table-row table:style-name="ro1">
          <table:table-cell office:value-type="string" calcext:value-type="string">
            <text:p><text:a xlink:href="javascript:sym(5373)" xlink:type="simple">Guìlín</text:a> (incl. Línguì) [Guili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桂林市</text:p>
          </table:table-cell>
          <table:table-cell office:value-type="string" calcext:value-type="string">
            <text:p>GX</text:p>
          </table:table-cell>
          <table:table-cell office:value-type="float" office:value="424373" calcext:value-type="float">
            <text:p>424373</text:p>
          </table:table-cell>
          <table:table-cell office:value-type="float" office:value="814246" calcext:value-type="float">
            <text:p>814246</text:p>
          </table:table-cell>
          <table:table-cell office:value-type="float" office:value="963629" calcext:value-type="float">
            <text:p>963629</text:p>
          </table:table-cell>
          <table:table-cell office:value-type="float" office:value="1361244" calcext:value-type="float">
            <text:p>1361244</text:p>
          </table:table-cell>
        </table:table-row>
        <table:table-row table:style-name="ro2">
          <table:table-cell office:value-type="string" calcext:value-type="string">
            <text:p><text:a xlink:href="javascript:sym(5375)" xlink:type="simple">Guìyáng</text:a> [Gui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贵阳市</text:p>
          </table:table-cell>
          <table:table-cell office:value-type="string" calcext:value-type="string">
            <text:p>GZ</text:p>
          </table:table-cell>
          <table:table-cell office:value-type="float" office:value="1079652" calcext:value-type="float">
            <text:p>1079652</text:p>
          </table:table-cell>
          <table:table-cell office:value-type="float" office:value="1894344" calcext:value-type="float">
            <text:p>1894344</text:p>
          </table:table-cell>
          <table:table-cell office:value-type="float" office:value="2520061" calcext:value-type="float">
            <text:p>2520061</text:p>
          </table:table-cell>
          <table:table-cell office:value-type="float" office:value="4021275" calcext:value-type="float">
            <text:p>4021275</text:p>
          </table:table-cell>
        </table:table-row>
        <table:table-row table:style-name="ro1">
          <table:table-cell office:value-type="string" calcext:value-type="string">
            <text:p><text:a xlink:href="javascript:sym(5385)" xlink:type="simple">Hā'ĕrbīn</text:a> (incl. Hūlán) [Harbi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哈尔滨市</text:p>
          </table:table-cell>
          <table:table-cell office:value-type="string" calcext:value-type="string">
            <text:p>HL</text:p>
          </table:table-cell>
          <table:table-cell office:value-type="float" office:value="2690391" calcext:value-type="float">
            <text:p>2690391</text:p>
          </table:table-cell>
          <table:table-cell office:value-type="float" office:value="3627082" calcext:value-type="float">
            <text:p>3627082</text:p>
          </table:table-cell>
          <table:table-cell office:value-type="float" office:value="4596313" calcext:value-type="float">
            <text:p>4596313</text:p>
          </table:table-cell>
          <table:table-cell office:value-type="float" office:value="5242897" calcext:value-type="float">
            <text:p>5242897</text:p>
          </table:table-cell>
        </table:table-row>
        <table:table-row table:style-name="ro1">
          <table:table-cell office:value-type="string" calcext:value-type="string">
            <text:p><text:a xlink:href="javascript:sym(5377)" xlink:type="simple">Hăikŏu</text:a> (incl. Qiongshan) [Haik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海口市</text:p>
          </table:table-cell>
          <table:table-cell office:value-type="string" calcext:value-type="string">
            <text:p>HI</text:p>
          </table:table-cell>
          <table:table-cell office:value-type="float" office:value="411212" calcext:value-type="float">
            <text:p>411212</text:p>
          </table:table-cell>
          <table:table-cell office:value-type="float" office:value="1028724" calcext:value-type="float">
            <text:p>1028724</text:p>
          </table:table-cell>
          <table:table-cell office:value-type="float" office:value="1517410" calcext:value-type="float">
            <text:p>1517410</text:p>
          </table:table-cell>
          <table:table-cell office:value-type="float" office:value="2349239" calcext:value-type="float">
            <text:p>2349239</text:p>
          </table:table-cell>
        </table:table-row>
        <table:table-row table:style-name="ro4">
          <table:table-cell office:value-type="string" calcext:value-type="string">
            <text:p><text:a xlink:href="javascript:sym(5380)" xlink:type="simple">Hăiní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海宁市</text:p>
          </table:table-cell>
          <table:table-cell office:value-type="string" calcext:value-type="string">
            <text:p>ZJ</text:p>
          </table:table-cell>
          <table:table-cell office:value-type="float" office:value="179104" calcext:value-type="float">
            <text:p>179104</text:p>
          </table:table-cell>
          <table:table-cell office:value-type="float" office:value="231629" calcext:value-type="float">
            <text:p>231629</text:p>
          </table:table-cell>
          <table:table-cell office:value-type="float" office:value="397690" calcext:value-type="float">
            <text:p>397690</text:p>
          </table:table-cell>
          <table:table-cell office:value-type="float" office:value="752775" calcext:value-type="float">
            <text:p>752775</text:p>
          </table:table-cell>
        </table:table-row>
        <table:table-row table:style-name="ro1">
          <table:table-cell office:value-type="string" calcext:value-type="string">
            <text:p><text:a xlink:href="javascript:sym(5382)" xlink:type="simple">Hándān</text:a> (incl. Yŏngnián) [Hand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邯郸市</text:p>
          </table:table-cell>
          <table:table-cell office:value-type="string" calcext:value-type="string">
            <text:p>HEB</text:p>
          </table:table-cell>
          <table:table-cell office:value-type="float" office:value="555607" calcext:value-type="float">
            <text:p>555607</text:p>
          </table:table-cell>
          <table:table-cell office:value-type="float" office:value="933567" calcext:value-type="float">
            <text:p>933567</text:p>
          </table:table-cell>
          <table:table-cell office:value-type="float" office:value="1540827" calcext:value-type="float">
            <text:p>1540827</text:p>
          </table:table-cell>
          <table:table-cell office:value-type="float" office:value="2095134" calcext:value-type="float">
            <text:p>2095134</text:p>
          </table:table-cell>
        </table:table-row>
        <table:table-row table:style-name="ro7">
          <table:table-cell office:value-type="string" calcext:value-type="string">
            <text:p><text:a xlink:href="javascript:sym(5383)" xlink:type="simple">Hángzhōu</text:a> (incl. Xiāoshān, Yúháng, Fùyáng, Lín'ān) [Hangc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杭州市</text:p>
          </table:table-cell>
          <table:table-cell office:value-type="string" calcext:value-type="string">
            <text:p>ZJ</text:p>
          </table:table-cell>
          <table:table-cell office:value-type="float" office:value="1845055" calcext:value-type="float">
            <text:p>1845055</text:p>
          </table:table-cell>
          <table:table-cell office:value-type="float" office:value="3662054" calcext:value-type="float">
            <text:p>3662054</text:p>
          </table:table-cell>
          <table:table-cell office:value-type="float" office:value="5849537" calcext:value-type="float">
            <text:p>5849537</text:p>
          </table:table-cell>
          <table:table-cell office:value-type="float" office:value="9236032" calcext:value-type="float">
            <text:p>9236032</text:p>
          </table:table-cell>
        </table:table-row>
        <table:table-row table:style-name="ro2">
          <table:table-cell office:value-type="string" calcext:value-type="string">
            <text:p><text:a xlink:href="javascript:sym(15899)" xlink:type="simple">Héchuān</text:a> [Hechuan]</text:p>
          </table:table-cell>
          <table:table-cell office:value-type="string" calcext:value-type="string">
            <text:p>CDist</text:p>
          </table:table-cell>
          <table:table-cell office:value-type="string" calcext:value-type="string">
            <text:p>合川区</text:p>
          </table:table-cell>
          <table:table-cell office:value-type="string" calcext:value-type="string">
            <text:p>CQ</text:p>
          </table:table-cell>
          <table:table-cell office:value-type="float" office:value="142428" calcext:value-type="float">
            <text:p>142428</text:p>
          </table:table-cell>
          <table:table-cell office:value-type="float" office:value="461985" calcext:value-type="float">
            <text:p>461985</text:p>
          </table:table-cell>
          <table:table-cell office:value-type="float" office:value="721753" calcext:value-type="float">
            <text:p>721753</text:p>
          </table:table-cell>
          <table:table-cell office:value-type="float" office:value="795780" calcext:value-type="float">
            <text:p>795780</text:p>
          </table:table-cell>
        </table:table-row>
        <table:table-row table:style-name="ro4">
          <table:table-cell office:value-type="string" calcext:value-type="string">
            <text:p><text:a xlink:href="javascript:sym(5387)" xlink:type="simple">Héféi</text:a> [Hofe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合肥市</text:p>
          </table:table-cell>
          <table:table-cell office:value-type="string" calcext:value-type="string">
            <text:p>AH</text:p>
          </table:table-cell>
          <table:table-cell office:value-type="float" office:value="714242" calcext:value-type="float">
            <text:p>714242</text:p>
          </table:table-cell>
          <table:table-cell office:value-type="float" office:value="1549476" calcext:value-type="float">
            <text:p>1549476</text:p>
          </table:table-cell>
          <table:table-cell office:value-type="float" office:value="3098727" calcext:value-type="float">
            <text:p>3098727</text:p>
          </table:table-cell>
          <table:table-cell office:value-type="float" office:value="5055978" calcext:value-type="float">
            <text:p>5055978</text:p>
          </table:table-cell>
        </table:table-row>
        <table:table-row table:style-name="ro2">
          <table:table-cell office:value-type="string" calcext:value-type="string">
            <text:p><text:a xlink:href="javascript:sym(5389)" xlink:type="simple">Héngshuĭ</text:a> (incl. Jìzhōu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衡水市</text:p>
          </table:table-cell>
          <table:table-cell office:value-type="string" calcext:value-type="string">
            <text:p>HEB</text:p>
          </table:table-cell>
          <table:table-cell office:value-type="float" office:value="149325" calcext:value-type="float">
            <text:p>149325</text:p>
          </table:table-cell>
          <table:table-cell office:value-type="float" office:value="352309" calcext:value-type="float">
            <text:p>352309</text:p>
          </table:table-cell>
          <table:table-cell office:value-type="float" office:value="554810" calcext:value-type="float">
            <text:p>554810</text:p>
          </table:table-cell>
          <table:table-cell office:value-type="float" office:value="885468" calcext:value-type="float">
            <text:p>885468</text:p>
          </table:table-cell>
        </table:table-row>
        <table:table-row table:style-name="ro2">
          <table:table-cell office:value-type="string" calcext:value-type="string">
            <text:p><text:a xlink:href="javascript:sym(5390)" xlink:type="simple">Héngyáng</text:a> [Heng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衡阳市</text:p>
          </table:table-cell>
          <table:table-cell office:value-type="string" calcext:value-type="string">
            <text:p>HN</text:p>
          </table:table-cell>
          <table:table-cell office:value-type="float" office:value="503725" calcext:value-type="float">
            <text:p>503725</text:p>
          </table:table-cell>
          <table:table-cell office:value-type="float" office:value="757267" calcext:value-type="float">
            <text:p>757267</text:p>
          </table:table-cell>
          <table:table-cell office:value-type="float" office:value="1055964" calcext:value-type="float">
            <text:p>1055964</text:p>
          </table:table-cell>
          <table:table-cell office:value-type="float" office:value="1185130" calcext:value-type="float">
            <text:p>1185130</text:p>
          </table:table-cell>
        </table:table-row>
        <table:table-row table:style-name="ro1">
          <table:table-cell office:value-type="string" calcext:value-type="string">
            <text:p><text:a xlink:href="javascript:sym(5392)" xlink:type="simple">Hézé</text:a> (incl. Dìngtáo) [Heze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菏泽市</text:p>
          </table:table-cell>
          <table:table-cell office:value-type="string" calcext:value-type="string">
            <text:p>SD</text:p>
          </table:table-cell>
          <table:table-cell office:value-type="float" office:value="305666" calcext:value-type="float">
            <text:p>305666</text:p>
          </table:table-cell>
          <table:table-cell office:value-type="float" office:value="661465" calcext:value-type="float">
            <text:p>661465</text:p>
          </table:table-cell>
          <table:table-cell office:value-type="float" office:value="725673" calcext:value-type="float">
            <text:p>725673</text:p>
          </table:table-cell>
          <table:table-cell office:value-type="float" office:value="1293767" calcext:value-type="float">
            <text:p>1293767</text:p>
          </table:table-cell>
        </table:table-row>
        <table:table-row table:style-name="ro1">
          <table:table-cell office:value-type="string" calcext:value-type="string">
            <text:p><text:a xlink:href="javascript:sym(5400)" xlink:type="simple">Huái'ān</text:a> (Huáiyīn) [Huai'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淮安市</text:p>
          </table:table-cell>
          <table:table-cell office:value-type="string" calcext:value-type="string">
            <text:p>JS</text:p>
          </table:table-cell>
          <table:table-cell office:value-type="float" office:value="330379" calcext:value-type="float">
            <text:p>330379</text:p>
          </table:table-cell>
          <table:table-cell office:value-type="float" office:value="842628" calcext:value-type="float">
            <text:p>842628</text:p>
          </table:table-cell>
          <table:table-cell office:value-type="float" office:value="1523655" calcext:value-type="float">
            <text:p>1523655</text:p>
          </table:table-cell>
          <table:table-cell office:value-type="float" office:value="1804611" calcext:value-type="float">
            <text:p>1804611</text:p>
          </table:table-cell>
        </table:table-row>
        <table:table-row table:style-name="ro2">
          <table:table-cell office:value-type="string" calcext:value-type="string">
            <text:p><text:a xlink:href="javascript:sym(5397)" xlink:type="simple">Huáibĕi</text:a> [Huaibe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淮北市</text:p>
          </table:table-cell>
          <table:table-cell office:value-type="string" calcext:value-type="string">
            <text:p>AH</text:p>
          </table:table-cell>
          <table:table-cell office:value-type="float" office:value="290390" calcext:value-type="float">
            <text:p>290390</text:p>
          </table:table-cell>
          <table:table-cell office:value-type="float" office:value="632592" calcext:value-type="float">
            <text:p>632592</text:p>
          </table:table-cell>
          <table:table-cell office:value-type="float" office:value="854696" calcext:value-type="float">
            <text:p>854696</text:p>
          </table:table-cell>
          <table:table-cell office:value-type="float" office:value="830891" calcext:value-type="float">
            <text:p>830891</text:p>
          </table:table-cell>
        </table:table-row>
        <table:table-row table:style-name="ro2">
          <table:table-cell office:value-type="string" calcext:value-type="string">
            <text:p><text:a xlink:href="javascript:sym(5399)" xlink:type="simple">Huáinán</text:a> [Huain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淮南市</text:p>
          </table:table-cell>
          <table:table-cell office:value-type="string" calcext:value-type="string">
            <text:p>AH</text:p>
          </table:table-cell>
          <table:table-cell office:value-type="float" office:value="724157" calcext:value-type="float">
            <text:p>724157</text:p>
          </table:table-cell>
          <table:table-cell office:value-type="float" office:value="1062430" calcext:value-type="float">
            <text:p>1062430</text:p>
          </table:table-cell>
          <table:table-cell office:value-type="float" office:value="1238488" calcext:value-type="float">
            <text:p>1238488</text:p>
          </table:table-cell>
          <table:table-cell office:value-type="float" office:value="1255619" calcext:value-type="float">
            <text:p>1255619</text:p>
          </table:table-cell>
        </table:table-row>
        <table:table-row table:style-name="ro1">
          <table:table-cell office:value-type="string" calcext:value-type="string">
            <text:p><text:a xlink:href="javascript:sym(5393)" xlink:type="simple">Hūhéhàotè</text:a> (Kökeqota) [Hohhot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呼和浩特市</text:p>
          </table:table-cell>
          <table:table-cell office:value-type="string" calcext:value-type="string">
            <text:p>NM</text:p>
          </table:table-cell>
          <table:table-cell office:value-type="float" office:value="634514" calcext:value-type="float">
            <text:p>634514</text:p>
          </table:table-cell>
          <table:table-cell office:value-type="float" office:value="1020152" calcext:value-type="float">
            <text:p>1020152</text:p>
          </table:table-cell>
          <table:table-cell office:value-type="float" office:value="1497110" calcext:value-type="float">
            <text:p>1497110</text:p>
          </table:table-cell>
          <table:table-cell office:value-type="float" office:value="2373399" calcext:value-type="float">
            <text:p>2373399</text:p>
          </table:table-cell>
        </table:table-row>
        <table:table-row table:style-name="ro1">
          <table:table-cell office:value-type="string" calcext:value-type="string">
            <text:p><text:a xlink:href="javascript:sym(5403)" xlink:type="simple">Huìzhōu</text:a> (incl. Huìyáng) [Hui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惠州市</text:p>
          </table:table-cell>
          <table:table-cell office:value-type="string" calcext:value-type="string">
            <text:p>GD</text:p>
          </table:table-cell>
          <table:table-cell office:value-type="float" office:value="302636" calcext:value-type="float">
            <text:p>302636</text:p>
          </table:table-cell>
          <table:table-cell office:value-type="float" office:value="1057659" calcext:value-type="float">
            <text:p>1057659</text:p>
          </table:table-cell>
          <table:table-cell office:value-type="float" office:value="1807858" calcext:value-type="float">
            <text:p>1807858</text:p>
          </table:table-cell>
          <table:table-cell office:value-type="float" office:value="2900113" calcext:value-type="float">
            <text:p>2900113</text:p>
          </table:table-cell>
        </table:table-row>
        <table:table-row table:style-name="ro1">
          <table:table-cell office:value-type="string" calcext:value-type="string">
            <text:p><text:a xlink:href="javascript:sym(5425)" xlink:type="simple">Húlúdăo</text:a> (Jǐnxī) [Huludao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葫芦岛市</text:p>
          </table:table-cell>
          <table:table-cell office:value-type="string" calcext:value-type="string">
            <text:p>LN</text:p>
          </table:table-cell>
          <table:table-cell office:value-type="float" office:value="351336" calcext:value-type="float">
            <text:p>351336</text:p>
          </table:table-cell>
          <table:table-cell office:value-type="float" office:value="535951" calcext:value-type="float">
            <text:p>535951</text:p>
          </table:table-cell>
          <table:table-cell office:value-type="float" office:value="646482" calcext:value-type="float">
            <text:p>646482</text:p>
          </table:table-cell>
          <table:table-cell office:value-type="float" office:value="764241" calcext:value-type="float">
            <text:p>764241</text:p>
          </table:table-cell>
        </table:table-row>
        <table:table-row table:style-name="ro2">
          <table:table-cell office:value-type="string" calcext:value-type="string">
            <text:p><text:a xlink:href="javascript:sym(5405)" xlink:type="simple">Húzhōu</text:a> [Hu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湖州市</text:p>
          </table:table-cell>
          <table:table-cell office:value-type="string" calcext:value-type="string">
            <text:p>ZJ</text:p>
          </table:table-cell>
          <table:table-cell office:value-type="float" office:value="214354" calcext:value-type="float">
            <text:p>214354</text:p>
          </table:table-cell>
          <table:table-cell office:value-type="float" office:value="560743" calcext:value-type="float">
            <text:p>560743</text:p>
          </table:table-cell>
          <table:table-cell office:value-type="float" office:value="748471" calcext:value-type="float">
            <text:p>748471</text:p>
          </table:table-cell>
          <table:table-cell office:value-type="float" office:value="1083953" calcext:value-type="float">
            <text:p>1083953</text:p>
          </table:table-cell>
        </table:table-row>
        <table:table-row table:style-name="ro2">
          <table:table-cell office:value-type="string" calcext:value-type="string">
            <text:p><text:a xlink:href="javascript:sym(15897)" xlink:type="simple">Jiāngjīn</text:a> [Jiangjin]</text:p>
          </table:table-cell>
          <table:table-cell office:value-type="string" calcext:value-type="string">
            <text:p>CDist</text:p>
          </table:table-cell>
          <table:table-cell office:value-type="string" calcext:value-type="string">
            <text:p>江津区</text:p>
          </table:table-cell>
          <table:table-cell office:value-type="string" calcext:value-type="string">
            <text:p>CQ</text:p>
          </table:table-cell>
          <table:table-cell office:value-type="float" office:value="136608" calcext:value-type="float">
            <text:p>136608</text:p>
          </table:table-cell>
          <table:table-cell office:value-type="float" office:value="479917" calcext:value-type="float">
            <text:p>479917</text:p>
          </table:table-cell>
          <table:table-cell office:value-type="float" office:value="686189" calcext:value-type="float">
            <text:p>686189</text:p>
          </table:table-cell>
          <table:table-cell office:value-type="float" office:value="817888" calcext:value-type="float">
            <text:p>817888</text:p>
          </table:table-cell>
        </table:table-row>
        <table:table-row table:style-name="ro2">
          <table:table-cell office:value-type="string" calcext:value-type="string">
            <text:p><text:a xlink:href="javascript:sym(5408)" xlink:type="simple">Jiāngmén</text:a> (incl. Xīnhuì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江门市</text:p>
          </table:table-cell>
          <table:table-cell office:value-type="string" calcext:value-type="string">
            <text:p>GD</text:p>
          </table:table-cell>
          <table:table-cell office:value-type="float" office:value="379397" calcext:value-type="float">
            <text:p>379397</text:p>
          </table:table-cell>
          <table:table-cell office:value-type="float" office:value="876531" calcext:value-type="float">
            <text:p>876531</text:p>
          </table:table-cell>
          <table:table-cell office:value-type="float" office:value="1480023" calcext:value-type="float">
            <text:p>1480023</text:p>
          </table:table-cell>
          <table:table-cell office:value-type="float" office:value="1795459" calcext:value-type="float">
            <text:p>1795459</text:p>
          </table:table-cell>
        </table:table-row>
        <table:table-row table:style-name="ro2">
          <table:table-cell office:value-type="string" calcext:value-type="string">
            <text:p><text:a xlink:href="javascript:sym(5409)" xlink:type="simple">Jiāngyīn</text:a> [Jiangyi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江阴市</text:p>
          </table:table-cell>
          <table:table-cell office:value-type="string" calcext:value-type="string">
            <text:p>JS</text:p>
          </table:table-cell>
          <table:table-cell office:value-type="float" office:value="129544" calcext:value-type="float">
            <text:p>129544</text:p>
          </table:table-cell>
          <table:table-cell office:value-type="float" office:value="555454" calcext:value-type="float">
            <text:p>555454</text:p>
          </table:table-cell>
          <table:table-cell office:value-type="float" office:value="1013670" calcext:value-type="float">
            <text:p>1013670</text:p>
          </table:table-cell>
          <table:table-cell office:value-type="float" office:value="1331352" calcext:value-type="float">
            <text:p>1331352</text:p>
          </table:table-cell>
        </table:table-row>
        <table:table-row table:style-name="ro2">
          <table:table-cell office:value-type="string" calcext:value-type="string">
            <text:p><text:a xlink:href="javascript:sym(5413)" xlink:type="simple">Jiāozuò</text:a> [Jiaozuo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焦作市</text:p>
          </table:table-cell>
          <table:table-cell office:value-type="string" calcext:value-type="string">
            <text:p>HEN</text:p>
          </table:table-cell>
          <table:table-cell office:value-type="float" office:value="395315" calcext:value-type="float">
            <text:p>395315</text:p>
          </table:table-cell>
          <table:table-cell office:value-type="float" office:value="641193" calcext:value-type="float">
            <text:p>641193</text:p>
          </table:table-cell>
          <table:table-cell office:value-type="float" office:value="702527" calcext:value-type="float">
            <text:p>702527</text:p>
          </table:table-cell>
          <table:table-cell office:value-type="float" office:value="874733" calcext:value-type="float">
            <text:p>874733</text:p>
          </table:table-cell>
        </table:table-row>
        <table:table-row table:style-name="ro2">
          <table:table-cell office:value-type="string" calcext:value-type="string">
            <text:p><text:a xlink:href="javascript:sym(5414)" xlink:type="simple">Jiāxīng</text:a> [Jiax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嘉兴市</text:p>
          </table:table-cell>
          <table:table-cell office:value-type="string" calcext:value-type="string">
            <text:p>ZJ</text:p>
          </table:table-cell>
          <table:table-cell office:value-type="float" office:value="209898" calcext:value-type="float">
            <text:p>209898</text:p>
          </table:table-cell>
          <table:table-cell office:value-type="float" office:value="451443" calcext:value-type="float">
            <text:p>451443</text:p>
          </table:table-cell>
          <table:table-cell office:value-type="float" office:value="762643" calcext:value-type="float">
            <text:p>762643</text:p>
          </table:table-cell>
          <table:table-cell office:value-type="float" office:value="1188321" calcext:value-type="float">
            <text:p>1188321</text:p>
          </table:table-cell>
        </table:table-row>
        <table:table-row table:style-name="ro2">
          <table:table-cell office:value-type="string" calcext:value-type="string">
            <text:p><text:a xlink:href="javascript:sym(15822)" xlink:type="simple">Jiēyáng</text:a> (incl. Jiēdōng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揭阳市</text:p>
          </table:table-cell>
          <table:table-cell office:value-type="string" calcext:value-type="string">
            <text:p>GD</text:p>
          </table:table-cell>
          <table:table-cell table:style-name="ce3" office:value-type="float" office:value="176421" calcext:value-type="float">
            <text:p>176421</text:p>
          </table:table-cell>
          <table:table-cell office:value-type="float" office:value="936485" calcext:value-type="float">
            <text:p>936485</text:p>
          </table:table-cell>
          <table:table-cell office:value-type="float" office:value="1226848" calcext:value-type="float">
            <text:p>1226848</text:p>
          </table:table-cell>
          <table:table-cell office:value-type="float" office:value="1242906" calcext:value-type="float">
            <text:p>1242906</text:p>
          </table:table-cell>
        </table:table-row>
        <table:table-row table:style-name="ro4">
          <table:table-cell office:value-type="string" calcext:value-type="string">
            <text:p><text:a xlink:href="javascript:sym(5416)" xlink:type="simple">Jílín</text:a> [Jili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吉林市</text:p>
          </table:table-cell>
          <table:table-cell office:value-type="string" calcext:value-type="string">
            <text:p>JL</text:p>
          </table:table-cell>
          <table:table-cell office:value-type="float" office:value="1090329" calcext:value-type="float">
            <text:p>1090329</text:p>
          </table:table-cell>
          <table:table-cell office:value-type="float" office:value="1448434" calcext:value-type="float">
            <text:p>1448434</text:p>
          </table:table-cell>
          <table:table-cell office:value-type="float" office:value="1469722" calcext:value-type="float">
            <text:p>1469722</text:p>
          </table:table-cell>
          <table:table-cell office:value-type="float" office:value="1509292" calcext:value-type="float">
            <text:p>1509292</text:p>
          </table:table-cell>
        </table:table-row>
        <table:table-row table:style-name="ro3">
          <table:table-cell office:value-type="string" calcext:value-type="string">
            <text:p><text:a xlink:href="javascript:sym(5417)" xlink:type="simple">Jìnán</text:a> (incl. Jìyáng, Zhāngqiū) [Jin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济南市</text:p>
          </table:table-cell>
          <table:table-cell office:value-type="string" calcext:value-type="string">
            <text:p>SD</text:p>
          </table:table-cell>
          <table:table-cell office:value-type="float" office:value="1579572" calcext:value-type="float">
            <text:p>1579572</text:p>
          </table:table-cell>
          <table:table-cell office:value-type="float" office:value="3190349" calcext:value-type="float">
            <text:p>3190349</text:p>
          </table:table-cell>
          <table:table-cell office:value-type="float" office:value="4119801" calcext:value-type="float">
            <text:p>4119801</text:p>
          </table:table-cell>
          <table:table-cell office:value-type="float" office:value="5648162" calcext:value-type="float">
            <text:p>5648162</text:p>
          </table:table-cell>
        </table:table-row>
        <table:table-row table:style-name="ro3">
          <table:table-cell office:value-type="string" calcext:value-type="string">
            <text:p><text:a xlink:href="javascript:sym(15742)" xlink:type="simple">Jīngzhōu</text:a> (incl. Shāshì, Jiānglíng) [Jing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荆州市</text:p>
          </table:table-cell>
          <table:table-cell office:value-type="string" calcext:value-type="string">
            <text:p>HB</text:p>
          </table:table-cell>
          <table:table-cell office:value-type="float" office:value="457286" calcext:value-type="float">
            <text:p>457286</text:p>
          </table:table-cell>
          <table:table-cell office:value-type="float" office:value="784584" calcext:value-type="float">
            <text:p>784584</text:p>
          </table:table-cell>
          <table:table-cell office:value-type="float" office:value="904157" calcext:value-type="float">
            <text:p>904157</text:p>
          </table:table-cell>
          <table:table-cell office:value-type="float" office:value="950215" calcext:value-type="float">
            <text:p>950215</text:p>
          </table:table-cell>
        </table:table-row>
        <table:table-row table:style-name="ro2">
          <table:table-cell office:value-type="string" calcext:value-type="string">
            <text:p><text:a xlink:href="javascript:sym(5422)" xlink:type="simple">Jīnhuá</text:a> [Jinhu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金华市</text:p>
          </table:table-cell>
          <table:table-cell office:value-type="string" calcext:value-type="string">
            <text:p>ZJ</text:p>
          </table:table-cell>
          <table:table-cell office:value-type="float" office:value="183304" calcext:value-type="float">
            <text:p>183304</text:p>
          </table:table-cell>
          <table:table-cell office:value-type="float" office:value="442104" calcext:value-type="float">
            <text:p>442104</text:p>
          </table:table-cell>
          <table:table-cell office:value-type="float" office:value="710597" calcext:value-type="float">
            <text:p>710597</text:p>
          </table:table-cell>
          <table:table-cell office:value-type="float" office:value="1040948" calcext:value-type="float">
            <text:p>1040948</text:p>
          </table:table-cell>
        </table:table-row>
        <table:table-row table:style-name="ro1">
          <table:table-cell office:value-type="string" calcext:value-type="string">
            <text:p><text:a xlink:href="javascript:sym(5424)" xlink:type="simple">Jìníng</text:a> (incl. Yănzhōu) [Jin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济宁市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...</text:p>
          </table:table-cell>
          <table:table-cell office:value-type="float" office:value="1198050" calcext:value-type="float">
            <text:p>1198050</text:p>
          </table:table-cell>
          <table:table-cell office:value-type="float" office:value="1327483" calcext:value-type="float">
            <text:p>1327483</text:p>
          </table:table-cell>
          <table:table-cell office:value-type="float" office:value="1700054" calcext:value-type="float">
            <text:p>1700054</text:p>
          </table:table-cell>
        </table:table-row>
        <table:table-row table:style-name="ro4">
          <table:table-cell office:value-type="string" calcext:value-type="string">
            <text:p><text:a xlink:href="javascript:sym(15651)" xlink:type="simple">Jìnjiā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晋江市</text:p>
          </table:table-cell>
          <table:table-cell office:value-type="string" calcext:value-type="string">
            <text:p>FJ</text:p>
          </table:table-cell>
          <table:table-cell office:value-type="float" office:value="97990" calcext:value-type="float">
            <text:p>97990</text:p>
          </table:table-cell>
          <table:table-cell office:value-type="float" office:value="480433" calcext:value-type="float">
            <text:p>480433</text:p>
          </table:table-cell>
          <table:table-cell office:value-type="float" office:value="1172827" calcext:value-type="float">
            <text:p>1172827</text:p>
          </table:table-cell>
          <table:table-cell office:value-type="float" office:value="1416151" calcext:value-type="float">
            <text:p>1416151</text:p>
          </table:table-cell>
        </table:table-row>
        <table:table-row table:style-name="ro2">
          <table:table-cell office:value-type="string" calcext:value-type="string">
            <text:p><text:a xlink:href="javascript:sym(5426)" xlink:type="simple">Jĭnzhōu</text:a> [Jin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锦州市</text:p>
          </table:table-cell>
          <table:table-cell office:value-type="string" calcext:value-type="string">
            <text:p>LN</text:p>
          </table:table-cell>
          <table:table-cell office:value-type="float" office:value="591653" calcext:value-type="float">
            <text:p>591653</text:p>
          </table:table-cell>
          <table:table-cell office:value-type="float" office:value="776628" calcext:value-type="float">
            <text:p>776628</text:p>
          </table:table-cell>
          <table:table-cell office:value-type="float" office:value="946098" calcext:value-type="float">
            <text:p>946098</text:p>
          </table:table-cell>
          <table:table-cell office:value-type="float" office:value="1021478" calcext:value-type="float">
            <text:p>1021478</text:p>
          </table:table-cell>
        </table:table-row>
        <table:table-row table:style-name="ro4">
          <table:table-cell office:value-type="string" calcext:value-type="string">
            <text:p><text:a xlink:href="javascript:sym(5427)" xlink:type="simple">Jiŭjiā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九江市</text:p>
          </table:table-cell>
          <table:table-cell office:value-type="string" calcext:value-type="string">
            <text:p>JX</text:p>
          </table:table-cell>
          <table:table-cell office:value-type="float" office:value="284443" calcext:value-type="float">
            <text:p>284443</text:p>
          </table:table-cell>
          <table:table-cell office:value-type="float" office:value="537960" calcext:value-type="float">
            <text:p>537960</text:p>
          </table:table-cell>
          <table:table-cell office:value-type="float" office:value="704356" calcext:value-type="float">
            <text:p>704356</text:p>
          </table:table-cell>
          <table:table-cell office:value-type="float" office:value="957424" calcext:value-type="float">
            <text:p>957424</text:p>
          </table:table-cell>
        </table:table-row>
        <table:table-row table:style-name="ro4">
          <table:table-cell office:value-type="string" calcext:value-type="string">
            <text:p><text:a xlink:href="javascript:sym(5429)" xlink:type="simple">Jīxī</text:a> [Jix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鸡西市</text:p>
          </table:table-cell>
          <table:table-cell office:value-type="string" calcext:value-type="string">
            <text:p>HL</text:p>
          </table:table-cell>
          <table:table-cell office:value-type="float" office:value="650288" calcext:value-type="float">
            <text:p>650288</text:p>
          </table:table-cell>
          <table:table-cell office:value-type="float" office:value="829931" calcext:value-type="float">
            <text:p>829931</text:p>
          </table:table-cell>
          <table:table-cell office:value-type="float" office:value="746889" calcext:value-type="float">
            <text:p>746889</text:p>
          </table:table-cell>
          <table:table-cell office:value-type="float" office:value="626019" calcext:value-type="float">
            <text:p>626019</text:p>
          </table:table-cell>
        </table:table-row>
        <table:table-row table:style-name="ro1">
          <table:table-cell office:value-type="string" calcext:value-type="string">
            <text:p><text:a xlink:href="javascript:sym(5430)" xlink:type="simple">Kāifēng</text:a> (incl. Xiángfú) [Kaife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开封市</text:p>
          </table:table-cell>
          <table:table-cell office:value-type="string" calcext:value-type="string">
            <text:p>HEN</text:p>
          </table:table-cell>
          <table:table-cell office:value-type="float" office:value="512932" calcext:value-type="float">
            <text:p>512932</text:p>
          </table:table-cell>
          <table:table-cell office:value-type="float" office:value="618232" calcext:value-type="float">
            <text:p>618232</text:p>
          </table:table-cell>
          <table:table-cell office:value-type="float" office:value="894142" calcext:value-type="float">
            <text:p>894142</text:p>
          </table:table-cell>
          <table:table-cell office:value-type="float" office:value="1193802" calcext:value-type="float">
            <text:p>1193802</text:p>
          </table:table-cell>
        </table:table-row>
        <table:table-row table:style-name="ro3">
          <table:table-cell office:value-type="string" calcext:value-type="string">
            <text:p><text:a xlink:href="javascript:sym(5436)" xlink:type="simple">Kūnmíng</text:a> (incl. Chénggòng, Jìnníng) [Kunm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昆明市</text:p>
          </table:table-cell>
          <table:table-cell office:value-type="string" calcext:value-type="string">
            <text:p>YN</text:p>
          </table:table-cell>
          <table:table-cell office:value-type="float" office:value="1142912" calcext:value-type="float">
            <text:p>1142912</text:p>
          </table:table-cell>
          <table:table-cell office:value-type="float" office:value="2643115" calcext:value-type="float">
            <text:p>2643115</text:p>
          </table:table-cell>
          <table:table-cell office:value-type="float" office:value="3385363" calcext:value-type="float">
            <text:p>3385363</text:p>
          </table:table-cell>
          <table:table-cell office:value-type="float" office:value="5273144" calcext:value-type="float">
            <text:p>5273144</text:p>
          </table:table-cell>
        </table:table-row>
        <table:table-row table:style-name="ro4">
          <table:table-cell office:value-type="string" calcext:value-type="string">
            <text:p><text:a xlink:href="javascript:sym(5437)" xlink:type="simple">Kūnshā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昆山市</text:p>
          </table:table-cell>
          <table:table-cell office:value-type="string" calcext:value-type="string">
            <text:p>JS</text:p>
          </table:table-cell>
          <table:table-cell office:value-type="float" office:value="96625" calcext:value-type="float">
            <text:p>96625</text:p>
          </table:table-cell>
          <table:table-cell office:value-type="float" office:value="434429" calcext:value-type="float">
            <text:p>434429</text:p>
          </table:table-cell>
          <table:table-cell office:value-type="float" office:value="1118617" calcext:value-type="float">
            <text:p>1118617</text:p>
          </table:table-cell>
          <table:table-cell office:value-type="float" office:value="1652159" calcext:value-type="float">
            <text:p>1652159</text:p>
          </table:table-cell>
        </table:table-row>
        <table:table-row table:style-name="ro4">
          <table:table-cell office:value-type="string" calcext:value-type="string">
            <text:p><text:a xlink:href="javascript:sym(5439)" xlink:type="simple">Láiwú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莱芜市</text:p>
          </table:table-cell>
          <table:table-cell office:value-type="string" calcext:value-type="string">
            <text:p>SD</text:p>
          </table:table-cell>
          <table:table-cell office:value-type="float" office:value="320698" calcext:value-type="float">
            <text:p>320698</text:p>
          </table:table-cell>
          <table:table-cell office:value-type="float" office:value="486737" calcext:value-type="float">
            <text:p>486737</text:p>
          </table:table-cell>
          <table:table-cell office:value-type="float" office:value="668805" calcext:value-type="float">
            <text:p>668805</text:p>
          </table:table-cell>
          <table:table-cell office:value-type="float" office:value="761440" calcext:value-type="float">
            <text:p>761440</text:p>
          </table:table-cell>
        </table:table-row>
        <table:table-row table:style-name="ro4">
          <table:table-cell office:value-type="string" calcext:value-type="string">
            <text:p><text:a xlink:href="javascript:sym(5442)" xlink:type="simple">Lángfā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廊坊市</text:p>
          </table:table-cell>
          <table:table-cell office:value-type="string" calcext:value-type="string">
            <text:p>HEB</text:p>
          </table:table-cell>
          <table:table-cell office:value-type="float" office:value="160722" calcext:value-type="float">
            <text:p>160722</text:p>
          </table:table-cell>
          <table:table-cell office:value-type="float" office:value="375860" calcext:value-type="float">
            <text:p>375860</text:p>
          </table:table-cell>
          <table:table-cell office:value-type="float" office:value="530840" calcext:value-type="float">
            <text:p>530840</text:p>
          </table:table-cell>
          <table:table-cell office:value-type="float" office:value="886490" calcext:value-type="float">
            <text:p>886490</text:p>
          </table:table-cell>
        </table:table-row>
        <table:table-row table:style-name="ro2">
          <table:table-cell office:value-type="string" calcext:value-type="string">
            <text:p><text:a xlink:href="javascript:sym(5443)" xlink:type="simple">Lánzhōu</text:a> [Lan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兰州市</text:p>
          </table:table-cell>
          <table:table-cell office:value-type="string" calcext:value-type="string">
            <text:p>GS</text:p>
          </table:table-cell>
          <table:table-cell office:value-type="float" office:value="1289756" calcext:value-type="float">
            <text:p>1289756</text:p>
          </table:table-cell>
          <table:table-cell office:value-type="float" office:value="1914163" calcext:value-type="float">
            <text:p>1914163</text:p>
          </table:table-cell>
          <table:table-cell office:value-type="float" office:value="2438595" calcext:value-type="float">
            <text:p>2438595</text:p>
          </table:table-cell>
          <table:table-cell office:value-type="float" office:value="3012577" calcext:value-type="float">
            <text:p>3012577</text:p>
          </table:table-cell>
        </table:table-row>
        <table:table-row table:style-name="ro2">
          <table:table-cell office:value-type="string" calcext:value-type="string">
            <text:p><text:a xlink:href="javascript:sym(5447)" xlink:type="simple">Lèshān</text:a> [Lesh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乐山市</text:p>
          </table:table-cell>
          <table:table-cell office:value-type="string" calcext:value-type="string">
            <text:p>SC</text:p>
          </table:table-cell>
          <table:table-cell office:value-type="float" office:value="297473" calcext:value-type="float">
            <text:p>297473</text:p>
          </table:table-cell>
          <table:table-cell office:value-type="float" office:value="430176" calcext:value-type="float">
            <text:p>430176</text:p>
          </table:table-cell>
          <table:table-cell office:value-type="float" office:value="659267" calcext:value-type="float">
            <text:p>659267</text:p>
          </table:table-cell>
          <table:table-cell office:value-type="float" office:value="802817" calcext:value-type="float">
            <text:p>802817</text:p>
          </table:table-cell>
        </table:table-row>
        <table:table-row table:style-name="ro4">
          <table:table-cell office:value-type="string" calcext:value-type="string">
            <text:p><text:a xlink:href="javascript:sym(5448)" xlink:type="simple">Lhasa</text:a> (Lāsà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拉萨市</text:p>
          </table:table-cell>
          <table:table-cell office:value-type="string" calcext:value-type="string">
            <text:p>XZ</text:p>
          </table:table-cell>
          <table:table-cell office:value-type="float" office:value="91968" calcext:value-type="float">
            <text:p>91968</text:p>
          </table:table-cell>
          <table:table-cell office:value-type="float" office:value="177955" calcext:value-type="float">
            <text:p>177955</text:p>
          </table:table-cell>
          <table:table-cell office:value-type="float" office:value="220252" calcext:value-type="float">
            <text:p>220252</text:p>
          </table:table-cell>
          <table:table-cell office:value-type="float" office:value="568927" calcext:value-type="float">
            <text:p>568927</text:p>
          </table:table-cell>
        </table:table-row>
        <table:table-row table:style-name="ro1">
          <table:table-cell office:value-type="string" calcext:value-type="string">
            <text:p><text:a xlink:href="javascript:sym(5451)" xlink:type="simple">Liányúngăng</text:a> [Lianyung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连云港市</text:p>
          </table:table-cell>
          <table:table-cell office:value-type="string" calcext:value-type="string">
            <text:p>JS</text:p>
          </table:table-cell>
          <table:table-cell office:value-type="float" office:value="344244" calcext:value-type="float">
            <text:p>344244</text:p>
          </table:table-cell>
          <table:table-cell office:value-type="float" office:value="576477" calcext:value-type="float">
            <text:p>576477</text:p>
          </table:table-cell>
          <table:table-cell office:value-type="float" office:value="897393" calcext:value-type="float">
            <text:p>897393</text:p>
          </table:table-cell>
          <table:table-cell office:value-type="float" office:value="1071019" calcext:value-type="float">
            <text:p>1071019</text:p>
          </table:table-cell>
        </table:table-row>
        <table:table-row table:style-name="ro2">
          <table:table-cell office:value-type="string" calcext:value-type="string">
            <text:p><text:a xlink:href="javascript:sym(5452)" xlink:type="simple">Liáochéng</text:a> [Liaoche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聊城市</text:p>
          </table:table-cell>
          <table:table-cell office:value-type="string" calcext:value-type="string">
            <text:p>SD</text:p>
          </table:table-cell>
          <table:table-cell office:value-type="float" office:value="220060" calcext:value-type="float">
            <text:p>220060</text:p>
          </table:table-cell>
          <table:table-cell office:value-type="float" office:value="475546" calcext:value-type="float">
            <text:p>475546</text:p>
          </table:table-cell>
          <table:table-cell office:value-type="float" office:value="606366" calcext:value-type="float">
            <text:p>606366</text:p>
          </table:table-cell>
          <table:table-cell office:value-type="float" office:value="1020430" calcext:value-type="float">
            <text:p>1020430</text:p>
          </table:table-cell>
        </table:table-row>
        <table:table-row table:style-name="ro4">
          <table:table-cell office:value-type="string" calcext:value-type="string">
            <text:p><text:a xlink:href="javascript:sym(5453)" xlink:type="simple">Liáoyá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辽阳市</text:p>
          </table:table-cell>
          <table:table-cell office:value-type="string" calcext:value-type="string">
            <text:p>LN</text:p>
          </table:table-cell>
          <table:table-cell office:value-type="float" office:value="493250" calcext:value-type="float">
            <text:p>493250</text:p>
          </table:table-cell>
          <table:table-cell office:value-type="float" office:value="628771" calcext:value-type="float">
            <text:p>628771</text:p>
          </table:table-cell>
          <table:table-cell office:value-type="float" office:value="735047" calcext:value-type="float">
            <text:p>735047</text:p>
          </table:table-cell>
          <table:table-cell office:value-type="float" office:value="764504" calcext:value-type="float">
            <text:p>764504</text:p>
          </table:table-cell>
        </table:table-row>
        <table:table-row table:style-name="ro4">
          <table:table-cell office:value-type="string" calcext:value-type="string">
            <text:p><text:a xlink:href="javascript:sym(5459)" xlink:type="simple">Línyí</text:a> [Liny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临沂市</text:p>
          </table:table-cell>
          <table:table-cell office:value-type="string" calcext:value-type="string">
            <text:p>SD</text:p>
          </table:table-cell>
          <table:table-cell office:value-type="float" office:value="260558" calcext:value-type="float">
            <text:p>260558</text:p>
          </table:table-cell>
          <table:table-cell office:value-type="float" office:value="1186215" calcext:value-type="float">
            <text:p>1186215</text:p>
          </table:table-cell>
          <table:table-cell office:value-type="float" office:value="1522488" calcext:value-type="float">
            <text:p>1522488</text:p>
          </table:table-cell>
          <table:table-cell office:value-type="float" office:value="2743843" calcext:value-type="float">
            <text:p>2743843</text:p>
          </table:table-cell>
        </table:table-row>
        <table:table-row table:style-name="ro2">
          <table:table-cell office:value-type="string" calcext:value-type="string">
            <text:p><text:a xlink:href="javascript:sym(15779)" xlink:type="simple">Liúyáng</text:a> [Liu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浏阳市</text:p>
          </table:table-cell>
          <table:table-cell office:value-type="string" calcext:value-type="string">
            <text:p>HN</text:p>
          </table:table-cell>
          <table:table-cell office:value-type="float" office:value="59779" calcext:value-type="float">
            <text:p>59779</text:p>
          </table:table-cell>
          <table:table-cell office:value-type="float" office:value="286516" calcext:value-type="float">
            <text:p>286516</text:p>
          </table:table-cell>
          <table:table-cell office:value-type="float" office:value="588081" calcext:value-type="float">
            <text:p>588081</text:p>
          </table:table-cell>
          <table:table-cell office:value-type="float" office:value="886257" calcext:value-type="float">
            <text:p>886257</text:p>
          </table:table-cell>
        </table:table-row>
        <table:table-row table:style-name="ro1">
          <table:table-cell office:value-type="string" calcext:value-type="string">
            <text:p><text:a xlink:href="javascript:sym(5461)" xlink:type="simple">Liŭzhōu</text:a> (incl. Liǔjiāng) [Liu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柳州市</text:p>
          </table:table-cell>
          <table:table-cell office:value-type="string" calcext:value-type="string">
            <text:p>GX</text:p>
          </table:table-cell>
          <table:table-cell office:value-type="float" office:value="661849" calcext:value-type="float">
            <text:p>661849</text:p>
          </table:table-cell>
          <table:table-cell office:value-type="float" office:value="1190072" calcext:value-type="float">
            <text:p>1190072</text:p>
          </table:table-cell>
          <table:table-cell office:value-type="float" office:value="1624571" calcext:value-type="float">
            <text:p>1624571</text:p>
          </table:table-cell>
          <table:table-cell office:value-type="float" office:value="2204841" calcext:value-type="float">
            <text:p>2204841</text:p>
          </table:table-cell>
        </table:table-row>
        <table:table-row table:style-name="ro4">
          <table:table-cell office:value-type="string" calcext:value-type="string">
            <text:p><text:a xlink:href="javascript:sym(5467)" xlink:type="simple">Lù'ān</text:a> [Lu'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六安市</text:p>
          </table:table-cell>
          <table:table-cell office:value-type="string" calcext:value-type="string">
            <text:p>AH</text:p>
          </table:table-cell>
          <table:table-cell office:value-type="float" office:value="202447" calcext:value-type="float">
            <text:p>202447</text:p>
          </table:table-cell>
          <table:table-cell office:value-type="float" office:value="355816" calcext:value-type="float">
            <text:p>355816</text:p>
          </table:table-cell>
          <table:table-cell office:value-type="float" office:value="661217" calcext:value-type="float">
            <text:p>661217</text:p>
          </table:table-cell>
          <table:table-cell office:value-type="float" office:value="1069940" calcext:value-type="float">
            <text:p>1069940</text:p>
          </table:table-cell>
        </table:table-row>
        <table:table-row table:style-name="ro4">
          <table:table-cell office:value-type="string" calcext:value-type="string">
            <text:p><text:a xlink:href="javascript:sym(5468)" xlink:type="simple">Luòhé</text:a> [Luohe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漯河市</text:p>
          </table:table-cell>
          <table:table-cell office:value-type="string" calcext:value-type="string">
            <text:p>HEN</text:p>
          </table:table-cell>
          <table:table-cell office:value-type="float" office:value="106244" calcext:value-type="float">
            <text:p>106244</text:p>
          </table:table-cell>
          <table:table-cell office:value-type="float" office:value="385654" calcext:value-type="float">
            <text:p>385654</text:p>
          </table:table-cell>
          <table:table-cell office:value-type="float" office:value="575956" calcext:value-type="float">
            <text:p>575956</text:p>
          </table:table-cell>
          <table:table-cell office:value-type="float" office:value="807745" calcext:value-type="float">
            <text:p>807745</text:p>
          </table:table-cell>
        </table:table-row>
        <table:table-row table:style-name="ro2">
          <table:table-cell office:value-type="string" calcext:value-type="string">
            <text:p><text:a xlink:href="javascript:sym(5469)" xlink:type="simple">Luòyáng</text:a> [Luo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洛阳市</text:p>
          </table:table-cell>
          <table:table-cell office:value-type="string" calcext:value-type="string">
            <text:p>HEN</text:p>
          </table:table-cell>
          <table:table-cell office:value-type="float" office:value="725360" calcext:value-type="float">
            <text:p>725360</text:p>
          </table:table-cell>
          <table:table-cell office:value-type="float" office:value="1205131" calcext:value-type="float">
            <text:p>1205131</text:p>
          </table:table-cell>
          <table:table-cell office:value-type="float" office:value="1539100" calcext:value-type="float">
            <text:p>1539100</text:p>
          </table:table-cell>
          <table:table-cell office:value-type="float" office:value="2230661" calcext:value-type="float">
            <text:p>2230661</text:p>
          </table:table-cell>
        </table:table-row>
        <table:table-row table:style-name="ro2">
          <table:table-cell office:value-type="string" calcext:value-type="string">
            <text:p><text:a xlink:href="javascript:sym(5470)" xlink:type="simple">Lúzhōu</text:a> [Lu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泸州市</text:p>
          </table:table-cell>
          <table:table-cell office:value-type="string" calcext:value-type="string">
            <text:p>SC</text:p>
          </table:table-cell>
          <table:table-cell office:value-type="float" office:value="272736" calcext:value-type="float">
            <text:p>272736</text:p>
          </table:table-cell>
          <table:table-cell office:value-type="float" office:value="668335" calcext:value-type="float">
            <text:p>668335</text:p>
          </table:table-cell>
          <table:table-cell office:value-type="float" office:value="742274" calcext:value-type="float">
            <text:p>742274</text:p>
          </table:table-cell>
          <table:table-cell office:value-type="float" office:value="1128479" calcext:value-type="float">
            <text:p>1128479</text:p>
          </table:table-cell>
        </table:table-row>
        <table:table-row table:style-name="ro2">
          <table:table-cell office:value-type="string" calcext:value-type="string">
            <text:p><text:a xlink:href="javascript:sym(5471)" xlink:type="simple">Mă'ānshān</text:a> [Ma'ansh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马鞍山市</text:p>
          </table:table-cell>
          <table:table-cell office:value-type="string" calcext:value-type="string">
            <text:p>AH</text:p>
          </table:table-cell>
          <table:table-cell office:value-type="float" office:value="327676" calcext:value-type="float">
            <text:p>327676</text:p>
          </table:table-cell>
          <table:table-cell office:value-type="float" office:value="504703" calcext:value-type="float">
            <text:p>504703</text:p>
          </table:table-cell>
          <table:table-cell office:value-type="float" office:value="657847" calcext:value-type="float">
            <text:p>657847</text:p>
          </table:table-cell>
          <table:table-cell office:value-type="float" office:value="784608" calcext:value-type="float">
            <text:p>784608</text:p>
          </table:table-cell>
        </table:table-row>
        <table:table-row table:style-name="ro1">
          <table:table-cell office:value-type="string" calcext:value-type="string">
            <text:p><text:a xlink:href="javascript:sym(5473)" xlink:type="simple">Màomíng</text:a> (incl. Diànbái) [Maom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茂名市</text:p>
          </table:table-cell>
          <table:table-cell office:value-type="string" calcext:value-type="string">
            <text:p>GD</text:p>
          </table:table-cell>
          <table:table-cell office:value-type="float" office:value="310455" calcext:value-type="float">
            <text:p>310455</text:p>
          </table:table-cell>
          <table:table-cell office:value-type="float" office:value="971469" calcext:value-type="float">
            <text:p>971469</text:p>
          </table:table-cell>
          <table:table-cell office:value-type="float" office:value="1033196" calcext:value-type="float">
            <text:p>1033196</text:p>
          </table:table-cell>
          <table:table-cell office:value-type="float" office:value="1307802" calcext:value-type="float">
            <text:p>1307802</text:p>
          </table:table-cell>
        </table:table-row>
        <table:table-row table:style-name="ro1">
          <table:table-cell office:value-type="string" calcext:value-type="string">
            <text:p><text:a xlink:href="javascript:sym(5476)" xlink:type="simple">Miányáng</text:a> (incl. Ānzhōu) [Mian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绵阳市</text:p>
          </table:table-cell>
          <table:table-cell office:value-type="string" calcext:value-type="string">
            <text:p>SC</text:p>
          </table:table-cell>
          <table:table-cell office:value-type="float" office:value="268698" calcext:value-type="float">
            <text:p>268698</text:p>
          </table:table-cell>
          <table:table-cell office:value-type="float" office:value="880991" calcext:value-type="float">
            <text:p>880991</text:p>
          </table:table-cell>
          <table:table-cell office:value-type="float" office:value="1063272" calcext:value-type="float">
            <text:p>1063272</text:p>
          </table:table-cell>
          <table:table-cell office:value-type="float" office:value="1549499" calcext:value-type="float">
            <text:p>1549499</text:p>
          </table:table-cell>
        </table:table-row>
        <table:table-row table:style-name="ro2">
          <table:table-cell office:value-type="string" calcext:value-type="string">
            <text:p><text:a xlink:href="javascript:sym(5478)" xlink:type="simple">Mŭdānjiāng</text:a> [Mudanji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牡丹江市</text:p>
          </table:table-cell>
          <table:table-cell office:value-type="string" calcext:value-type="string">
            <text:p>HL</text:p>
          </table:table-cell>
          <table:table-cell office:value-type="float" office:value="570273" calcext:value-type="float">
            <text:p>570273</text:p>
          </table:table-cell>
          <table:table-cell office:value-type="float" office:value="672345" calcext:value-type="float">
            <text:p>672345</text:p>
          </table:table-cell>
          <table:table-cell office:value-type="float" office:value="790623" calcext:value-type="float">
            <text:p>790623</text:p>
          </table:table-cell>
          <table:table-cell office:value-type="float" office:value="808216" calcext:value-type="float">
            <text:p>808216</text:p>
          </table:table-cell>
        </table:table-row>
        <table:table-row table:style-name="ro4">
          <table:table-cell office:value-type="string" calcext:value-type="string">
            <text:p><text:a xlink:href="javascript:sym(15655)" xlink:type="simple">Nán'ā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南安市</text:p>
          </table:table-cell>
          <table:table-cell office:value-type="string" calcext:value-type="string">
            <text:p>FJ</text:p>
          </table:table-cell>
          <table:table-cell office:value-type="float" office:value="79580" calcext:value-type="float">
            <text:p>79580</text:p>
          </table:table-cell>
          <table:table-cell office:value-type="float" office:value="456702" calcext:value-type="float">
            <text:p>456702</text:p>
          </table:table-cell>
          <table:table-cell office:value-type="float" office:value="718516" calcext:value-type="float">
            <text:p>718516</text:p>
          </table:table-cell>
          <table:table-cell office:value-type="float" office:value="936897" calcext:value-type="float">
            <text:p>936897</text:p>
          </table:table-cell>
        </table:table-row>
        <table:table-row table:style-name="ro1">
          <table:table-cell office:value-type="string" calcext:value-type="string">
            <text:p><text:a xlink:href="javascript:sym(5479)" xlink:type="simple">Nánchāng</text:a> (incl. Xīnjiàn) [Nanch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南昌市</text:p>
          </table:table-cell>
          <table:table-cell office:value-type="string" calcext:value-type="string">
            <text:p>JX</text:p>
          </table:table-cell>
          <table:table-cell office:value-type="float" office:value="963360" calcext:value-type="float">
            <text:p>963360</text:p>
          </table:table-cell>
          <table:table-cell office:value-type="float" office:value="1810025" calcext:value-type="float">
            <text:p>1810025</text:p>
          </table:table-cell>
          <table:table-cell office:value-type="float" office:value="2614380" calcext:value-type="float">
            <text:p>2614380</text:p>
          </table:table-cell>
          <table:table-cell office:value-type="float" office:value="3518975" calcext:value-type="float">
            <text:p>3518975</text:p>
          </table:table-cell>
        </table:table-row>
        <table:table-row table:style-name="ro4">
          <table:table-cell office:value-type="string" calcext:value-type="string">
            <text:p><text:a xlink:href="javascript:sym(33933)" xlink:type="simple">Nánchāng</text:a></text:p>
          </table:table-cell>
          <table:table-cell office:value-type="string" calcext:value-type="string">
            <text:p>Cnty</text:p>
          </table:table-cell>
          <table:table-cell office:value-type="string" calcext:value-type="string">
            <text:p>南昌县</text:p>
          </table:table-cell>
          <table:table-cell office:value-type="string" calcext:value-type="string">
            <text:p>JX</text:p>
          </table:table-cell>
          <table:table-cell office:value-type="float" office:value="71000" calcext:value-type="float">
            <text:p>71000</text:p>
          </table:table-cell>
          <table:table-cell office:value-type="float" office:value="122535" calcext:value-type="float">
            <text:p>122535</text:p>
          </table:table-cell>
          <table:table-cell office:value-type="float" office:value="428785" calcext:value-type="float">
            <text:p>428785</text:p>
          </table:table-cell>
          <table:table-cell office:value-type="float" office:value="916463" calcext:value-type="float">
            <text:p>916463</text:p>
          </table:table-cell>
        </table:table-row>
        <table:table-row table:style-name="ro2">
          <table:table-cell office:value-type="string" calcext:value-type="string">
            <text:p><text:a xlink:href="javascript:sym(5480)" xlink:type="simple">Nánchōng</text:a> [Nancho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南充市</text:p>
          </table:table-cell>
          <table:table-cell office:value-type="string" calcext:value-type="string">
            <text:p>SC</text:p>
          </table:table-cell>
          <table:table-cell office:value-type="float" office:value="348201" calcext:value-type="float">
            <text:p>348201</text:p>
          </table:table-cell>
          <table:table-cell office:value-type="float" office:value="621403" calcext:value-type="float">
            <text:p>621403</text:p>
          </table:table-cell>
          <table:table-cell office:value-type="float" office:value="890402" calcext:value-type="float">
            <text:p>890402</text:p>
          </table:table-cell>
          <table:table-cell office:value-type="float" office:value="1254455" calcext:value-type="float">
            <text:p>1254455</text:p>
          </table:table-cell>
        </table:table-row>
        <table:table-row table:style-name="ro3">
          <table:table-cell office:value-type="string" calcext:value-type="string">
            <text:p><text:a xlink:href="javascript:sym(5481)" xlink:type="simple">Nánjīng</text:a> (incl. Jiāngníng, Jiāngpǔ, Lùhé) [Nank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南京市</text:p>
          </table:table-cell>
          <table:table-cell office:value-type="string" calcext:value-type="string">
            <text:p>JS</text:p>
          </table:table-cell>
          <table:table-cell office:value-type="float" office:value="2322947" calcext:value-type="float">
            <text:p>2322947</text:p>
          </table:table-cell>
          <table:table-cell office:value-type="float" office:value="4042337" calcext:value-type="float">
            <text:p>4042337</text:p>
          </table:table-cell>
          <table:table-cell office:value-type="float" office:value="5827888" calcext:value-type="float">
            <text:p>5827888</text:p>
          </table:table-cell>
          <table:table-cell office:value-type="float" office:value="7519814" calcext:value-type="float">
            <text:p>7519814</text:p>
          </table:table-cell>
        </table:table-row>
        <table:table-row table:style-name="ro1">
          <table:table-cell office:value-type="string" calcext:value-type="string">
            <text:p><text:a xlink:href="javascript:sym(5482)" xlink:type="simple">Nánníng</text:a> (incl. Yōngníng) [Nann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南宁市</text:p>
          </table:table-cell>
          <table:table-cell office:value-type="string" calcext:value-type="string">
            <text:p>GX</text:p>
          </table:table-cell>
          <table:table-cell office:value-type="float" office:value="817206" calcext:value-type="float">
            <text:p>817206</text:p>
          </table:table-cell>
          <table:table-cell office:value-type="float" office:value="1667159" calcext:value-type="float">
            <text:p>1667159</text:p>
          </table:table-cell>
          <table:table-cell office:value-type="float" office:value="2660833" calcext:value-type="float">
            <text:p>2660833</text:p>
          </table:table-cell>
          <table:table-cell office:value-type="float" office:value="4582703" calcext:value-type="float">
            <text:p>4582703</text:p>
          </table:table-cell>
        </table:table-row>
        <table:table-row table:style-name="ro3">
          <table:table-cell office:value-type="string" calcext:value-type="string">
            <text:p><text:a xlink:href="javascript:sym(5484)" xlink:type="simple">Nántōng</text:a> (incl. Tōngzhōu, Hăimén) [Nanto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南通市</text:p>
          </table:table-cell>
          <table:table-cell office:value-type="string" calcext:value-type="string">
            <text:p>JS</text:p>
          </table:table-cell>
          <table:table-cell office:value-type="float" office:value="527476" calcext:value-type="float">
            <text:p>527476</text:p>
          </table:table-cell>
          <table:table-cell office:value-type="float" office:value="1335957" calcext:value-type="float">
            <text:p>1335957</text:p>
          </table:table-cell>
          <table:table-cell office:value-type="float" office:value="2066166" calcext:value-type="float">
            <text:p>2066166</text:p>
          </table:table-cell>
          <table:table-cell office:value-type="float" office:value="2987600" calcext:value-type="float">
            <text:p>2987600</text:p>
          </table:table-cell>
        </table:table-row>
        <table:table-row table:style-name="ro2">
          <table:table-cell office:value-type="string" calcext:value-type="string">
            <text:p><text:a xlink:href="javascript:sym(5485)" xlink:type="simple">Nányáng</text:a> [Nan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南阳市</text:p>
          </table:table-cell>
          <table:table-cell office:value-type="string" calcext:value-type="string">
            <text:p>HEN</text:p>
          </table:table-cell>
          <table:table-cell office:value-type="float" office:value="228293" calcext:value-type="float">
            <text:p>228293</text:p>
          </table:table-cell>
          <table:table-cell office:value-type="float" office:value="696638" calcext:value-type="float">
            <text:p>696638</text:p>
          </table:table-cell>
          <table:table-cell office:value-type="float" office:value="899899" calcext:value-type="float">
            <text:p>899899</text:p>
          </table:table-cell>
          <table:table-cell office:value-type="float" office:value="1407616" calcext:value-type="float">
            <text:p>1407616</text:p>
          </table:table-cell>
        </table:table-row>
        <table:table-row table:style-name="ro1">
          <table:table-cell office:value-type="string" calcext:value-type="string">
            <text:p><text:a xlink:href="javascript:sym(5487)" xlink:type="simple">Níngbō</text:a> (incl. Yínzhōu) [Ningbo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宁波市</text:p>
          </table:table-cell>
          <table:table-cell office:value-type="string" calcext:value-type="string">
            <text:p>ZJ</text:p>
          </table:table-cell>
          <table:table-cell office:value-type="float" office:value="753719" calcext:value-type="float">
            <text:p>753719</text:p>
          </table:table-cell>
          <table:table-cell office:value-type="float" office:value="1696811" calcext:value-type="float">
            <text:p>1696811</text:p>
          </table:table-cell>
          <table:table-cell office:value-type="float" office:value="2583073" calcext:value-type="float">
            <text:p>2583073</text:p>
          </table:table-cell>
          <table:table-cell office:value-type="float" office:value="3731203" calcext:value-type="float">
            <text:p>3731203</text:p>
          </table:table-cell>
        </table:table-row>
        <table:table-row table:style-name="ro2">
          <table:table-cell office:value-type="string" calcext:value-type="string">
            <text:p><text:a xlink:href="javascript:sym(15776)" xlink:type="simple">Níngxiāng</text:a> [Ningxi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宁乡市</text:p>
          </table:table-cell>
          <table:table-cell office:value-type="string" calcext:value-type="string">
            <text:p>HN</text:p>
          </table:table-cell>
          <table:table-cell office:value-type="float" office:value="74187" calcext:value-type="float">
            <text:p>74187</text:p>
          </table:table-cell>
          <table:table-cell office:value-type="float" office:value="95766" calcext:value-type="float">
            <text:p>95766</text:p>
          </table:table-cell>
          <table:table-cell office:value-type="float" office:value="498055" calcext:value-type="float">
            <text:p>498055</text:p>
          </table:table-cell>
          <table:table-cell office:value-type="float" office:value="759080" calcext:value-type="float">
            <text:p>759080</text:p>
          </table:table-cell>
        </table:table-row>
        <table:table-row table:style-name="ro1">
          <table:table-cell office:value-type="string" calcext:value-type="string">
            <text:p><text:a xlink:href="javascript:sym(5488)" xlink:type="simple">Pánjĭn</text:a> (incl. Dàwā) [Panji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盘锦市</text:p>
          </table:table-cell>
          <table:table-cell office:value-type="string" calcext:value-type="string">
            <text:p>LN</text:p>
          </table:table-cell>
          <table:table-cell office:value-type="float" office:value="423727" calcext:value-type="float">
            <text:p>423727</text:p>
          </table:table-cell>
          <table:table-cell office:value-type="float" office:value="694160" calcext:value-type="float">
            <text:p>694160</text:p>
          </table:table-cell>
          <table:table-cell office:value-type="float" office:value="857993" calcext:value-type="float">
            <text:p>857993</text:p>
          </table:table-cell>
          <table:table-cell office:value-type="float" office:value="980422" calcext:value-type="float">
            <text:p>980422</text:p>
          </table:table-cell>
        </table:table-row>
        <table:table-row table:style-name="ro1">
          <table:table-cell office:value-type="string" calcext:value-type="string">
            <text:p><text:a xlink:href="javascript:sym(5489)" xlink:type="simple">Píngdĭngshān</text:a> [Pingdingsh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平顶山市</text:p>
          </table:table-cell>
          <table:table-cell office:value-type="string" calcext:value-type="string">
            <text:p>HEN</text:p>
          </table:table-cell>
          <table:table-cell office:value-type="float" office:value="430841" calcext:value-type="float">
            <text:p>430841</text:p>
          </table:table-cell>
          <table:table-cell office:value-type="float" office:value="847404" calcext:value-type="float">
            <text:p>847404</text:p>
          </table:table-cell>
          <table:table-cell office:value-type="float" office:value="813020" calcext:value-type="float">
            <text:p>813020</text:p>
          </table:table-cell>
          <table:table-cell office:value-type="float" office:value="1045966" calcext:value-type="float">
            <text:p>1045966</text:p>
          </table:table-cell>
        </table:table-row>
        <table:table-row table:style-name="ro2">
          <table:table-cell office:value-type="string" calcext:value-type="string">
            <text:p><text:a xlink:href="javascript:sym(14573)" xlink:type="simple">Pīzhōu</text:a> (Pīxià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邳州市</text:p>
          </table:table-cell>
          <table:table-cell office:value-type="string" calcext:value-type="string">
            <text:p>JS</text:p>
          </table:table-cell>
          <table:table-cell office:value-type="float" office:value="73946" calcext:value-type="float">
            <text:p>73946</text:p>
          </table:table-cell>
          <table:table-cell office:value-type="float" office:value="366496" calcext:value-type="float">
            <text:p>366496</text:p>
          </table:table-cell>
          <table:table-cell office:value-type="float" office:value="631572" calcext:value-type="float">
            <text:p>631572</text:p>
          </table:table-cell>
          <table:table-cell office:value-type="float" office:value="850815" calcext:value-type="float">
            <text:p>850815</text:p>
          </table:table-cell>
        </table:table-row>
        <table:table-row table:style-name="ro4">
          <table:table-cell office:value-type="string" calcext:value-type="string">
            <text:p><text:a xlink:href="javascript:sym(15837)" xlink:type="simple">Pŭní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普宁市</text:p>
          </table:table-cell>
          <table:table-cell office:value-type="string" calcext:value-type="string">
            <text:p>GD</text:p>
          </table:table-cell>
          <table:table-cell office:value-type="float" office:value="75593" calcext:value-type="float">
            <text:p>75593</text:p>
          </table:table-cell>
          <table:table-cell office:value-type="float" office:value="646327" calcext:value-type="float">
            <text:p>646327</text:p>
          </table:table-cell>
          <table:table-cell office:value-type="float" office:value="874954" calcext:value-type="float">
            <text:p>874954</text:p>
          </table:table-cell>
          <table:table-cell office:value-type="float" office:value="935668" calcext:value-type="float">
            <text:p>935668</text:p>
          </table:table-cell>
        </table:table-row>
        <table:table-row table:style-name="ro4">
          <table:table-cell office:value-type="string" calcext:value-type="string">
            <text:p><text:a xlink:href="javascript:sym(12304)" xlink:type="simple">Pútián</text:a> [Puti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莆田市</text:p>
          </table:table-cell>
          <table:table-cell office:value-type="string" calcext:value-type="string">
            <text:p>FJ</text:p>
          </table:table-cell>
          <table:table-cell office:value-type="float" office:value="131972" calcext:value-type="float">
            <text:p>131972</text:p>
          </table:table-cell>
          <table:table-cell office:value-type="float" office:value="627124" calcext:value-type="float">
            <text:p>627124</text:p>
          </table:table-cell>
          <table:table-cell office:value-type="float" office:value="1107199" calcext:value-type="float">
            <text:p>1107199</text:p>
          </table:table-cell>
          <table:table-cell office:value-type="float" office:value="1539389" calcext:value-type="float">
            <text:p>1539389</text:p>
          </table:table-cell>
        </table:table-row>
        <table:table-row table:style-name="ro2">
          <table:table-cell office:value-type="string" calcext:value-type="string">
            <text:p><text:a xlink:href="javascript:sym(5493)" xlink:type="simple">Púyáng</text:a> [Pu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濮阳市</text:p>
          </table:table-cell>
          <table:table-cell office:value-type="string" calcext:value-type="string">
            <text:p>HEN</text:p>
          </table:table-cell>
          <table:table-cell office:value-type="float" office:value="151582" calcext:value-type="float">
            <text:p>151582</text:p>
          </table:table-cell>
          <table:table-cell office:value-type="float" office:value="448290" calcext:value-type="float">
            <text:p>448290</text:p>
          </table:table-cell>
          <table:table-cell office:value-type="float" office:value="465980" calcext:value-type="float">
            <text:p>465980</text:p>
          </table:table-cell>
          <table:table-cell office:value-type="float" office:value="824397" calcext:value-type="float">
            <text:p>824397</text:p>
          </table:table-cell>
        </table:table-row>
        <table:table-row table:style-name="ro1">
          <table:table-cell office:value-type="string" calcext:value-type="string">
            <text:p><text:a xlink:href="javascript:sym(5496)" xlink:type="simple">Qīngdăo</text:a> (incl. Jiāonán, Jímò) [Tsingtao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青岛市</text:p>
          </table:table-cell>
          <table:table-cell office:value-type="string" calcext:value-type="string">
            <text:p>SD</text:p>
          </table:table-cell>
          <table:table-cell office:value-type="float" office:value="1461927" calcext:value-type="float">
            <text:p>1461927</text:p>
          </table:table-cell>
          <table:table-cell office:value-type="float" office:value="3413037" calcext:value-type="float">
            <text:p>3413037</text:p>
          </table:table-cell>
          <table:table-cell office:value-type="float" office:value="4556077" calcext:value-type="float">
            <text:p>4556077</text:p>
          </table:table-cell>
          <table:table-cell office:value-type="float" office:value="6165279" calcext:value-type="float">
            <text:p>6165279</text:p>
          </table:table-cell>
        </table:table-row>
        <table:table-row table:style-name="ro3">
          <table:table-cell office:value-type="string" calcext:value-type="string">
            <text:p><text:a xlink:href="javascript:sym(5497)" xlink:type="simple">Qīngyuăn</text:a> (incl. Qīngxīn) [Qingyu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清远市</text:p>
          </table:table-cell>
          <table:table-cell office:value-type="string" calcext:value-type="string">
            <text:p>GD</text:p>
          </table:table-cell>
          <table:table-cell office:value-type="float" office:value="167892" calcext:value-type="float">
            <text:p>167892</text:p>
          </table:table-cell>
          <table:table-cell office:value-type="float" office:value="350545" calcext:value-type="float">
            <text:p>350545</text:p>
          </table:table-cell>
          <table:table-cell office:value-type="float" office:value="916453" calcext:value-type="float">
            <text:p>916453</text:p>
          </table:table-cell>
          <table:table-cell office:value-type="float" office:value="1197581" calcext:value-type="float">
            <text:p>1197581</text:p>
          </table:table-cell>
        </table:table-row>
        <table:table-row table:style-name="ro1">
          <table:table-cell office:value-type="string" calcext:value-type="string">
            <text:p><text:a xlink:href="javascript:sym(5499)" xlink:type="simple">Qínhuángdăo</text:a> (incl. Fŭníng) [Qinhuangdao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秦皇岛市</text:p>
          </table:table-cell>
          <table:table-cell office:value-type="string" calcext:value-type="string">
            <text:p>HEB</text:p>
          </table:table-cell>
          <table:table-cell office:value-type="float" office:value="381187" calcext:value-type="float">
            <text:p>381187</text:p>
          </table:table-cell>
          <table:table-cell office:value-type="float" office:value="761022" calcext:value-type="float">
            <text:p>761022</text:p>
          </table:table-cell>
          <table:table-cell office:value-type="float" office:value="1088587" calcext:value-type="float">
            <text:p>1088587</text:p>
          </table:table-cell>
          <table:table-cell office:value-type="float" office:value="1520199" calcext:value-type="float">
            <text:p>1520199</text:p>
          </table:table-cell>
        </table:table-row>
        <table:table-row table:style-name="ro4">
          <table:table-cell office:value-type="string" calcext:value-type="string">
            <text:p><text:a xlink:href="javascript:sym(5500)" xlink:type="simple">Qīnzhō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钦州市</text:p>
          </table:table-cell>
          <table:table-cell office:value-type="string" calcext:value-type="string">
            <text:p>GX</text:p>
          </table:table-cell>
          <table:table-cell office:value-type="float" office:value="118033" calcext:value-type="float">
            <text:p>118033</text:p>
          </table:table-cell>
          <table:table-cell office:value-type="float" office:value="367379" calcext:value-type="float">
            <text:p>367379</text:p>
          </table:table-cell>
          <table:table-cell office:value-type="float" office:value="489139" calcext:value-type="float">
            <text:p>489139</text:p>
          </table:table-cell>
          <table:table-cell office:value-type="float" office:value="771052" calcext:value-type="float">
            <text:p>771052</text:p>
          </table:table-cell>
        </table:table-row>
        <table:table-row table:style-name="ro2">
          <table:table-cell office:value-type="string" calcext:value-type="string">
            <text:p><text:a xlink:href="javascript:sym(5502)" xlink:type="simple">Qíqíhā'ĕr</text:a> [Qiqihar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齐齐哈尔市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...</text:p>
          </table:table-cell>
          <table:table-cell office:value-type="float" office:value="1031624" calcext:value-type="float">
            <text:p>1031624</text:p>
          </table:table-cell>
          <table:table-cell office:value-type="float" office:value="1033174" calcext:value-type="float">
            <text:p>1033174</text:p>
          </table:table-cell>
          <table:table-cell office:value-type="float" office:value="1029522" calcext:value-type="float">
            <text:p>1029522</text:p>
          </table:table-cell>
        </table:table-row>
        <table:table-row table:style-name="ro4">
          <table:table-cell office:value-type="string" calcext:value-type="string">
            <text:p><text:a xlink:href="javascript:sym(5504)" xlink:type="simple">Quánzhō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泉州市</text:p>
          </table:table-cell>
          <table:table-cell office:value-type="string" calcext:value-type="string">
            <text:p>FJ</text:p>
          </table:table-cell>
          <table:table-cell office:value-type="float" office:value="173571" calcext:value-type="float">
            <text:p>173571</text:p>
          </table:table-cell>
          <table:table-cell office:value-type="float" office:value="764100" calcext:value-type="float">
            <text:p>764100</text:p>
          </table:table-cell>
          <table:table-cell office:value-type="float" office:value="1154731" calcext:value-type="float">
            <text:p>1154731</text:p>
          </table:table-cell>
          <table:table-cell office:value-type="float" office:value="1469157" calcext:value-type="float">
            <text:p>1469157</text:p>
          </table:table-cell>
        </table:table-row>
        <table:table-row table:style-name="ro1">
          <table:table-cell office:value-type="string" calcext:value-type="string">
            <text:p><text:a xlink:href="javascript:sym(5505)" xlink:type="simple">Qŭjìng</text:a> (incl. Zhānyì) [Quj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曲靖市</text:p>
          </table:table-cell>
          <table:table-cell office:value-type="string" calcext:value-type="string">
            <text:p>YN</text:p>
          </table:table-cell>
          <table:table-cell office:value-type="float" office:value="165075" calcext:value-type="float">
            <text:p>165075</text:p>
          </table:table-cell>
          <table:table-cell office:value-type="float" office:value="372086" calcext:value-type="float">
            <text:p>372086</text:p>
          </table:table-cell>
          <table:table-cell office:value-type="float" office:value="646046" calcext:value-type="float">
            <text:p>646046</text:p>
          </table:table-cell>
          <table:table-cell office:value-type="float" office:value="976161" calcext:value-type="float">
            <text:p>976161</text:p>
          </table:table-cell>
        </table:table-row>
        <table:table-row table:style-name="ro2">
          <table:table-cell office:value-type="string" calcext:value-type="string">
            <text:p><text:a xlink:href="javascript:sym(5508)" xlink:type="simple">Rìzhào</text:a> [Rizhao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日照市</text:p>
          </table:table-cell>
          <table:table-cell office:value-type="string" calcext:value-type="string">
            <text:p>SD</text:p>
          </table:table-cell>
          <table:table-cell office:value-type="float" office:value="248388" calcext:value-type="float">
            <text:p>248388</text:p>
          </table:table-cell>
          <table:table-cell office:value-type="float" office:value="631562" calcext:value-type="float">
            <text:p>631562</text:p>
          </table:table-cell>
          <table:table-cell office:value-type="float" office:value="902272" calcext:value-type="float">
            <text:p>902272</text:p>
          </table:table-cell>
          <table:table-cell office:value-type="float" office:value="1147175" calcext:value-type="float">
            <text:p>1147175</text:p>
          </table:table-cell>
        </table:table-row>
        <table:table-row table:style-name="ro4">
          <table:table-cell office:value-type="string" calcext:value-type="string">
            <text:p><text:a xlink:href="javascript:sym(14565)" xlink:type="simple">Rúgā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如皋市</text:p>
          </table:table-cell>
          <table:table-cell office:value-type="string" calcext:value-type="string">
            <text:p>JS</text:p>
          </table:table-cell>
          <table:table-cell office:value-type="float" office:value="94152" calcext:value-type="float">
            <text:p>94152</text:p>
          </table:table-cell>
          <table:table-cell office:value-type="float" office:value="340836" calcext:value-type="float">
            <text:p>340836</text:p>
          </table:table-cell>
          <table:table-cell office:value-type="float" office:value="614909" calcext:value-type="float">
            <text:p>614909</text:p>
          </table:table-cell>
          <table:table-cell office:value-type="float" office:value="761879" calcext:value-type="float">
            <text:p>761879</text:p>
          </table:table-cell>
        </table:table-row>
        <table:table-row table:style-name="ro4">
          <table:table-cell office:value-type="string" calcext:value-type="string">
            <text:p><text:a xlink:href="javascript:sym(5509)" xlink:type="simple">Ruì'ā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瑞安市</text:p>
          </table:table-cell>
          <table:table-cell office:value-type="string" calcext:value-type="string">
            <text:p>ZJ</text:p>
          </table:table-cell>
          <table:table-cell office:value-type="float" office:value="230138" calcext:value-type="float">
            <text:p>230138</text:p>
          </table:table-cell>
          <table:table-cell office:value-type="float" office:value="465230" calcext:value-type="float">
            <text:p>465230</text:p>
          </table:table-cell>
          <table:table-cell office:value-type="float" office:value="927383" calcext:value-type="float">
            <text:p>927383</text:p>
          </table:table-cell>
          <table:table-cell office:value-type="float" office:value="1012731" calcext:value-type="float">
            <text:p>1012731</text:p>
          </table:table-cell>
        </table:table-row>
        <table:table-row table:style-name="ro4">
          <table:table-cell office:value-type="string" calcext:value-type="string">
            <text:p><text:a xlink:href="javascript:sym(20509)" xlink:type="simple">Sānhé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三河市</text:p>
          </table:table-cell>
          <table:table-cell office:value-type="string" calcext:value-type="string">
            <text:p>HEB</text:p>
          </table:table-cell>
          <table:table-cell office:value-type="float" office:value="34185" calcext:value-type="float">
            <text:p>34185</text:p>
          </table:table-cell>
          <table:table-cell office:value-type="float" office:value="193876" calcext:value-type="float">
            <text:p>193876</text:p>
          </table:table-cell>
          <table:table-cell office:value-type="float" office:value="386902" calcext:value-type="float">
            <text:p>386902</text:p>
          </table:table-cell>
          <table:table-cell office:value-type="float" office:value="760107" calcext:value-type="float">
            <text:p>760107</text:p>
          </table:table-cell>
        </table:table-row>
        <table:table-row table:style-name="ro2">
          <table:table-cell office:value-type="string" calcext:value-type="string">
            <text:p><text:a xlink:href="javascript:sym(5513)" xlink:type="simple">Shànghăi</text:a> [Shangha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上海市</text:p>
          </table:table-cell>
          <table:table-cell office:value-type="string" calcext:value-type="string">
            <text:p>SH</text:p>
          </table:table-cell>
          <table:table-cell office:value-type="float" office:value="8280732" calcext:value-type="float">
            <text:p>8280732</text:p>
          </table:table-cell>
          <table:table-cell office:value-type="float" office:value="14230992" calcext:value-type="float">
            <text:p>14230992</text:p>
          </table:table-cell>
          <table:table-cell office:value-type="float" office:value="20217748" calcext:value-type="float">
            <text:p>20217748</text:p>
          </table:table-cell>
          <table:table-cell office:value-type="float" office:value="21909814" calcext:value-type="float">
            <text:p>21909814</text:p>
          </table:table-cell>
        </table:table-row>
        <table:table-row table:style-name="ro2">
          <table:table-cell office:value-type="string" calcext:value-type="string">
            <text:p><text:a xlink:href="javascript:sym(5514)" xlink:type="simple">Shāngqiū</text:a> [Shangqi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商丘市</text:p>
          </table:table-cell>
          <table:table-cell office:value-type="string" calcext:value-type="string">
            <text:p>HEN</text:p>
          </table:table-cell>
          <table:table-cell office:value-type="float" office:value="164475" calcext:value-type="float">
            <text:p>164475</text:p>
          </table:table-cell>
          <table:table-cell office:value-type="float" office:value="457625" calcext:value-type="float">
            <text:p>457625</text:p>
          </table:table-cell>
          <table:table-cell office:value-type="float" office:value="618549" calcext:value-type="float">
            <text:p>618549</text:p>
          </table:table-cell>
          <table:table-cell office:value-type="float" office:value="1031123" calcext:value-type="float">
            <text:p>1031123</text:p>
          </table:table-cell>
        </table:table-row>
        <table:table-row table:style-name="ro3">
          <table:table-cell office:value-type="string" calcext:value-type="string">
            <text:p><text:a xlink:href="javascript:sym(5515)" xlink:type="simple">Shàngráo</text:a> (incl. Guăngfēng, Guǎngxìn) [Shangrao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上饶市</text:p>
          </table:table-cell>
          <table:table-cell office:value-type="string" calcext:value-type="string">
            <text:p>JX</text:p>
          </table:table-cell>
          <table:table-cell office:value-type="float" office:value="175866" calcext:value-type="float">
            <text:p>175866</text:p>
          </table:table-cell>
          <table:table-cell office:value-type="float" office:value="360862" calcext:value-type="float">
            <text:p>360862</text:p>
          </table:table-cell>
          <table:table-cell office:value-type="float" office:value="885740" calcext:value-type="float">
            <text:p>885740</text:p>
          </table:table-cell>
          <table:table-cell office:value-type="float" office:value="1342220" calcext:value-type="float">
            <text:p>1342220</text:p>
          </table:table-cell>
        </table:table-row>
        <table:table-row table:style-name="ro3">
          <table:table-cell office:value-type="string" calcext:value-type="string">
            <text:p><text:a xlink:href="javascript:sym(5517)" xlink:type="simple">Shàntóu</text:a> (incl. Cháoyáng, Chénghǎi) [Shant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汕头市</text:p>
          </table:table-cell>
          <table:table-cell office:value-type="string" calcext:value-type="string">
            <text:p>GD</text:p>
          </table:table-cell>
          <table:table-cell office:value-type="float" office:value="1750256" calcext:value-type="float">
            <text:p>1750256</text:p>
          </table:table-cell>
          <table:table-cell office:value-type="float" office:value="3070364" calcext:value-type="float">
            <text:p>3070364</text:p>
          </table:table-cell>
          <table:table-cell office:value-type="float" office:value="3644017" calcext:value-type="float">
            <text:p>3644017</text:p>
          </table:table-cell>
          <table:table-cell office:value-type="float" office:value="3838900" calcext:value-type="float">
            <text:p>3838900</text:p>
          </table:table-cell>
        </table:table-row>
        <table:table-row table:style-name="ro3">
          <table:table-cell office:value-type="string" calcext:value-type="string">
            <text:p><text:a xlink:href="javascript:sym(5519)" xlink:type="simple">Sháoguān</text:a> (incl. Qūjiāng) [Shaogu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韶关市</text:p>
          </table:table-cell>
          <table:table-cell office:value-type="string" calcext:value-type="string">
            <text:p>GD</text:p>
          </table:table-cell>
          <table:table-cell office:value-type="float" office:value="313801" calcext:value-type="float">
            <text:p>313801</text:p>
          </table:table-cell>
          <table:table-cell office:value-type="float" office:value="693731" calcext:value-type="float">
            <text:p>693731</text:p>
          </table:table-cell>
          <table:table-cell office:value-type="float" office:value="726267" calcext:value-type="float">
            <text:p>726267</text:p>
          </table:table-cell>
          <table:table-cell office:value-type="float" office:value="803375" calcext:value-type="float">
            <text:p>803375</text:p>
          </table:table-cell>
        </table:table-row>
        <table:table-row table:style-name="ro1">
          <table:table-cell office:value-type="string" calcext:value-type="string">
            <text:p><text:a xlink:href="javascript:sym(5520)" xlink:type="simple">Shàoxīng</text:a> (incl. Shàngyú, Shàoxīng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绍兴市</text:p>
          </table:table-cell>
          <table:table-cell office:value-type="string" calcext:value-type="string">
            <text:p>ZJ</text:p>
          </table:table-cell>
          <table:table-cell office:value-type="float" office:value="412698" calcext:value-type="float">
            <text:p>412698</text:p>
          </table:table-cell>
          <table:table-cell office:value-type="float" office:value="1153416" calcext:value-type="float">
            <text:p>1153416</text:p>
          </table:table-cell>
          <table:table-cell office:value-type="float" office:value="1725726" calcext:value-type="float">
            <text:p>1725726</text:p>
          </table:table-cell>
          <table:table-cell office:value-type="float" office:value="2333080" calcext:value-type="float">
            <text:p>2333080</text:p>
          </table:table-cell>
        </table:table-row>
        <table:table-row table:style-name="ro2">
          <table:table-cell office:value-type="string" calcext:value-type="string">
            <text:p><text:a xlink:href="javascript:sym(5523)" xlink:type="simple">Shĕnyáng</text:a> [Shen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沈阳市</text:p>
          </table:table-cell>
          <table:table-cell office:value-type="string" calcext:value-type="string">
            <text:p>LN</text:p>
          </table:table-cell>
          <table:table-cell office:value-type="float" office:value="3650678" calcext:value-type="float">
            <text:p>3650678</text:p>
          </table:table-cell>
          <table:table-cell office:value-type="float" office:value="4596785" calcext:value-type="float">
            <text:p>4596785</text:p>
          </table:table-cell>
          <table:table-cell office:value-type="float" office:value="5718232" calcext:value-type="float">
            <text:p>5718232</text:p>
          </table:table-cell>
          <table:table-cell office:value-type="float" office:value="7026358" calcext:value-type="float">
            <text:p>7026358</text:p>
          </table:table-cell>
        </table:table-row>
        <table:table-row table:style-name="ro2">
          <table:table-cell office:value-type="string" calcext:value-type="string">
            <text:p><text:a xlink:href="javascript:sym(5524)" xlink:type="simple">Shēnzhèn</text:a> (incl. Bǎo'ā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深圳市</text:p>
          </table:table-cell>
          <table:table-cell office:value-type="string" calcext:value-type="string">
            <text:p>GD</text:p>
          </table:table-cell>
          <table:table-cell office:value-type="float" office:value="1081621" calcext:value-type="float">
            <text:p>1081621</text:p>
          </table:table-cell>
          <table:table-cell office:value-type="float" office:value="6480340" calcext:value-type="float">
            <text:p>6480340</text:p>
          </table:table-cell>
          <table:table-cell office:value-type="float" office:value="10358381" calcext:value-type="float">
            <text:p>10358381</text:p>
          </table:table-cell>
          <table:table-cell office:value-type="float" office:value="17444609" calcext:value-type="float">
            <text:p>17444609</text:p>
          </table:table-cell>
        </table:table-row>
        <table:table-row table:style-name="ro6">
          <table:table-cell office:value-type="string" calcext:value-type="string">
            <text:p><text:a xlink:href="javascript:sym(5526)" xlink:type="simple">Shíjiāzhuāng</text:a> (incl. Luánchéng, Lùquán, Găochéng) [Shijiazhu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石家庄市</text:p>
          </table:table-cell>
          <table:table-cell office:value-type="string" calcext:value-type="string">
            <text:p>HEB</text:p>
          </table:table-cell>
          <table:table-cell office:value-type="float" office:value="1112194" calcext:value-type="float">
            <text:p>1112194</text:p>
          </table:table-cell>
          <table:table-cell office:value-type="float" office:value="2268967" calcext:value-type="float">
            <text:p>2268967</text:p>
          </table:table-cell>
          <table:table-cell office:value-type="float" office:value="3317275" calcext:value-type="float">
            <text:p>3317275</text:p>
          </table:table-cell>
          <table:table-cell office:value-type="float" office:value="5090440" calcext:value-type="float">
            <text:p>5090440</text:p>
          </table:table-cell>
        </table:table-row>
        <table:table-row table:style-name="ro2">
          <table:table-cell office:value-type="string" calcext:value-type="string">
            <text:p><text:a xlink:href="javascript:sym(5528)" xlink:type="simple">Shíyàn</text:a> [Shiy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十堰市</text:p>
          </table:table-cell>
          <table:table-cell office:value-type="string" calcext:value-type="string">
            <text:p>HB</text:p>
          </table:table-cell>
          <table:table-cell office:value-type="float" office:value="333089" calcext:value-type="float">
            <text:p>333089</text:p>
          </table:table-cell>
          <table:table-cell office:value-type="float" office:value="535948" calcext:value-type="float">
            <text:p>535948</text:p>
          </table:table-cell>
          <table:table-cell office:value-type="float" office:value="724016" calcext:value-type="float">
            <text:p>724016</text:p>
          </table:table-cell>
          <table:table-cell office:value-type="float" office:value="954914" calcext:value-type="float">
            <text:p>954914</text:p>
          </table:table-cell>
        </table:table-row>
        <table:table-row table:style-name="ro2">
          <table:table-cell office:value-type="string" calcext:value-type="string">
            <text:p><text:a xlink:href="javascript:sym(25394)" xlink:type="simple">Shùyáng</text:a> [Shuyang]</text:p>
          </table:table-cell>
          <table:table-cell office:value-type="string" calcext:value-type="string">
            <text:p>Cnty</text:p>
          </table:table-cell>
          <table:table-cell office:value-type="string" calcext:value-type="string">
            <text:p>沭阳县</text:p>
          </table:table-cell>
          <table:table-cell office:value-type="string" calcext:value-type="string">
            <text:p>JS</text:p>
          </table:table-cell>
          <table:table-cell office:value-type="float" office:value="40183" calcext:value-type="float">
            <text:p>40183</text:p>
          </table:table-cell>
          <table:table-cell office:value-type="float" office:value="400027" calcext:value-type="float">
            <text:p>400027</text:p>
          </table:table-cell>
          <table:table-cell office:value-type="float" office:value="730810" calcext:value-type="float">
            <text:p>730810</text:p>
          </table:table-cell>
          <table:table-cell office:value-type="float" office:value="986247" calcext:value-type="float">
            <text:p>986247</text:p>
          </table:table-cell>
        </table:table-row>
        <table:table-row table:style-name="ro4">
          <table:table-cell office:value-type="string" calcext:value-type="string">
            <text:p><text:a xlink:href="javascript:sym(5534)" xlink:type="simple">Suìní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遂宁市</text:p>
          </table:table-cell>
          <table:table-cell office:value-type="string" calcext:value-type="string">
            <text:p>SC</text:p>
          </table:table-cell>
          <table:table-cell office:value-type="float" office:value="110609" calcext:value-type="float">
            <text:p>110609</text:p>
          </table:table-cell>
          <table:table-cell office:value-type="float" office:value="428262" calcext:value-type="float">
            <text:p>428262</text:p>
          </table:table-cell>
          <table:table-cell office:value-type="float" office:value="549826" calcext:value-type="float">
            <text:p>549826</text:p>
          </table:table-cell>
          <table:table-cell office:value-type="float" office:value="829356" calcext:value-type="float">
            <text:p>829356</text:p>
          </table:table-cell>
        </table:table-row>
        <table:table-row table:style-name="ro2">
          <table:table-cell office:value-type="string" calcext:value-type="string">
            <text:p><text:a xlink:href="javascript:sym(5536)" xlink:type="simple">Sùqiān</text:a> [Suqi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宿迁市</text:p>
          </table:table-cell>
          <table:table-cell office:value-type="string" calcext:value-type="string">
            <text:p>JS</text:p>
          </table:table-cell>
          <table:table-cell office:value-type="float" office:value="97724" calcext:value-type="float">
            <text:p>97724</text:p>
          </table:table-cell>
          <table:table-cell office:value-type="float" office:value="414408" calcext:value-type="float">
            <text:p>414408</text:p>
          </table:table-cell>
          <table:table-cell office:value-type="float" office:value="783376" calcext:value-type="float">
            <text:p>783376</text:p>
          </table:table-cell>
          <table:table-cell office:value-type="float" office:value="1081559" calcext:value-type="float">
            <text:p>1081559</text:p>
          </table:table-cell>
        </table:table-row>
        <table:table-row table:style-name="ro2">
          <table:table-cell office:value-type="string" calcext:value-type="string">
            <text:p><text:a xlink:href="javascript:sym(5538)" xlink:type="simple">Sùzhōu</text:a> [Su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宿州市</text:p>
          </table:table-cell>
          <table:table-cell office:value-type="string" calcext:value-type="string">
            <text:p>AH</text:p>
          </table:table-cell>
          <table:table-cell office:value-type="float" office:value="289798" calcext:value-type="float">
            <text:p>289798</text:p>
          </table:table-cell>
          <table:table-cell office:value-type="float" office:value="462165" calcext:value-type="float">
            <text:p>462165</text:p>
          </table:table-cell>
          <table:table-cell office:value-type="float" office:value="742685" calcext:value-type="float">
            <text:p>742685</text:p>
          </table:table-cell>
          <table:table-cell office:value-type="float" office:value="920722" calcext:value-type="float">
            <text:p>920722</text:p>
          </table:table-cell>
        </table:table-row>
        <table:table-row table:style-name="ro1">
          <table:table-cell office:value-type="string" calcext:value-type="string">
            <text:p><text:a xlink:href="javascript:sym(5537)" xlink:type="simple">Sūzhōu</text:a> (incl. Wújiāng, Wúzhōng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苏州市</text:p>
          </table:table-cell>
          <table:table-cell office:value-type="string" calcext:value-type="string">
            <text:p>JS</text:p>
          </table:table-cell>
          <table:table-cell office:value-type="float" office:value="872673" calcext:value-type="float">
            <text:p>872673</text:p>
          </table:table-cell>
          <table:table-cell office:value-type="float" office:value="2160907" calcext:value-type="float">
            <text:p>2160907</text:p>
          </table:table-cell>
          <table:table-cell office:value-type="float" office:value="4083923" calcext:value-type="float">
            <text:p>4083923</text:p>
          </table:table-cell>
          <table:table-cell office:value-type="float" office:value="5892892" calcext:value-type="float">
            <text:p>5892892</text:p>
          </table:table-cell>
        </table:table-row>
        <table:table-row table:style-name="ro4">
          <table:table-cell office:value-type="string" calcext:value-type="string">
            <text:p><text:a xlink:href="javascript:sym(5539)" xlink:type="simple">Tài'ān</text:a> [Tai'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泰安市</text:p>
          </table:table-cell>
          <table:table-cell office:value-type="string" calcext:value-type="string">
            <text:p>SD</text:p>
          </table:table-cell>
          <table:table-cell office:value-type="float" office:value="366443" calcext:value-type="float">
            <text:p>366443</text:p>
          </table:table-cell>
          <table:table-cell office:value-type="float" office:value="937761" calcext:value-type="float">
            <text:p>937761</text:p>
          </table:table-cell>
          <table:table-cell office:value-type="float" office:value="1123541" calcext:value-type="float">
            <text:p>1123541</text:p>
          </table:table-cell>
          <table:table-cell office:value-type="float" office:value="1416591" calcext:value-type="float">
            <text:p>1416591</text:p>
          </table:table-cell>
        </table:table-row>
        <table:table-row table:style-name="ro2">
          <table:table-cell office:value-type="string" calcext:value-type="string">
            <text:p><text:a xlink:href="javascript:sym(5540)" xlink:type="simple">Tàiyuán</text:a> [Taiyu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太原市</text:p>
          </table:table-cell>
          <table:table-cell office:value-type="string" calcext:value-type="string">
            <text:p>SX</text:p>
          </table:table-cell>
          <table:table-cell office:value-type="float" office:value="1577640" calcext:value-type="float">
            <text:p>1577640</text:p>
          </table:table-cell>
          <table:table-cell office:value-type="float" office:value="2538336" calcext:value-type="float">
            <text:p>2538336</text:p>
          </table:table-cell>
          <table:table-cell office:value-type="float" office:value="3154157" calcext:value-type="float">
            <text:p>3154157</text:p>
          </table:table-cell>
          <table:table-cell office:value-type="float" office:value="4303673" calcext:value-type="float">
            <text:p>4303673</text:p>
          </table:table-cell>
        </table:table-row>
        <table:table-row table:style-name="ro3">
          <table:table-cell office:value-type="string" calcext:value-type="string">
            <text:p><text:a xlink:href="javascript:sym(15596)" xlink:type="simple">Tàizhōu</text:a> (incl. Huángyán, Jiāngyàn) [Tai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泰州市</text:p>
          </table:table-cell>
          <table:table-cell office:value-type="string" calcext:value-type="string">
            <text:p>JS</text:p>
          </table:table-cell>
          <table:table-cell office:value-type="float" office:value="302991" calcext:value-type="float">
            <text:p>302991</text:p>
          </table:table-cell>
          <table:table-cell office:value-type="float" office:value="815981" calcext:value-type="float">
            <text:p>815981</text:p>
          </table:table-cell>
          <table:table-cell office:value-type="float" office:value="1053601" calcext:value-type="float">
            <text:p>1053601</text:p>
          </table:table-cell>
          <table:table-cell office:value-type="float" office:value="1348327" calcext:value-type="float">
            <text:p>1348327</text:p>
          </table:table-cell>
        </table:table-row>
        <table:table-row table:style-name="ro2">
          <table:table-cell office:value-type="string" calcext:value-type="string">
            <text:p><text:a xlink:href="javascript:sym(15606)" xlink:type="simple">Táizhōu</text:a> [Tai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台州市</text:p>
          </table:table-cell>
          <table:table-cell office:value-type="string" calcext:value-type="string">
            <text:p>ZJ</text:p>
          </table:table-cell>
          <table:table-cell office:value-type="float" office:value="125306" calcext:value-type="float">
            <text:p>125306</text:p>
          </table:table-cell>
          <table:table-cell office:value-type="float" office:value="1200809" calcext:value-type="float">
            <text:p>1200809</text:p>
          </table:table-cell>
          <table:table-cell office:value-type="float" office:value="1189276" calcext:value-type="float">
            <text:p>1189276</text:p>
          </table:table-cell>
          <table:table-cell office:value-type="float" office:value="1485502" calcext:value-type="float">
            <text:p>1485502</text:p>
          </table:table-cell>
        </table:table-row>
        <table:table-row table:style-name="ro5">
          <table:table-cell office:value-type="string" calcext:value-type="string">
            <text:p><text:a xlink:href="javascript:sym(5542)" xlink:type="simple">Tángshān</text:a> (incl. Fēngnán, Fēngrùn) [Tangsh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唐山市</text:p>
          </table:table-cell>
          <table:table-cell office:value-type="string" calcext:value-type="string">
            <text:p>HEB</text:p>
          </table:table-cell>
          <table:table-cell office:value-type="float" office:value="1088214" calcext:value-type="float">
            <text:p>1088214</text:p>
          </table:table-cell>
          <table:table-cell office:value-type="float" office:value="1660054" calcext:value-type="float">
            <text:p>1660054</text:p>
          </table:table-cell>
          <table:table-cell office:value-type="float" office:value="2128191" calcext:value-type="float">
            <text:p>2128191</text:p>
          </table:table-cell>
          <table:table-cell office:value-type="float" office:value="2549968" calcext:value-type="float">
            <text:p>2549968</text:p>
          </table:table-cell>
        </table:table-row>
        <table:table-row table:style-name="ro2">
          <table:table-cell office:value-type="string" calcext:value-type="string">
            <text:p><text:a xlink:href="javascript:sym(5544)" xlink:type="simple">Téngzhōu</text:a> [Teng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滕州市</text:p>
          </table:table-cell>
          <table:table-cell office:value-type="string" calcext:value-type="string">
            <text:p>SD</text:p>
          </table:table-cell>
          <table:table-cell office:value-type="float" office:value="175562" calcext:value-type="float">
            <text:p>175562</text:p>
          </table:table-cell>
          <table:table-cell office:value-type="float" office:value="506623" calcext:value-type="float">
            <text:p>506623</text:p>
          </table:table-cell>
          <table:table-cell office:value-type="float" office:value="783473" calcext:value-type="float">
            <text:p>783473</text:p>
          </table:table-cell>
          <table:table-cell office:value-type="float" office:value="937438" calcext:value-type="float">
            <text:p>937438</text:p>
          </table:table-cell>
        </table:table-row>
        <table:table-row table:style-name="ro2">
          <table:table-cell office:value-type="string" calcext:value-type="string">
            <text:p><text:a xlink:href="javascript:sym(5545)" xlink:type="simple">Tiānjīn</text:a> [Tientsi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天津市</text:p>
          </table:table-cell>
          <table:table-cell office:value-type="string" calcext:value-type="string">
            <text:p>TJ</text:p>
          </table:table-cell>
          <table:table-cell office:value-type="float" office:value="4719558" calcext:value-type="float">
            <text:p>4719558</text:p>
          </table:table-cell>
          <table:table-cell office:value-type="float" office:value="6922721" calcext:value-type="float">
            <text:p>6922721</text:p>
          </table:table-cell>
          <table:table-cell office:value-type="float" office:value="9735665" calcext:value-type="float">
            <text:p>9735665</text:p>
          </table:table-cell>
          <table:table-cell office:value-type="float" office:value="11052404" calcext:value-type="float">
            <text:p>11052404</text:p>
          </table:table-cell>
        </table:table-row>
        <table:table-row table:style-name="ro2">
          <table:table-cell office:value-type="string" calcext:value-type="string">
            <text:p><text:a xlink:href="javascript:sym(5547)" xlink:type="simple">Tiānshuĭ</text:a> [Tianshu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天水市</text:p>
          </table:table-cell>
          <table:table-cell office:value-type="string" calcext:value-type="string">
            <text:p>GS</text:p>
          </table:table-cell>
          <table:table-cell office:value-type="float" office:value="238374" calcext:value-type="float">
            <text:p>238374</text:p>
          </table:table-cell>
          <table:table-cell office:value-type="float" office:value="377370" calcext:value-type="float">
            <text:p>377370</text:p>
          </table:table-cell>
          <table:table-cell office:value-type="float" office:value="544441" calcext:value-type="float">
            <text:p>544441</text:p>
          </table:table-cell>
          <table:table-cell office:value-type="float" office:value="752900" calcext:value-type="float">
            <text:p>752900</text:p>
          </table:table-cell>
        </table:table-row>
        <table:table-row table:style-name="ro2">
          <table:table-cell office:value-type="string" calcext:value-type="string">
            <text:p><text:a xlink:href="javascript:sym(5556)" xlink:type="simple">Ürümqi</text:a> (Wūlŭmùqí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乌鲁木齐市</text:p>
          </table:table-cell>
          <table:table-cell office:value-type="string" calcext:value-type="string">
            <text:p>XJ</text:p>
          </table:table-cell>
          <table:table-cell office:value-type="float" office:value="1172018" calcext:value-type="float">
            <text:p>1172018</text:p>
          </table:table-cell>
          <table:table-cell office:value-type="float" office:value="1820740" calcext:value-type="float">
            <text:p>1820740</text:p>
          </table:table-cell>
          <table:table-cell office:value-type="float" office:value="2853398" calcext:value-type="float">
            <text:p>2853398</text:p>
          </table:table-cell>
          <table:table-cell office:value-type="float" office:value="3842560" calcext:value-type="float">
            <text:p>3842560</text:p>
          </table:table-cell>
        </table:table-row>
        <table:table-row table:style-name="ro1">
          <table:table-cell office:value-type="string" calcext:value-type="string">
            <text:p><text:a xlink:href="javascript:sym(5557)" xlink:type="simple">Wànzhōu</text:a> (Wànxiàn) [Wanzhou]</text:p>
          </table:table-cell>
          <table:table-cell office:value-type="string" calcext:value-type="string">
            <text:p>CDist</text:p>
          </table:table-cell>
          <table:table-cell office:value-type="string" calcext:value-type="string">
            <text:p>万州区</text:p>
          </table:table-cell>
          <table:table-cell office:value-type="string" calcext:value-type="string">
            <text:p>CQ</text:p>
          </table:table-cell>
          <table:table-cell office:value-type="float" office:value="207055" calcext:value-type="float">
            <text:p>207055</text:p>
          </table:table-cell>
          <table:table-cell office:value-type="float" office:value="574033" calcext:value-type="float">
            <text:p>574033</text:p>
          </table:table-cell>
          <table:table-cell office:value-type="float" office:value="859662" calcext:value-type="float">
            <text:p>859662</text:p>
          </table:table-cell>
          <table:table-cell office:value-type="float" office:value="1078149" calcext:value-type="float">
            <text:p>1078149</text:p>
          </table:table-cell>
        </table:table-row>
        <table:table-row table:style-name="ro2">
          <table:table-cell office:value-type="string" calcext:value-type="string">
            <text:p><text:a xlink:href="javascript:sym(5558)" xlink:type="simple">Wéifāng</text:a> [Weif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潍坊市</text:p>
          </table:table-cell>
          <table:table-cell office:value-type="string" calcext:value-type="string">
            <text:p>SD</text:p>
          </table:table-cell>
          <table:table-cell office:value-type="float" office:value="392644" calcext:value-type="float">
            <text:p>392644</text:p>
          </table:table-cell>
          <table:table-cell office:value-type="float" office:value="1263016" calcext:value-type="float">
            <text:p>1263016</text:p>
          </table:table-cell>
          <table:table-cell office:value-type="float" office:value="1261582" calcext:value-type="float">
            <text:p>1261582</text:p>
          </table:table-cell>
          <table:table-cell office:value-type="float" office:value="1998405" calcext:value-type="float">
            <text:p>1998405</text:p>
          </table:table-cell>
        </table:table-row>
        <table:table-row table:style-name="ro1">
          <table:table-cell office:value-type="string" calcext:value-type="string">
            <text:p><text:a xlink:href="javascript:sym(5559)" xlink:type="simple">Wēihăi</text:a> (incl. Wéndēng) [Weiha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威海市</text:p>
          </table:table-cell>
          <table:table-cell office:value-type="string" calcext:value-type="string">
            <text:p>SD</text:p>
          </table:table-cell>
          <table:table-cell office:value-type="float" office:value="231107" calcext:value-type="float">
            <text:p>231107</text:p>
          </table:table-cell>
          <table:table-cell office:value-type="float" office:value="759145" calcext:value-type="float">
            <text:p>759145</text:p>
          </table:table-cell>
          <table:table-cell office:value-type="float" office:value="1009491" calcext:value-type="float">
            <text:p>1009491</text:p>
          </table:table-cell>
          <table:table-cell office:value-type="float" office:value="1339645" calcext:value-type="float">
            <text:p>1339645</text:p>
          </table:table-cell>
        </table:table-row>
        <table:table-row table:style-name="ro4">
          <table:table-cell office:value-type="string" calcext:value-type="string">
            <text:p><text:a xlink:href="javascript:sym(15600)" xlink:type="simple">Wēnlĭ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温岭市</text:p>
          </table:table-cell>
          <table:table-cell office:value-type="string" calcext:value-type="string">
            <text:p>ZJ</text:p>
          </table:table-cell>
          <table:table-cell office:value-type="float" office:value="192696" calcext:value-type="float">
            <text:p>192696</text:p>
          </table:table-cell>
          <table:table-cell office:value-type="float" office:value="533810" calcext:value-type="float">
            <text:p>533810</text:p>
          </table:table-cell>
          <table:table-cell office:value-type="float" office:value="749013" calcext:value-type="float">
            <text:p>749013</text:p>
          </table:table-cell>
          <table:table-cell office:value-type="float" office:value="920913" calcext:value-type="float">
            <text:p>920913</text:p>
          </table:table-cell>
        </table:table-row>
        <table:table-row table:style-name="ro2">
          <table:table-cell office:value-type="string" calcext:value-type="string">
            <text:p><text:a xlink:href="javascript:sym(5562)" xlink:type="simple">Wēnzhōu</text:a> [Wen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温州市</text:p>
          </table:table-cell>
          <table:table-cell office:value-type="string" calcext:value-type="string">
            <text:p>ZJ</text:p>
          </table:table-cell>
          <table:table-cell office:value-type="float" office:value="456319" calcext:value-type="float">
            <text:p>456319</text:p>
          </table:table-cell>
          <table:table-cell office:value-type="float" office:value="1583387" calcext:value-type="float">
            <text:p>1583387</text:p>
          </table:table-cell>
          <table:table-cell office:value-type="float" office:value="2686825" calcext:value-type="float">
            <text:p>2686825</text:p>
          </table:table-cell>
          <table:table-cell office:value-type="float" office:value="2582017" calcext:value-type="float">
            <text:p>2582017</text:p>
          </table:table-cell>
        </table:table-row>
        <table:table-row table:style-name="ro6">
          <table:table-cell office:value-type="string" calcext:value-type="string">
            <text:p><text:a xlink:href="javascript:sym(5564)" xlink:type="simple">Wŭhàn</text:a> (incl. Hànyáng, Huángpí, Wŭchāng, Xīnzhōu) [Wuh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武汉市</text:p>
          </table:table-cell>
          <table:table-cell office:value-type="string" calcext:value-type="string">
            <text:p>HB</text:p>
          </table:table-cell>
          <table:table-cell office:value-type="float" office:value="3791622" calcext:value-type="float">
            <text:p>3791622</text:p>
          </table:table-cell>
          <table:table-cell office:value-type="float" office:value="6787482" calcext:value-type="float">
            <text:p>6787482</text:p>
          </table:table-cell>
          <table:table-cell office:value-type="float" office:value="7541527" calcext:value-type="float">
            <text:p>7541527</text:p>
          </table:table-cell>
          <table:table-cell office:value-type="float" office:value="10494879" calcext:value-type="float">
            <text:p>10494879</text:p>
          </table:table-cell>
        </table:table-row>
        <table:table-row table:style-name="ro4">
          <table:table-cell office:value-type="string" calcext:value-type="string">
            <text:p><text:a xlink:href="javascript:sym(5565)" xlink:type="simple">Wúhú</text:a> [Wuh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芜湖市</text:p>
          </table:table-cell>
          <table:table-cell office:value-type="string" calcext:value-type="string">
            <text:p>AH</text:p>
          </table:table-cell>
          <table:table-cell office:value-type="float" office:value="441999" calcext:value-type="float">
            <text:p>441999</text:p>
          </table:table-cell>
          <table:table-cell office:value-type="float" office:value="641259" calcext:value-type="float">
            <text:p>641259</text:p>
          </table:table-cell>
          <table:table-cell office:value-type="float" office:value="1108087" calcext:value-type="float">
            <text:p>1108087</text:p>
          </table:table-cell>
          <table:table-cell office:value-type="float" office:value="1598165" calcext:value-type="float">
            <text:p>1598165</text:p>
          </table:table-cell>
        </table:table-row>
        <table:table-row table:style-name="ro4">
          <table:table-cell office:value-type="string" calcext:value-type="string">
            <text:p><text:a xlink:href="javascript:sym(5567)" xlink:type="simple">Wúxī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无锡市</text:p>
          </table:table-cell>
          <table:table-cell office:value-type="string" calcext:value-type="string">
            <text:p>JS</text:p>
          </table:table-cell>
          <table:table-cell office:value-type="float" office:value="775702" calcext:value-type="float">
            <text:p>775702</text:p>
          </table:table-cell>
          <table:table-cell office:value-type="float" office:value="1872915" calcext:value-type="float">
            <text:p>1872915</text:p>
          </table:table-cell>
          <table:table-cell office:value-type="float" office:value="2757736" calcext:value-type="float">
            <text:p>2757736</text:p>
          </table:table-cell>
          <table:table-cell office:value-type="float" office:value="3956985" calcext:value-type="float">
            <text:p>3956985</text:p>
          </table:table-cell>
        </table:table-row>
        <table:table-row table:style-name="ro1">
          <table:table-cell office:value-type="string" calcext:value-type="string">
            <text:p><text:a xlink:href="javascript:sym(5569)" xlink:type="simple">Xiàmén</text:a> (Amoy) [Xiame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厦门市</text:p>
          </table:table-cell>
          <table:table-cell office:value-type="string" calcext:value-type="string">
            <text:p>FJ</text:p>
          </table:table-cell>
          <table:table-cell office:value-type="float" office:value="423796" calcext:value-type="float">
            <text:p>423796</text:p>
          </table:table-cell>
          <table:table-cell office:value-type="float" office:value="1454450" calcext:value-type="float">
            <text:p>1454450</text:p>
          </table:table-cell>
          <table:table-cell office:value-type="float" office:value="3119110" calcext:value-type="float">
            <text:p>3119110</text:p>
          </table:table-cell>
          <table:table-cell office:value-type="float" office:value="4617251" calcext:value-type="float">
            <text:p>4617251</text:p>
          </table:table-cell>
        </table:table-row>
        <table:table-row table:style-name="ro5">
          <table:table-cell office:value-type="string" calcext:value-type="string">
            <text:p><text:a xlink:href="javascript:sym(5570)" xlink:type="simple">Xī'ān</text:a> (incl. Cháng'ān, Líntóng, Hùyì, Gāolíng) [Si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西安市</text:p>
          </table:table-cell>
          <table:table-cell office:value-type="string" calcext:value-type="string">
            <text:p>SN</text:p>
          </table:table-cell>
          <table:table-cell office:value-type="float" office:value="2462461" calcext:value-type="float">
            <text:p>2462461</text:p>
          </table:table-cell>
          <table:table-cell office:value-type="float" office:value="3969200" calcext:value-type="float">
            <text:p>3969200</text:p>
          </table:table-cell>
          <table:table-cell office:value-type="float" office:value="5596083" calcext:value-type="float">
            <text:p>5596083</text:p>
          </table:table-cell>
          <table:table-cell office:value-type="float" office:value="9392938" calcext:value-type="float">
            <text:p>9392938</text:p>
          </table:table-cell>
        </table:table-row>
        <table:table-row table:style-name="ro2">
          <table:table-cell office:value-type="string" calcext:value-type="string">
            <text:p><text:a xlink:href="javascript:sym(5572)" xlink:type="simple">Xiāngtán</text:a> [Xiangt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湘潭市</text:p>
          </table:table-cell>
          <table:table-cell office:value-type="string" calcext:value-type="string">
            <text:p>HN</text:p>
          </table:table-cell>
          <table:table-cell office:value-type="float" office:value="456050" calcext:value-type="float">
            <text:p>456050</text:p>
          </table:table-cell>
          <table:table-cell office:value-type="float" office:value="707783" calcext:value-type="float">
            <text:p>707783</text:p>
          </table:table-cell>
          <table:table-cell office:value-type="float" office:value="903287" calcext:value-type="float">
            <text:p>903287</text:p>
          </table:table-cell>
          <table:table-cell office:value-type="float" office:value="978000" calcext:value-type="float">
            <text:p>978000</text:p>
          </table:table-cell>
        </table:table-row>
        <table:table-row table:style-name="ro1">
          <table:table-cell office:value-type="string" calcext:value-type="string">
            <text:p><text:a xlink:href="javascript:sym(5571)" xlink:type="simple">Xiāngyáng</text:a> (Xiāngfán) [Xiang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襄阳市</text:p>
          </table:table-cell>
          <table:table-cell office:value-type="string" calcext:value-type="string">
            <text:p>HB</text:p>
          </table:table-cell>
          <table:table-cell office:value-type="float" office:value="462113" calcext:value-type="float">
            <text:p>462113</text:p>
          </table:table-cell>
          <table:table-cell office:value-type="float" office:value="1204039" calcext:value-type="float">
            <text:p>1204039</text:p>
          </table:table-cell>
          <table:table-cell office:value-type="float" office:value="1433057" calcext:value-type="float">
            <text:p>1433057</text:p>
          </table:table-cell>
          <table:table-cell office:value-type="float" office:value="1686403" calcext:value-type="float">
            <text:p>1686403</text:p>
          </table:table-cell>
        </table:table-row>
        <table:table-row table:style-name="ro4">
          <table:table-cell office:value-type="string" calcext:value-type="string">
            <text:p><text:a xlink:href="javascript:sym(5574)" xlink:type="simple">Xiāntá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仙桃市</text:p>
          </table:table-cell>
          <table:table-cell office:value-type="string" calcext:value-type="string">
            <text:p>HB</text:p>
          </table:table-cell>
          <table:table-cell office:value-type="float" office:value="297446" calcext:value-type="float">
            <text:p>297446</text:p>
          </table:table-cell>
          <table:table-cell office:value-type="float" office:value="518807" calcext:value-type="float">
            <text:p>518807</text:p>
          </table:table-cell>
          <table:table-cell office:value-type="float" office:value="553029" calcext:value-type="float">
            <text:p>553029</text:p>
          </table:table-cell>
          <table:table-cell office:value-type="float" office:value="752155" calcext:value-type="float">
            <text:p>752155</text:p>
          </table:table-cell>
        </table:table-row>
        <table:table-row table:style-name="ro4">
          <table:table-cell office:value-type="string" calcext:value-type="string">
            <text:p><text:a xlink:href="javascript:sym(5575)" xlink:type="simple">Xiányá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咸阳市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685272" calcext:value-type="float">
            <text:p>685272</text:p>
          </table:table-cell>
          <table:table-cell office:value-type="float" office:value="730704" calcext:value-type="float">
            <text:p>730704</text:p>
          </table:table-cell>
          <table:table-cell office:value-type="float" office:value="1192776" calcext:value-type="float">
            <text:p>1192776</text:p>
          </table:table-cell>
        </table:table-row>
        <table:table-row table:style-name="ro4">
          <table:table-cell office:value-type="string" calcext:value-type="string">
            <text:p><text:a xlink:href="javascript:sym(5576)" xlink:type="simple">Xiàogă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孝感市</text:p>
          </table:table-cell>
          <table:table-cell office:value-type="string" calcext:value-type="string">
            <text:p>HB</text:p>
          </table:table-cell>
          <table:table-cell office:value-type="float" office:value="193461" calcext:value-type="float">
            <text:p>193461</text:p>
          </table:table-cell>
          <table:table-cell office:value-type="float" office:value="427881" calcext:value-type="float">
            <text:p>427881</text:p>
          </table:table-cell>
          <table:table-cell office:value-type="float" office:value="582403" calcext:value-type="float">
            <text:p>582403</text:p>
          </table:table-cell>
          <table:table-cell office:value-type="float" office:value="742452" calcext:value-type="float">
            <text:p>742452</text:p>
          </table:table-cell>
        </table:table-row>
        <table:table-row table:style-name="ro3">
          <table:table-cell office:value-type="string" calcext:value-type="string">
            <text:p><text:a xlink:href="javascript:sym(5581)" xlink:type="simple">Xíngtái</text:a> (incl. Nèiqiū, Rènxiàn) [Xingta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邢台市</text:p>
          </table:table-cell>
          <table:table-cell office:value-type="string" calcext:value-type="string">
            <text:p>HEB</text:p>
          </table:table-cell>
          <table:table-cell office:value-type="float" office:value="345111" calcext:value-type="float">
            <text:p>345111</text:p>
          </table:table-cell>
          <table:table-cell office:value-type="float" office:value="597713" calcext:value-type="float">
            <text:p>597713</text:p>
          </table:table-cell>
          <table:table-cell office:value-type="float" office:value="1060749" calcext:value-type="float">
            <text:p>1060749</text:p>
          </table:table-cell>
          <table:table-cell office:value-type="float" office:value="1480754" calcext:value-type="float">
            <text:p>1480754</text:p>
          </table:table-cell>
        </table:table-row>
        <table:table-row table:style-name="ro1">
          <table:table-cell office:value-type="string" calcext:value-type="string">
            <text:p><text:a xlink:href="javascript:sym(5582)" xlink:type="simple">Xīníng</text:a> (incl. Huángzhōng) [Xin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西宁市</text:p>
          </table:table-cell>
          <table:table-cell office:value-type="string" calcext:value-type="string">
            <text:p>QH</text:p>
          </table:table-cell>
          <table:table-cell office:value-type="float" office:value="621533" calcext:value-type="float">
            <text:p>621533</text:p>
          </table:table-cell>
          <table:table-cell office:value-type="float" office:value="981059" calcext:value-type="float">
            <text:p>981059</text:p>
          </table:table-cell>
          <table:table-cell office:value-type="float" office:value="1227209" calcext:value-type="float">
            <text:p>1227209</text:p>
          </table:table-cell>
          <table:table-cell office:value-type="float" office:value="1677177" calcext:value-type="float">
            <text:p>1677177</text:p>
          </table:table-cell>
        </table:table-row>
        <table:table-row table:style-name="ro4">
          <table:table-cell office:value-type="string" calcext:value-type="string">
            <text:p><text:a xlink:href="javascript:sym(5583)" xlink:type="simple">Xīntà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新泰市</text:p>
          </table:table-cell>
          <table:table-cell office:value-type="string" calcext:value-type="string">
            <text:p>SD</text:p>
          </table:table-cell>
          <table:table-cell office:value-type="float" office:value="340059" calcext:value-type="float">
            <text:p>340059</text:p>
          </table:table-cell>
          <table:table-cell office:value-type="float" office:value="471084" calcext:value-type="float">
            <text:p>471084</text:p>
          </table:table-cell>
          <table:table-cell office:value-type="float" office:value="672207" calcext:value-type="float">
            <text:p>672207</text:p>
          </table:table-cell>
          <table:table-cell office:value-type="float" office:value="774715" calcext:value-type="float">
            <text:p>774715</text:p>
          </table:table-cell>
        </table:table-row>
        <table:table-row table:style-name="ro2">
          <table:table-cell office:value-type="string" calcext:value-type="string">
            <text:p><text:a xlink:href="javascript:sym(5584)" xlink:type="simple">Xīnxiāng</text:a> [Xinxi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新乡市</text:p>
          </table:table-cell>
          <table:table-cell office:value-type="string" calcext:value-type="string">
            <text:p>HEN</text:p>
          </table:table-cell>
          <table:table-cell office:value-type="float" office:value="450347" calcext:value-type="float">
            <text:p>450347</text:p>
          </table:table-cell>
          <table:table-cell office:value-type="float" office:value="775941" calcext:value-type="float">
            <text:p>775941</text:p>
          </table:table-cell>
          <table:table-cell office:value-type="float" office:value="918078" calcext:value-type="float">
            <text:p>918078</text:p>
          </table:table-cell>
          <table:table-cell office:value-type="float" office:value="1271350" calcext:value-type="float">
            <text:p>1271350</text:p>
          </table:table-cell>
        </table:table-row>
        <table:table-row table:style-name="ro2">
          <table:table-cell office:value-type="string" calcext:value-type="string">
            <text:p><text:a xlink:href="javascript:sym(5585)" xlink:type="simple">Xìnyáng</text:a> [Xin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信阳市</text:p>
          </table:table-cell>
          <table:table-cell office:value-type="string" calcext:value-type="string">
            <text:p>HEN</text:p>
          </table:table-cell>
          <table:table-cell office:value-type="float" office:value="170026" calcext:value-type="float">
            <text:p>170026</text:p>
          </table:table-cell>
          <table:table-cell office:value-type="float" office:value="485996" calcext:value-type="float">
            <text:p>485996</text:p>
          </table:table-cell>
          <table:table-cell office:value-type="float" office:value="625302" calcext:value-type="float">
            <text:p>625302</text:p>
          </table:table-cell>
          <table:table-cell office:value-type="float" office:value="1014843" calcext:value-type="float">
            <text:p>1014843</text:p>
          </table:table-cell>
        </table:table-row>
        <table:table-row table:style-name="ro4">
          <table:table-cell office:value-type="string" calcext:value-type="string">
            <text:p><text:a xlink:href="javascript:sym(20519)" xlink:type="simple">Xīnzhè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新郑市</text:p>
          </table:table-cell>
          <table:table-cell office:value-type="string" calcext:value-type="string">
            <text:p>HEN</text:p>
          </table:table-cell>
          <table:table-cell office:value-type="float" office:value="18790" calcext:value-type="float">
            <text:p>18790</text:p>
          </table:table-cell>
          <table:table-cell office:value-type="float" office:value="251630" calcext:value-type="float">
            <text:p>251630</text:p>
          </table:table-cell>
          <table:table-cell office:value-type="float" office:value="337356" calcext:value-type="float">
            <text:p>337356</text:p>
          </table:table-cell>
          <table:table-cell office:value-type="float" office:value="787544" calcext:value-type="float">
            <text:p>787544</text:p>
          </table:table-cell>
        </table:table-row>
        <table:table-row table:style-name="ro2">
          <table:table-cell office:value-type="string" calcext:value-type="string">
            <text:p><text:a xlink:href="javascript:sym(5588)" xlink:type="simple">Xŭchāng</text:a> [Xuch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许昌市</text:p>
          </table:table-cell>
          <table:table-cell office:value-type="string" calcext:value-type="string">
            <text:p>HEN</text:p>
          </table:table-cell>
          <table:table-cell office:value-type="float" office:value="224088" calcext:value-type="float">
            <text:p>224088</text:p>
          </table:table-cell>
          <table:table-cell office:value-type="float" office:value="430462" calcext:value-type="float">
            <text:p>430462</text:p>
          </table:table-cell>
          <table:table-cell office:value-type="float" office:value="674509" calcext:value-type="float">
            <text:p>674509</text:p>
          </table:table-cell>
          <table:table-cell office:value-type="float" office:value="850403" calcext:value-type="float">
            <text:p>850403</text:p>
          </table:table-cell>
        </table:table-row>
        <table:table-row table:style-name="ro1">
          <table:table-cell office:value-type="string" calcext:value-type="string">
            <text:p><text:a xlink:href="javascript:sym(5589)" xlink:type="simple">Xúzhōu</text:a> (incl. Tóngshān) [Xu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徐州市</text:p>
          </table:table-cell>
          <table:table-cell office:value-type="string" calcext:value-type="string">
            <text:p>JS</text:p>
          </table:table-cell>
          <table:table-cell office:value-type="float" office:value="809384" calcext:value-type="float">
            <text:p>809384</text:p>
          </table:table-cell>
          <table:table-cell office:value-type="float" office:value="1623307" calcext:value-type="float">
            <text:p>1623307</text:p>
          </table:table-cell>
          <table:table-cell office:value-type="float" office:value="2214795" calcext:value-type="float">
            <text:p>2214795</text:p>
          </table:table-cell>
          <table:table-cell office:value-type="float" office:value="2845552" calcext:value-type="float">
            <text:p>2845552</text:p>
          </table:table-cell>
        </table:table-row>
        <table:table-row table:style-name="ro2">
          <table:table-cell office:value-type="string" calcext:value-type="string">
            <text:p><text:a xlink:href="javascript:sym(5592)" xlink:type="simple">Yánchéng</text:a> [Yanche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盐城市</text:p>
          </table:table-cell>
          <table:table-cell office:value-type="string" calcext:value-type="string">
            <text:p>JS</text:p>
          </table:table-cell>
          <table:table-cell office:value-type="float" office:value="293924" calcext:value-type="float">
            <text:p>293924</text:p>
          </table:table-cell>
          <table:table-cell office:value-type="float" office:value="933832" calcext:value-type="float">
            <text:p>933832</text:p>
          </table:table-cell>
          <table:table-cell office:value-type="float" office:value="1136826" calcext:value-type="float">
            <text:p>1136826</text:p>
          </table:table-cell>
          <table:table-cell office:value-type="float" office:value="1353475" calcext:value-type="float">
            <text:p>1353475</text:p>
          </table:table-cell>
        </table:table-row>
        <table:table-row table:style-name="ro1">
          <table:table-cell office:value-type="string" calcext:value-type="string">
            <text:p><text:a xlink:href="javascript:sym(5593)" xlink:type="simple">Yángjiāng</text:a> (incl. Yángdōng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阳江市</text:p>
          </table:table-cell>
          <table:table-cell office:value-type="string" calcext:value-type="string">
            <text:p>GD</text:p>
          </table:table-cell>
          <table:table-cell office:value-type="float" office:value="341985" calcext:value-type="float">
            <text:p>341985</text:p>
          </table:table-cell>
          <table:table-cell office:value-type="float" office:value="533862" calcext:value-type="float">
            <text:p>533862</text:p>
          </table:table-cell>
          <table:table-cell office:value-type="float" office:value="692540" calcext:value-type="float">
            <text:p>692540</text:p>
          </table:table-cell>
          <table:table-cell office:value-type="float" office:value="859595" calcext:value-type="float">
            <text:p>859595</text:p>
          </table:table-cell>
        </table:table-row>
        <table:table-row table:style-name="ro1">
          <table:table-cell office:value-type="string" calcext:value-type="string">
            <text:p><text:a xlink:href="javascript:sym(5595)" xlink:type="simple">Yángzhōu</text:a> (incl. Jiāngdū) [Yang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扬州市</text:p>
          </table:table-cell>
          <table:table-cell office:value-type="string" calcext:value-type="string">
            <text:p>JS</text:p>
          </table:table-cell>
          <table:table-cell office:value-type="float" office:value="387785" calcext:value-type="float">
            <text:p>387785</text:p>
          </table:table-cell>
          <table:table-cell office:value-type="float" office:value="1249112" calcext:value-type="float">
            <text:p>1249112</text:p>
          </table:table-cell>
          <table:table-cell office:value-type="float" office:value="1584237" calcext:value-type="float">
            <text:p>1584237</text:p>
          </table:table-cell>
          <table:table-cell office:value-type="float" office:value="2067254" calcext:value-type="float">
            <text:p>2067254</text:p>
          </table:table-cell>
        </table:table-row>
        <table:table-row table:style-name="ro2">
          <table:table-cell office:value-type="string" calcext:value-type="string">
            <text:p><text:a xlink:href="javascript:sym(5597)" xlink:type="simple">Yāntái</text:a> [Yanta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烟台市</text:p>
          </table:table-cell>
          <table:table-cell office:value-type="string" calcext:value-type="string">
            <text:p>SD</text:p>
          </table:table-cell>
          <table:table-cell office:value-type="float" office:value="422282" calcext:value-type="float">
            <text:p>422282</text:p>
          </table:table-cell>
          <table:table-cell office:value-type="float" office:value="1261476" calcext:value-type="float">
            <text:p>1261476</text:p>
          </table:table-cell>
          <table:table-cell office:value-type="float" office:value="1797861" calcext:value-type="float">
            <text:p>1797861</text:p>
          </table:table-cell>
          <table:table-cell office:value-type="float" office:value="2311885" calcext:value-type="float">
            <text:p>2311885</text:p>
          </table:table-cell>
        </table:table-row>
        <table:table-row table:style-name="ro1">
          <table:table-cell office:value-type="string" calcext:value-type="string">
            <text:p><text:a xlink:href="javascript:sym(5598)" xlink:type="simple">Yíbīn</text:a> (incl. Xùzhōu) [Yibi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宜宾市</text:p>
          </table:table-cell>
          <table:table-cell office:value-type="string" calcext:value-type="string">
            <text:p>SC</text:p>
          </table:table-cell>
          <table:table-cell office:value-type="float" office:value="255383" calcext:value-type="float">
            <text:p>255383</text:p>
          </table:table-cell>
          <table:table-cell office:value-type="float" office:value="561636" calcext:value-type="float">
            <text:p>561636</text:p>
          </table:table-cell>
          <table:table-cell office:value-type="float" office:value="708447" calcext:value-type="float">
            <text:p>708447</text:p>
          </table:table-cell>
          <table:table-cell office:value-type="float" office:value="1100737" calcext:value-type="float">
            <text:p>1100737</text:p>
          </table:table-cell>
        </table:table-row>
        <table:table-row table:style-name="ro2">
          <table:table-cell office:value-type="string" calcext:value-type="string">
            <text:p><text:a xlink:href="javascript:sym(5599)" xlink:type="simple">Yíchāng</text:a> [Yich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宜昌市</text:p>
          </table:table-cell>
          <table:table-cell office:value-type="string" calcext:value-type="string">
            <text:p>HB</text:p>
          </table:table-cell>
          <table:table-cell office:value-type="float" office:value="412605" calcext:value-type="float">
            <text:p>412605</text:p>
          </table:table-cell>
          <table:table-cell office:value-type="float" office:value="869092" calcext:value-type="float">
            <text:p>869092</text:p>
          </table:table-cell>
          <table:table-cell office:value-type="float" office:value="1049363" calcext:value-type="float">
            <text:p>1049363</text:p>
          </table:table-cell>
          <table:table-cell office:value-type="float" office:value="1284305" calcext:value-type="float">
            <text:p>1284305</text:p>
          </table:table-cell>
        </table:table-row>
        <table:table-row table:style-name="ro2">
          <table:table-cell office:value-type="string" calcext:value-type="string">
            <text:p><text:a xlink:href="javascript:sym(5602)" xlink:type="simple">Yínchuān</text:a> [Yinchu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银川市</text:p>
          </table:table-cell>
          <table:table-cell office:value-type="string" calcext:value-type="string">
            <text:p>NX</text:p>
          </table:table-cell>
          <table:table-cell office:value-type="float" office:value="383654" calcext:value-type="float">
            <text:p>383654</text:p>
          </table:table-cell>
          <table:table-cell office:value-type="float" office:value="578362" calcext:value-type="float">
            <text:p>578362</text:p>
          </table:table-cell>
          <table:table-cell office:value-type="float" office:value="1159457" calcext:value-type="float">
            <text:p>1159457</text:p>
          </table:table-cell>
          <table:table-cell office:value-type="float" office:value="1662968" calcext:value-type="float">
            <text:p>1662968</text:p>
          </table:table-cell>
        </table:table-row>
        <table:table-row table:style-name="ro4">
          <table:table-cell office:value-type="string" calcext:value-type="string">
            <text:p><text:a xlink:href="javascript:sym(20561)" xlink:type="simple">Yìwū</text:a> [Yiw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义乌市</text:p>
          </table:table-cell>
          <table:table-cell office:value-type="string" calcext:value-type="string">
            <text:p>ZJ</text:p>
          </table:table-cell>
          <table:table-cell office:value-type="float" office:value="114258" calcext:value-type="float">
            <text:p>114258</text:p>
          </table:table-cell>
          <table:table-cell office:value-type="float" office:value="560317" calcext:value-type="float">
            <text:p>560317</text:p>
          </table:table-cell>
          <table:table-cell office:value-type="float" office:value="878903" calcext:value-type="float">
            <text:p>878903</text:p>
          </table:table-cell>
          <table:table-cell office:value-type="float" office:value="1481384" calcext:value-type="float">
            <text:p>1481384</text:p>
          </table:table-cell>
        </table:table-row>
        <table:table-row table:style-name="ro2">
          <table:table-cell office:value-type="string" calcext:value-type="string">
            <text:p><text:a xlink:href="javascript:sym(5605)" xlink:type="simple">Yíxīng</text:a> [Yix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宜兴市</text:p>
          </table:table-cell>
          <table:table-cell office:value-type="string" calcext:value-type="string">
            <text:p>JS</text:p>
          </table:table-cell>
          <table:table-cell office:value-type="float" office:value="138465" calcext:value-type="float">
            <text:p>138465</text:p>
          </table:table-cell>
          <table:table-cell office:value-type="float" office:value="534600" calcext:value-type="float">
            <text:p>534600</text:p>
          </table:table-cell>
          <table:table-cell office:value-type="float" office:value="710497" calcext:value-type="float">
            <text:p>710497</text:p>
          </table:table-cell>
          <table:table-cell office:value-type="float" office:value="889871" calcext:value-type="float">
            <text:p>889871</text:p>
          </table:table-cell>
        </table:table-row>
        <table:table-row table:style-name="ro2">
          <table:table-cell office:value-type="string" calcext:value-type="string">
            <text:p><text:a xlink:href="javascript:sym(5606)" xlink:type="simple">Yìyáng</text:a> [Yi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益阳市</text:p>
          </table:table-cell>
          <table:table-cell office:value-type="string" calcext:value-type="string">
            <text:p>HN</text:p>
          </table:table-cell>
          <table:table-cell office:value-type="float" office:value="190680" calcext:value-type="float">
            <text:p>190680</text:p>
          </table:table-cell>
          <table:table-cell office:value-type="float" office:value="707739" calcext:value-type="float">
            <text:p>707739</text:p>
          </table:table-cell>
          <table:table-cell office:value-type="float" office:value="697607" calcext:value-type="float">
            <text:p>697607</text:p>
          </table:table-cell>
          <table:table-cell office:value-type="float" office:value="758408" calcext:value-type="float">
            <text:p>758408</text:p>
          </table:table-cell>
        </table:table-row>
        <table:table-row table:style-name="ro4">
          <table:table-cell office:value-type="string" calcext:value-type="string">
            <text:p><text:a xlink:href="javascript:sym(15900)" xlink:type="simple">Yŏngchuān</text:a></text:p>
          </table:table-cell>
          <table:table-cell office:value-type="string" calcext:value-type="string">
            <text:p>CDist</text:p>
          </table:table-cell>
          <table:table-cell office:value-type="string" calcext:value-type="string">
            <text:p>永川区</text:p>
          </table:table-cell>
          <table:table-cell office:value-type="string" calcext:value-type="string">
            <text:p>CQ</text:p>
          </table:table-cell>
          <table:table-cell office:value-type="float" office:value="98100" calcext:value-type="float">
            <text:p>98100</text:p>
          </table:table-cell>
          <table:table-cell office:value-type="float" office:value="362379" calcext:value-type="float">
            <text:p>362379</text:p>
          </table:table-cell>
          <table:table-cell office:value-type="float" office:value="582769" calcext:value-type="float">
            <text:p>582769</text:p>
          </table:table-cell>
          <table:table-cell office:value-type="float" office:value="803458" calcext:value-type="float">
            <text:p>803458</text:p>
          </table:table-cell>
        </table:table-row>
        <table:table-row table:style-name="ro4">
          <table:table-cell office:value-type="string" calcext:value-type="string">
            <text:p><text:a xlink:href="javascript:sym(15615)" xlink:type="simple">Yuèqī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乐清市</text:p>
          </table:table-cell>
          <table:table-cell office:value-type="string" calcext:value-type="string">
            <text:p>ZJ</text:p>
          </table:table-cell>
          <table:table-cell office:value-type="float" office:value="251208" calcext:value-type="float">
            <text:p>251208</text:p>
          </table:table-cell>
          <table:table-cell office:value-type="float" office:value="488980" calcext:value-type="float">
            <text:p>488980</text:p>
          </table:table-cell>
          <table:table-cell office:value-type="float" office:value="725972" calcext:value-type="float">
            <text:p>725972</text:p>
          </table:table-cell>
          <table:table-cell office:value-type="float" office:value="949585" calcext:value-type="float">
            <text:p>949585</text:p>
          </table:table-cell>
        </table:table-row>
        <table:table-row table:style-name="ro2">
          <table:table-cell office:value-type="string" calcext:value-type="string">
            <text:p><text:a xlink:href="javascript:sym(5611)" xlink:type="simple">Yuèyáng</text:a> [Yue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岳阳市</text:p>
          </table:table-cell>
          <table:table-cell office:value-type="string" calcext:value-type="string">
            <text:p>HN</text:p>
          </table:table-cell>
          <table:table-cell office:value-type="float" office:value="304565" calcext:value-type="float">
            <text:p>304565</text:p>
          </table:table-cell>
          <table:table-cell office:value-type="float" office:value="845109" calcext:value-type="float">
            <text:p>845109</text:p>
          </table:table-cell>
          <table:table-cell office:value-type="float" office:value="924099" calcext:value-type="float">
            <text:p>924099</text:p>
          </table:table-cell>
          <table:table-cell office:value-type="float" office:value="1125448" calcext:value-type="float">
            <text:p>1125448</text:p>
          </table:table-cell>
        </table:table-row>
        <table:table-row table:style-name="ro4">
          <table:table-cell office:value-type="string" calcext:value-type="string">
            <text:p><text:a xlink:href="javascript:sym(5612)" xlink:type="simple">Yùlín</text:a> [Yuli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玉林市</text:p>
          </table:table-cell>
          <table:table-cell office:value-type="string" calcext:value-type="string">
            <text:p>GX</text:p>
          </table:table-cell>
          <table:table-cell office:value-type="float" office:value="139865" calcext:value-type="float">
            <text:p>139865</text:p>
          </table:table-cell>
          <table:table-cell office:value-type="float" office:value="488183" calcext:value-type="float">
            <text:p>488183</text:p>
          </table:table-cell>
          <table:table-cell office:value-type="float" office:value="547924" calcext:value-type="float">
            <text:p>547924</text:p>
          </table:table-cell>
          <table:table-cell office:value-type="float" office:value="877561" calcext:value-type="float">
            <text:p>877561</text:p>
          </table:table-cell>
        </table:table-row>
        <table:table-row table:style-name="ro4">
          <table:table-cell office:value-type="string" calcext:value-type="string">
            <text:p><text:a xlink:href="javascript:sym(5616)" xlink:type="simple">Yúyá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余姚市</text:p>
          </table:table-cell>
          <table:table-cell office:value-type="string" calcext:value-type="string">
            <text:p>ZJ</text:p>
          </table:table-cell>
          <table:table-cell office:value-type="float" office:value="177268" calcext:value-type="float">
            <text:p>177268</text:p>
          </table:table-cell>
          <table:table-cell office:value-type="float" office:value="348812" calcext:value-type="float">
            <text:p>348812</text:p>
          </table:table-cell>
          <table:table-cell office:value-type="float" office:value="672909" calcext:value-type="float">
            <text:p>672909</text:p>
          </table:table-cell>
          <table:table-cell office:value-type="float" office:value="1013866" calcext:value-type="float">
            <text:p>1013866</text:p>
          </table:table-cell>
        </table:table-row>
        <table:table-row table:style-name="ro2">
          <table:table-cell office:value-type="string" calcext:value-type="string">
            <text:p><text:a xlink:href="javascript:sym(5619)" xlink:type="simple">Zăozhuāng</text:a> [Zaozhu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枣庄市</text:p>
          </table:table-cell>
          <table:table-cell office:value-type="string" calcext:value-type="string">
            <text:p>SD</text:p>
          </table:table-cell>
          <table:table-cell office:value-type="float" office:value="302641" calcext:value-type="float">
            <text:p>302641</text:p>
          </table:table-cell>
          <table:table-cell office:value-type="float" office:value="883031" calcext:value-type="float">
            <text:p>883031</text:p>
          </table:table-cell>
          <table:table-cell office:value-type="float" office:value="980893" calcext:value-type="float">
            <text:p>980893</text:p>
          </table:table-cell>
          <table:table-cell office:value-type="float" office:value="1349883" calcext:value-type="float">
            <text:p>1349883</text:p>
          </table:table-cell>
        </table:table-row>
        <table:table-row table:style-name="ro4">
          <table:table-cell office:value-type="string" calcext:value-type="string">
            <text:p><text:a xlink:href="javascript:sym(12298)" xlink:type="simple">Zhāngjiāgă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张家港市</text:p>
          </table:table-cell>
          <table:table-cell office:value-type="string" calcext:value-type="string">
            <text:p>JS</text:p>
          </table:table-cell>
          <table:table-cell office:value-type="float" office:value="59091" calcext:value-type="float">
            <text:p>59091</text:p>
          </table:table-cell>
          <table:table-cell office:value-type="float" office:value="432352" calcext:value-type="float">
            <text:p>432352</text:p>
          </table:table-cell>
          <table:table-cell office:value-type="float" office:value="762625" calcext:value-type="float">
            <text:p>762625</text:p>
          </table:table-cell>
          <table:table-cell office:value-type="float" office:value="1055893" calcext:value-type="float">
            <text:p>1055893</text:p>
          </table:table-cell>
        </table:table-row>
        <table:table-row table:style-name="ro5">
          <table:table-cell office:value-type="string" calcext:value-type="string">
            <text:p><text:a xlink:href="javascript:sym(5620)" xlink:type="simple">Zhāngjiākŏu</text:a> (incl. Wànquán, Xuānhuà) [Zhangjiak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张家口市</text:p>
          </table:table-cell>
          <table:table-cell office:value-type="string" calcext:value-type="string">
            <text:p>HEB</text:p>
          </table:table-cell>
          <table:table-cell office:value-type="float" office:value="649380" calcext:value-type="float">
            <text:p>649380</text:p>
          </table:table-cell>
          <table:table-cell office:value-type="float" office:value="908364" calcext:value-type="float">
            <text:p>908364</text:p>
          </table:table-cell>
          <table:table-cell office:value-type="float" office:value="1180667" calcext:value-type="float">
            <text:p>1180667</text:p>
          </table:table-cell>
          <table:table-cell office:value-type="float" office:value="1339384" calcext:value-type="float">
            <text:p>1339384</text:p>
          </table:table-cell>
        </table:table-row>
        <table:table-row table:style-name="ro4">
          <table:table-cell office:value-type="string" calcext:value-type="string">
            <text:p><text:a xlink:href="javascript:sym(5621)" xlink:type="simple">Zhāngzhō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漳州市</text:p>
          </table:table-cell>
          <table:table-cell office:value-type="string" calcext:value-type="string">
            <text:p>FJ</text:p>
          </table:table-cell>
          <table:table-cell office:value-type="float" office:value="182012" calcext:value-type="float">
            <text:p>182012</text:p>
          </table:table-cell>
          <table:table-cell office:value-type="float" office:value="427250" calcext:value-type="float">
            <text:p>427250</text:p>
          </table:table-cell>
          <table:table-cell office:value-type="float" office:value="614700" calcext:value-type="float">
            <text:p>614700</text:p>
          </table:table-cell>
          <table:table-cell office:value-type="float" office:value="845286" calcext:value-type="float">
            <text:p>845286</text:p>
          </table:table-cell>
        </table:table-row>
        <table:table-row table:style-name="ro2">
          <table:table-cell office:value-type="string" calcext:value-type="string">
            <text:p><text:a xlink:href="javascript:sym(5622)" xlink:type="simple">Zhànjiāng</text:a> [Zhanji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湛江市</text:p>
          </table:table-cell>
          <table:table-cell office:value-type="string" calcext:value-type="string">
            <text:p>GD</text:p>
          </table:table-cell>
          <table:table-cell office:value-type="float" office:value="485833" calcext:value-type="float">
            <text:p>485833</text:p>
          </table:table-cell>
          <table:table-cell office:value-type="float" office:value="832273" calcext:value-type="float">
            <text:p>832273</text:p>
          </table:table-cell>
          <table:table-cell office:value-type="float" office:value="1038762" calcext:value-type="float">
            <text:p>1038762</text:p>
          </table:table-cell>
          <table:table-cell office:value-type="float" office:value="1400709" calcext:value-type="float">
            <text:p>1400709</text:p>
          </table:table-cell>
        </table:table-row>
        <table:table-row table:style-name="ro1">
          <table:table-cell office:value-type="string" calcext:value-type="string">
            <text:p><text:a xlink:href="javascript:sym(5624)" xlink:type="simple">Zhàoqìng</text:a> (incl. Gāoyào) [Zhaoqi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肇庆市</text:p>
          </table:table-cell>
          <table:table-cell office:value-type="string" calcext:value-type="string">
            <text:p>GD</text:p>
          </table:table-cell>
          <table:table-cell office:value-type="float" office:value="312373" calcext:value-type="float">
            <text:p>312373</text:p>
          </table:table-cell>
          <table:table-cell office:value-type="float" office:value="595296" calcext:value-type="float">
            <text:p>595296</text:p>
          </table:table-cell>
          <table:table-cell office:value-type="float" office:value="784642" calcext:value-type="float">
            <text:p>784642</text:p>
          </table:table-cell>
          <table:table-cell office:value-type="float" office:value="1035810" calcext:value-type="float">
            <text:p>1035810</text:p>
          </table:table-cell>
        </table:table-row>
        <table:table-row table:style-name="ro2">
          <table:table-cell office:value-type="string" calcext:value-type="string">
            <text:p><text:a xlink:href="javascript:sym(5625)" xlink:type="simple">Zhèngzhōu</text:a> [Zheng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郑州市</text:p>
          </table:table-cell>
          <table:table-cell office:value-type="string" calcext:value-type="string">
            <text:p>HEN</text:p>
          </table:table-cell>
          <table:table-cell office:value-type="float" office:value="1134174" calcext:value-type="float">
            <text:p>1134174</text:p>
          </table:table-cell>
          <table:table-cell office:value-type="float" office:value="2424010" calcext:value-type="float">
            <text:p>2424010</text:p>
          </table:table-cell>
          <table:table-cell office:value-type="float" office:value="3559789" calcext:value-type="float">
            <text:p>3559789</text:p>
          </table:table-cell>
          <table:table-cell office:value-type="float" office:value="6461013" calcext:value-type="float">
            <text:p>6461013</text:p>
          </table:table-cell>
        </table:table-row>
        <table:table-row table:style-name="ro2">
          <table:table-cell office:value-type="string" calcext:value-type="string">
            <text:p><text:a xlink:href="javascript:sym(5626)" xlink:type="simple">Zhènjiāng</text:a> [Zhenji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镇江市</text:p>
          </table:table-cell>
          <table:table-cell office:value-type="string" calcext:value-type="string">
            <text:p>JS</text:p>
          </table:table-cell>
          <table:table-cell office:value-type="float" office:value="328121" calcext:value-type="float">
            <text:p>328121</text:p>
          </table:table-cell>
          <table:table-cell office:value-type="float" office:value="764105" calcext:value-type="float">
            <text:p>764105</text:p>
          </table:table-cell>
          <table:table-cell office:value-type="float" office:value="950516" calcext:value-type="float">
            <text:p>950516</text:p>
          </table:table-cell>
          <table:table-cell office:value-type="float" office:value="1123813" calcext:value-type="float">
            <text:p>1123813</text:p>
          </table:table-cell>
        </table:table-row>
        <table:table-row table:style-name="ro4">
          <table:table-cell office:value-type="string" calcext:value-type="string">
            <text:p><text:a xlink:href="javascript:sym(5627)" xlink:type="simple">Zhōngshā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中山市</text:p>
          </table:table-cell>
          <table:table-cell office:value-type="string" calcext:value-type="string">
            <text:p>GD</text:p>
          </table:table-cell>
          <table:table-cell office:value-type="float" office:value="393353" calcext:value-type="float">
            <text:p>393353</text:p>
          </table:table-cell>
          <table:table-cell office:value-type="float" office:value="1434251" calcext:value-type="float">
            <text:p>1434251</text:p>
          </table:table-cell>
          <table:table-cell office:value-type="float" office:value="2740994" calcext:value-type="float">
            <text:p>2740994</text:p>
          </table:table-cell>
          <table:table-cell office:value-type="float" office:value="3841873" calcext:value-type="float">
            <text:p>3841873</text:p>
          </table:table-cell>
        </table:table-row>
        <table:table-row table:style-name="ro1">
          <table:table-cell office:value-type="string" calcext:value-type="string">
            <text:p><text:a xlink:href="javascript:sym(5631)" xlink:type="simple">Zhūhăi</text:a> (incl. Dòumén) [Zhuha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珠海市</text:p>
          </table:table-cell>
          <table:table-cell office:value-type="string" calcext:value-type="string">
            <text:p>GD</text:p>
          </table:table-cell>
          <table:table-cell office:value-type="float" office:value="269457" calcext:value-type="float">
            <text:p>269457</text:p>
          </table:table-cell>
          <table:table-cell office:value-type="float" office:value="1056169" calcext:value-type="float">
            <text:p>1056169</text:p>
          </table:table-cell>
          <table:table-cell office:value-type="float" office:value="1369538" calcext:value-type="float">
            <text:p>1369538</text:p>
          </table:table-cell>
          <table:table-cell office:value-type="float" office:value="2207090" calcext:value-type="float">
            <text:p>2207090</text:p>
          </table:table-cell>
        </table:table-row>
        <table:table-row table:style-name="ro4">
          <table:table-cell office:value-type="string" calcext:value-type="string">
            <text:p><text:a xlink:href="javascript:sym(15601)" xlink:type="simple">Zhūjì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诸暨市</text:p>
          </table:table-cell>
          <table:table-cell office:value-type="string" calcext:value-type="string">
            <text:p>ZJ</text:p>
          </table:table-cell>
          <table:table-cell office:value-type="float" office:value="127549" calcext:value-type="float">
            <text:p>127549</text:p>
          </table:table-cell>
          <table:table-cell office:value-type="float" office:value="469031" calcext:value-type="float">
            <text:p>469031</text:p>
          </table:table-cell>
          <table:table-cell office:value-type="float" office:value="606683" calcext:value-type="float">
            <text:p>606683</text:p>
          </table:table-cell>
          <table:table-cell office:value-type="float" office:value="762917" calcext:value-type="float">
            <text:p>762917</text:p>
          </table:table-cell>
        </table:table-row>
        <table:table-row table:style-name="ro2">
          <table:table-cell office:value-type="string" calcext:value-type="string">
            <text:p><text:a xlink:href="javascript:sym(5632)" xlink:type="simple">Zhùmădiàn</text:a> [Zhumadi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驻马店市</text:p>
          </table:table-cell>
          <table:table-cell office:value-type="string" calcext:value-type="string">
            <text:p>HEN</text:p>
          </table:table-cell>
          <table:table-cell office:value-type="float" office:value="119333" calcext:value-type="float">
            <text:p>119333</text:p>
          </table:table-cell>
          <table:table-cell office:value-type="float" office:value="274023" calcext:value-type="float">
            <text:p>274023</text:p>
          </table:table-cell>
          <table:table-cell office:value-type="float" office:value="447559" calcext:value-type="float">
            <text:p>447559</text:p>
          </table:table-cell>
          <table:table-cell office:value-type="float" office:value="754320" calcext:value-type="float">
            <text:p>754320</text:p>
          </table:table-cell>
        </table:table-row>
        <table:table-row table:style-name="ro2">
          <table:table-cell office:value-type="string" calcext:value-type="string">
            <text:p><text:a xlink:href="javascript:sym(5633)" xlink:type="simple">Zhūzhōu</text:a> [Zhuzho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株洲市</text:p>
          </table:table-cell>
          <table:table-cell office:value-type="string" calcext:value-type="string">
            <text:p>HN</text:p>
          </table:table-cell>
          <table:table-cell office:value-type="float" office:value="459650" calcext:value-type="float">
            <text:p>459650</text:p>
          </table:table-cell>
          <table:table-cell office:value-type="float" office:value="892771" calcext:value-type="float">
            <text:p>892771</text:p>
          </table:table-cell>
          <table:table-cell office:value-type="float" office:value="1093730" calcext:value-type="float">
            <text:p>1093730</text:p>
          </table:table-cell>
          <table:table-cell office:value-type="float" office:value="1510148" calcext:value-type="float">
            <text:p>1510148</text:p>
          </table:table-cell>
        </table:table-row>
        <table:table-row table:style-name="ro4">
          <table:table-cell office:value-type="string" calcext:value-type="string">
            <text:p><text:a xlink:href="javascript:sym(5634)" xlink:type="simple">Zībó</text:a> [Zibo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淄博市</text:p>
          </table:table-cell>
          <table:table-cell office:value-type="string" calcext:value-type="string">
            <text:p>SD</text:p>
          </table:table-cell>
          <table:table-cell office:value-type="float" office:value="776912" calcext:value-type="float">
            <text:p>776912</text:p>
          </table:table-cell>
          <table:table-cell office:value-type="float" office:value="1929403" calcext:value-type="float">
            <text:p>1929403</text:p>
          </table:table-cell>
          <table:table-cell office:value-type="float" office:value="2261717" calcext:value-type="float">
            <text:p>2261717</text:p>
          </table:table-cell>
          <table:table-cell office:value-type="float" office:value="2750312" calcext:value-type="float">
            <text:p>2750312</text:p>
          </table:table-cell>
        </table:table-row>
        <table:table-row table:style-name="ro2">
          <table:table-cell office:value-type="string" calcext:value-type="string">
            <text:p><text:a xlink:href="javascript:sym(5635)" xlink:type="simple">Zìgòng</text:a> [Zigo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自贡市</text:p>
          </table:table-cell>
          <table:table-cell office:value-type="string" calcext:value-type="string">
            <text:p>SC</text:p>
          </table:table-cell>
          <table:table-cell office:value-type="float" office:value="376891" calcext:value-type="float">
            <text:p>376891</text:p>
          </table:table-cell>
          <table:table-cell office:value-type="float" office:value="601010" calcext:value-type="float">
            <text:p>601010</text:p>
          </table:table-cell>
          <table:table-cell office:value-type="float" office:value="666204" calcext:value-type="float">
            <text:p>666204</text:p>
          </table:table-cell>
          <table:table-cell office:value-type="float" office:value="868565" calcext:value-type="float">
            <text:p>868565</text:p>
          </table:table-cell>
        </table:table-row>
        <table:table-row table:style-name="ro2">
          <table:table-cell office:value-type="string" calcext:value-type="string">
            <text:p><text:a xlink:href="javascript:sym(15695)" xlink:type="simple">Zōuchéng</text:a> (Zōuxià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邹城市</text:p>
          </table:table-cell>
          <table:table-cell office:value-type="string" calcext:value-type="string">
            <text:p>SD</text:p>
          </table:table-cell>
          <table:table-cell office:value-type="float" office:value="224375" calcext:value-type="float">
            <text:p>224375</text:p>
          </table:table-cell>
          <table:table-cell office:value-type="float" office:value="518486" calcext:value-type="float">
            <text:p>518486</text:p>
          </table:table-cell>
          <table:table-cell office:value-type="float" office:value="513418" calcext:value-type="float">
            <text:p>513418</text:p>
          </table:table-cell>
          <table:table-cell office:value-type="float" office:value="755941" calcext:value-type="float">
            <text:p>755941</text:p>
          </table:table-cell>
        </table:table-row>
        <table:table-row table:style-name="ro1">
          <table:table-cell office:value-type="string" calcext:value-type="string">
            <text:p><text:a xlink:href="javascript:sym(5637)" xlink:type="simple">Zūnyì</text:a> (incl. Bōzhōu) [Zuny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遵义市</text:p>
          </table:table-cell>
          <table:table-cell office:value-type="string" calcext:value-type="string">
            <text:p>GZ</text:p>
          </table:table-cell>
          <table:table-cell office:value-type="float" office:value="321211" calcext:value-type="float">
            <text:p>321211</text:p>
          </table:table-cell>
          <table:table-cell office:value-type="float" office:value="766100" calcext:value-type="float">
            <text:p>766100</text:p>
          </table:table-cell>
          <table:table-cell office:value-type="float" office:value="995311" calcext:value-type="float">
            <text:p>995311</text:p>
          </table:table-cell>
          <table:table-cell office:value-type="float" office:value="1675245" calcext:value-type="float">
            <text:p>1675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07:00:30.923884600</meta:creation-date>
    <dc:date>2025-04-15T07:00:42.066269600</dc:date>
    <meta:editing-duration>PT11S</meta:editing-duration>
    <meta:editing-cycles>1</meta:editing-cycles>
    <meta:document-statistic meta:table-count="1" meta:cell-count="1632" meta:object-count="0"/>
    <meta:generator>LibreOffice/25.2.2.2$Windows_X86_64 LibreOffice_project/7370d4be9e3cf6031a51beef54ff3bda878e3fac</meta:generator>
  </office:meta>
</office:document-meta>
</file>